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paragraph-rsid="0013f436"/>
    </style:style>
    <style:style style:name="P6" style:family="paragraph" style:parent-style-name="Text_20_body">
      <style:text-properties style:font-name="Times New Roman" officeooo:paragraph-rsid="00247325"/>
    </style:style>
    <style:style style:name="P7" style:family="paragraph" style:parent-style-name="Text_20_body">
      <style:text-properties style:font-name="Times New Roman" officeooo:paragraph-rsid="0026990d"/>
    </style:style>
    <style:style style:name="P8" style:family="paragraph" style:parent-style-name="Text_20_body">
      <style:text-properties style:font-name="Times New Roman" officeooo:paragraph-rsid="00291319"/>
    </style:style>
    <style:style style:name="P9" style:family="paragraph" style:parent-style-name="Text_20_body">
      <style:text-properties style:font-name="Times New Roman" officeooo:rsid="00273a07" officeooo:paragraph-rsid="00273a07"/>
    </style:style>
    <style:style style:name="P10" style:family="paragraph" style:parent-style-name="Text_20_body">
      <style:text-properties style:font-name="Times New Roman" officeooo:rsid="001a8d5c" officeooo:paragraph-rsid="001a8d5c"/>
    </style:style>
    <style:style style:name="P11" style:family="paragraph" style:parent-style-name="Text_20_body">
      <style:text-properties style:font-name="Times New Roman" officeooo:rsid="001b0e0b" officeooo:paragraph-rsid="001b0e0b"/>
    </style:style>
    <style:style style:name="P12" style:family="paragraph" style:parent-style-name="Text_20_body">
      <style:text-properties officeooo:rsid="001a8d5c" officeooo:paragraph-rsid="001a8d5c"/>
    </style:style>
    <style:style style:name="P13" style:family="paragraph" style:parent-style-name="Text_20_body">
      <style:text-properties officeooo:rsid="001a8d5c" officeooo:paragraph-rsid="00291319"/>
    </style:style>
    <style:style style:name="P14" style:family="paragraph" style:parent-style-name="Text_20_body">
      <style:text-properties officeooo:rsid="001a8d5c" officeooo:paragraph-rsid="002d6f58"/>
    </style:style>
    <style:style style:name="P15" style:family="paragraph" style:parent-style-name="Text_20_body">
      <style:text-properties fo:font-variant="normal" fo:text-transform="none" style:font-name="Times New Roman" officeooo:rsid="0022173b" officeooo:paragraph-rsid="0022173b"/>
    </style:style>
    <style:style style:name="P16" style:family="paragraph" style:parent-style-name="Text_20_body">
      <style:text-properties fo:font-variant="normal" fo:text-transform="none" style:font-name="Times New Roman" officeooo:rsid="0022173b" officeooo:paragraph-rsid="00159274"/>
    </style:style>
    <style:style style:name="P17" style:family="paragraph" style:parent-style-name="Text_20_body">
      <style:text-properties fo:font-variant="normal" fo:text-transform="none" style:font-name="Times New Roman" officeooo:rsid="001c11e6" officeooo:paragraph-rsid="001c11e6"/>
    </style:style>
    <style:style style:name="P18" style:family="paragraph" style:parent-style-name="Text_20_body">
      <style:text-properties officeooo:rsid="002d6f58" officeooo:paragraph-rsid="002d6f58" style:letter-kerning="true" style:font-name-asian="Times New Roman1"/>
    </style:style>
    <style:style style:name="P19" style:family="paragraph" style:parent-style-name="Text_20_body">
      <style:text-properties officeooo:paragraph-rsid="00336680"/>
    </style:style>
    <style:style style:name="P20" style:family="paragraph" style:parent-style-name="Heading_20_1">
      <style:paragraph-properties fo:break-before="page"/>
      <style:text-properties style:font-name="Times New Roman" officeooo:rsid="00127d25" officeooo:paragraph-rsid="00127d25"/>
    </style:style>
    <style:style style:name="P21" style:family="paragraph" style:parent-style-name="Heading_20_1">
      <style:paragraph-properties fo:break-before="page"/>
      <style:text-properties style:font-name="Times New Roman" officeooo:paragraph-rsid="00155a6f"/>
    </style:style>
    <style:style style:name="P22" style:family="paragraph" style:parent-style-name="Standard">
      <style:paragraph-properties fo:break-before="page" style:text-autospace="none"/>
      <style:text-properties fo:color="#000000" style:font-name="Helvetica" fo:font-size="12pt" officeooo:rsid="00212997" style:font-size-asian="12pt"/>
    </style:style>
    <style:style style:name="P23" style:family="paragraph" style:parent-style-name="Heading_20_1">
      <style:text-properties fo:font-variant="normal" fo:text-transform="none" style:font-name="Times New Roman" officeooo:rsid="00159274"/>
    </style:style>
    <style:style style:name="P24" style:family="paragraph" style:parent-style-name="Heading_20_1">
      <style:text-properties officeooo:rsid="001773f4"/>
    </style:style>
    <style:style style:name="P25" style:family="paragraph" style:parent-style-name="Heading_20_1">
      <style:text-properties style:font-name="Times New Roman" officeooo:paragraph-rsid="00155a6f"/>
    </style:style>
    <style:style style:name="P26" style:family="paragraph" style:parent-style-name="Heading_20_2">
      <style:text-properties style:font-name="Times New Roman"/>
    </style:style>
    <style:style style:name="P27" style:family="paragraph" style:parent-style-name="Heading_20_2">
      <style:text-properties style:font-name="Times New Roman" officeooo:rsid="001c11e6" officeooo:paragraph-rsid="001c11e6"/>
    </style:style>
    <style:style style:name="P28" style:family="paragraph" style:parent-style-name="Heading_20_2">
      <style:text-properties fo:font-variant="normal" fo:text-transform="none" style:font-name="Times New Roman" officeooo:rsid="00159274"/>
    </style:style>
    <style:style style:name="P29" style:family="paragraph" style:parent-style-name="Heading_20_2">
      <style:text-properties fo:font-variant="normal" fo:text-transform="none" officeooo:rsid="00159274"/>
    </style:style>
    <style:style style:name="P30" style:family="paragraph" style:parent-style-name="Heading_20_2">
      <style:text-properties fo:font-variant="normal" fo:text-transform="none" officeooo:rsid="00159274" officeooo:paragraph-rsid="00291319"/>
    </style:style>
    <style:style style:name="P31" style:family="paragraph" style:parent-style-name="Heading_20_2">
      <style:text-properties officeooo:paragraph-rsid="00212997"/>
    </style:style>
    <style:style style:name="P32" style:family="paragraph" style:parent-style-name="Standard">
      <style:text-properties style:font-name="Times New Roman"/>
    </style:style>
    <style:style style:name="P33" style:family="paragraph" style:parent-style-name="Standard">
      <style:text-properties style:font-name="Times New Roman" fo:font-weight="bold" style:font-weight-asian="bold"/>
    </style:style>
    <style:style style:name="P34"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35" style:family="paragraph" style:parent-style-name="Standard">
      <style:paragraph-properties fo:text-align="center" style:justify-single-word="false"/>
      <style:text-properties style:font-name="Times New Roman" fo:font-weight="bold" officeooo:paragraph-rsid="001fdd25" style:font-weight-asian="bold"/>
    </style:style>
    <style:style style:name="P36"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37"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38"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39"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0" style:family="paragraph" style:parent-style-name="Standard">
      <style:paragraph-properties fo:hyphenation-ladder-count="no-limit" style:vertical-align="auto"/>
      <style:text-properties style:font-name="Times New Roman" fo:font-size="11pt" fo:font-style="italic" officeooo:rsid="001fdd25" officeooo:paragraph-rsid="001fdd25" style:font-name-asian="Calibri" style:font-size-asian="11pt" style:font-style-asian="italic" style:font-size-complex="11pt" fo:hyphenate="true" fo:hyphenation-remain-char-count="2" fo:hyphenation-push-char-count="2"/>
    </style:style>
    <style:style style:name="P41"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42"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43"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4" style:family="paragraph" style:parent-style-name="Standard">
      <style:text-properties style:font-name="Times New Roman" fo:font-size="14pt" fo:font-weight="bold" officeooo:rsid="00155a6f" style:font-size-asian="14pt" style:font-weight-asian="bold" style:font-size-complex="14pt" style:font-weight-complex="bold"/>
    </style:style>
    <style:style style:name="P45" style:family="paragraph" style:parent-style-name="Standard">
      <style:paragraph-properties fo:text-align="center" style:justify-single-word="false"/>
      <style:text-properties fo:font-size="18pt" fo:font-weight="bold" officeooo:paragraph-rsid="001fdd25" style:font-size-asian="18pt" style:font-weight-asian="bold" style:font-size-complex="18pt"/>
    </style:style>
    <style:style style:name="P46" style:family="paragraph" style:parent-style-name="Standard">
      <style:text-properties fo:font-size="18pt" fo:font-weight="bold" officeooo:paragraph-rsid="001fdd25" style:font-size-asian="18pt" style:font-weight-asian="bold" style:font-size-complex="18pt"/>
    </style:style>
    <style:style style:name="P47" style:family="paragraph" style:parent-style-name="Standard">
      <style:text-properties fo:font-size="10pt" officeooo:paragraph-rsid="001fdd25" style:font-size-asian="10pt" style:font-size-complex="10pt"/>
    </style:style>
    <style:style style:name="P48" style:family="paragraph" style:parent-style-name="Standard">
      <style:text-properties officeooo:paragraph-rsid="001fdd25"/>
    </style:style>
    <style:style style:name="P49" style:family="paragraph" style:parent-style-name="Standard">
      <style:paragraph-properties style:text-autospace="none"/>
    </style:style>
    <style:style style:name="P50"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51"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52"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53" style:family="paragraph" style:parent-style-name="Standard">
      <style:paragraph-properties style:text-autospace="none"/>
      <style:text-properties fo:color="#000000" style:font-name="Helvetica" fo:font-size="12pt" officeooo:rsid="00212997" style:font-size-asian="12pt"/>
    </style:style>
    <style:style style:name="P54"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55"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56" style:family="paragraph" style:parent-style-name="Standard">
      <style:paragraph-properties fo:margin-left="0in" fo:margin-right="0in" fo:margin-top="0in" fo:margin-bottom="0in" style:contextual-spacing="true" fo:text-indent="0in" style:auto-text-indent="false"/>
      <style:text-properties officeooo:paragraph-rsid="00212997"/>
    </style:style>
    <style:style style:name="P57" style:family="paragraph" style:parent-style-name="Standard">
      <style:paragraph-properties fo:margin-left="0in" fo:margin-right="0in" fo:margin-top="0in" fo:margin-bottom="0in" style:contextual-spacing="true" fo:text-indent="0in" style:auto-text-indent="false"/>
      <style:text-properties fo:font-weight="normal" officeooo:paragraph-rsid="00212997" style:font-weight-asian="normal" style:font-weight-complex="normal"/>
    </style:style>
    <style:style style:name="P58" style:family="paragraph" style:parent-style-name="Standard">
      <style:paragraph-properties fo:margin-left="0in" fo:margin-right="0in" fo:margin-top="0in" fo:margin-bottom="0in" style:contextual-spacing="true" fo:text-indent="0in" style:auto-text-indent="false"/>
      <style:text-properties fo:color="#008000" style:font-name="Consolas" fo:font-size="9.5pt" officeooo:rsid="00212997" style:font-name-asian="Consolas" style:font-size-asian="9.5pt" style:font-name-complex="Consolas" style:font-size-complex="9.5pt"/>
    </style:style>
    <style:style style:name="P59" style:family="paragraph" style:parent-style-name="Standard">
      <style:paragraph-properties fo:margin-left="0in" fo:margin-right="0in" fo:margin-top="0in" fo:margin-bottom="0in" style:contextual-spacing="true" fo:text-indent="0in" style:auto-text-indent="false"/>
      <style:text-properties style:use-window-font-color="true" style:font-name="Consolas" fo:font-size="9.5pt" officeooo:rsid="00212997" style:font-name-asian="Consolas" style:font-size-asian="9.5pt" style:font-name-complex="Consolas" style:font-size-complex="9.5pt"/>
    </style:style>
    <style:style style:name="P60" style:family="paragraph" style:parent-style-name="Text_20_body">
      <style:paragraph-properties fo:margin-left="0in" fo:margin-right="0in" fo:margin-top="0in" fo:margin-bottom="0in" style:contextual-spacing="true" fo:text-align="center" style:justify-single-word="false" fo:orphans="2" fo:widows="2" fo:hyphenation-ladder-count="no-limit" fo:text-indent="0in" style:auto-text-indent="false" style:writing-mode="lr-tb"/>
      <style:text-properties fo:color="#000000" style:font-name="Helvetica" fo:font-size="12pt" fo:font-weight="bold" officeooo:rsid="00212997" officeooo:paragraph-rsid="00212997" style:font-size-asian="12pt" style:font-weight-asian="bold" style:font-size-complex="12pt" style:font-weight-complex="bold" fo:hyphenate="false" fo:hyphenation-remain-char-count="2" fo:hyphenation-push-char-count="2"/>
    </style:style>
    <style:style style:name="P61"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weight="bold" officeooo:rsid="00212997" style:font-weight-asian="bold" style:font-weight-complex="bold"/>
    </style:style>
    <style:style style:name="P62" style:family="paragraph" style:parent-style-name="Text_20_body">
      <style:paragraph-properties fo:margin-left="0in" fo:margin-right="0in" fo:margin-top="0in" fo:margin-bottom="0in" style:contextual-spacing="true" fo:text-indent="0in" style:auto-text-indent="false"/>
      <style:text-properties officeooo:rsid="00212997"/>
    </style:style>
    <style:style style:name="P63" style:family="paragraph" style:parent-style-name="Text_20_body">
      <style:paragraph-properties fo:margin-left="0in" fo:margin-right="0in" fo:margin-top="0in" fo:margin-bottom="0in" style:contextual-spacing="true" fo:text-indent="0in" style:auto-text-indent="false"/>
      <style:text-properties fo:color="#000000" style:font-name="Helvetica" fo:font-size="12pt" officeooo:rsid="00212997" style:font-size-asian="12pt"/>
    </style:style>
    <style:style style:name="P64" style:family="paragraph" style:parent-style-name="Text_20_body">
      <style:paragraph-properties fo:margin-left="0in" fo:margin-right="0in" fo:margin-top="0in" fo:margin-bottom="0in" style:contextual-spacing="true" fo:text-indent="0in" style:auto-text-indent="false"/>
      <style:text-properties fo:color="#000000" style:font-name="Helvetica" fo:font-size="12pt" officeooo:rsid="00212997" officeooo:paragraph-rsid="00212997" style:font-size-asian="12pt"/>
    </style:style>
    <style:style style:name="P65"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color="#000000" style:font-name="Helvetica" fo:font-size="12pt" fo:font-weight="bold" officeooo:rsid="00212997" officeooo:paragraph-rsid="00212997" style:font-size-asian="12pt" style:font-weight-asian="bold" style:font-weight-complex="bold"/>
    </style:style>
    <style:style style:name="P66" style:family="paragraph" style:parent-style-name="Text_20_body">
      <style:paragraph-properties fo:margin-left="0in" fo:margin-right="0in" fo:margin-top="0in" fo:margin-bottom="0in" style:contextual-spacing="true" fo:text-indent="0in" style:auto-text-indent="false"/>
      <style:text-properties fo:color="#000000" style:font-name="Helvetica" fo:font-size="12pt" fo:font-weight="bold" officeooo:rsid="00212997" officeooo:paragraph-rsid="00212997" style:font-size-asian="12pt" style:font-weight-asian="bold" style:font-weight-complex="bold"/>
    </style:style>
    <style:style style:name="P67" style:family="paragraph" style:parent-style-name="Text_20_body">
      <style:paragraph-properties fo:margin-left="0in" fo:margin-right="0in" fo:margin-top="0in" fo:margin-bottom="0in" style:contextual-spacing="true" fo:text-indent="0in" style:auto-text-indent="false" fo:break-before="page"/>
      <style:text-properties fo:color="#000000" style:font-name="Helvetica" fo:font-size="12pt" officeooo:rsid="00212997" style:font-size-asian="12pt"/>
    </style:style>
    <style:style style:name="P68"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officeooo:rsid="0022173b" officeooo:paragraph-rsid="0022173b" fo:hyphenate="false" fo:hyphenation-remain-char-count="2" fo:hyphenation-push-char-count="2"/>
    </style:style>
    <style:style style:name="P69" style:family="paragraph" style:parent-style-name="Standard" style:master-page-name="First_20_Page">
      <style:paragraph-properties fo:text-align="center" style:justify-single-word="false" style:page-number="auto"/>
      <style:text-properties fo:font-size="18pt" fo:font-weight="bold" officeooo:paragraph-rsid="001fdd25" style:font-size-asian="18pt" style:font-weight-asian="bold" style:font-size-complex="18pt"/>
    </style:style>
    <style:style style:name="P70" style:family="paragraph" style:parent-style-name="Standard" style:list-style-name="">
      <style:paragraph-properties style:text-autospace="none"/>
      <style:text-properties style:font-name="Consolas" fo:font-size="9.5pt" style:font-name-asian="Consolas" style:font-size-asian="9.5pt" style:font-name-complex="Consolas" style:font-size-complex="9.5pt"/>
    </style:style>
    <style:style style:name="P71"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72" style:family="paragraph" style:parent-style-name="Standard">
      <style:paragraph-properties style:text-autospace="none"/>
      <style:text-properties style:use-window-font-color="true" style:font-name="Consolas" fo:font-size="9.5pt" fo:font-weight="normal" officeooo:paragraph-rsid="003d8045" style:font-name-asian="Consolas" style:font-size-asian="9.5pt" style:font-weight-asian="normal" style:font-name-complex="Consolas" style:font-size-complex="9.5pt" style:font-weight-complex="normal"/>
    </style:style>
    <style:style style:name="P73" style:family="paragraph" style:parent-style-name="Standard" style:list-style-name="">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74" style:family="paragraph" style:parent-style-name="Standard" style:list-style-name="">
      <style:paragraph-properties style:text-autospace="none"/>
      <style:text-properties style:font-name="Consolas1" fo:font-size="9.5pt" style:font-name-asian="Consolas" style:font-size-asian="9.5pt" style:font-name-complex="Consolas" style:font-size-complex="9.5pt"/>
    </style:style>
    <style:style style:name="P75"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76"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77"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78" style:family="paragraph" style:parent-style-name="Standard" style:list-style-name="">
      <style:paragraph-properties fo:margin-left="0in" fo:margin-right="0in" fo:margin-top="0in" fo:margin-bottom="0in" style:contextual-spacing="true" fo:text-align="start" style:justify-single-word="false" fo:orphans="2" fo:widows="2" fo:hyphenation-ladder-count="no-limit" fo:text-indent="0in" style:auto-text-indent="false" style:writing-mode="lr-tb"/>
      <style:text-properties style:use-window-font-color="true" style:font-name="Consolas" fo:font-size="9.5pt" fo:font-weight="normal" officeooo:rsid="003c0f76" officeooo:paragraph-rsid="003c0f76" style:font-name-asian="Consolas" style:font-size-asian="9.5pt" style:font-weight-asian="normal" style:font-name-complex="Consolas" style:font-size-complex="9.5pt" style:font-weight-complex="normal" fo:hyphenate="false" fo:hyphenation-remain-char-count="2" fo:hyphenation-push-char-count="2"/>
    </style:style>
    <style:style style:name="P79" style:family="paragraph" style:parent-style-name="Standard" style:list-style-name="">
      <style:paragraph-properties fo:margin-left="0in" fo:margin-right="0in" fo:margin-top="0in" fo:margin-bottom="0in" style:contextual-spacing="true" fo:text-align="start" style:justify-single-word="false" fo:orphans="2" fo:widows="2" fo:hyphenation-ladder-count="no-limit" fo:text-indent="0in" style:auto-text-indent="false" style:writing-mode="lr-tb"/>
      <style:text-properties style:font-name="Consolas" fo:font-size="9.5pt" officeooo:paragraph-rsid="003d8045" style:font-name-asian="Consolas" style:font-size-asian="9.5pt" style:font-name-complex="Consolas" style:font-size-complex="9.5pt" fo:hyphenate="false" fo:hyphenation-remain-char-count="2" fo:hyphenation-push-char-count="2"/>
    </style:style>
    <style:style style:name="P80" style:family="paragraph" style:parent-style-name="Text_20_body">
      <style:text-properties style:font-name="Times New Roman" officeooo:rsid="002f6373" officeooo:paragraph-rsid="002f6373"/>
    </style:style>
    <style:style style:name="P81" style:family="paragraph" style:parent-style-name="Text_20_body" style:list-style-name="L1">
      <style:text-properties style:font-name="Times New Roman" officeooo:rsid="001a8d5c" officeooo:paragraph-rsid="0030fbff"/>
    </style:style>
    <style:style style:name="P82" style:family="paragraph" style:parent-style-name="Text_20_body" style:list-style-name="L1">
      <style:text-properties style:font-name="Times New Roman" officeooo:rsid="0030fbff" officeooo:paragraph-rsid="0030fbff"/>
    </style:style>
    <style:style style:name="P83" style:family="paragraph" style:parent-style-name="Text_20_body" style:list-style-name="L1">
      <style:text-properties style:font-name="Times New Roman" officeooo:rsid="0032f3a9" officeooo:paragraph-rsid="0032f3a9"/>
    </style:style>
    <style:style style:name="P84" style:family="paragraph" style:parent-style-name="Text_20_body">
      <style:text-properties style:font-name="Times New Roman" officeooo:rsid="003654e3" officeooo:paragraph-rsid="003654e3"/>
    </style:style>
    <style:style style:name="P85" style:family="paragraph" style:parent-style-name="Text_20_body">
      <style:text-properties style:font-name="Times New Roman" officeooo:rsid="001b0e0b" officeooo:paragraph-rsid="003654e3"/>
    </style:style>
    <style:style style:name="P86" style:family="paragraph" style:parent-style-name="Text_20_body">
      <style:text-properties style:font-name="Times New Roman" fo:font-size="12pt" officeooo:rsid="003654e3" officeooo:paragraph-rsid="003654e3"/>
    </style:style>
    <style:style style:name="P87" style:family="paragraph" style:parent-style-name="Text_20_body">
      <style:text-properties style:font-name="Times New Roman" fo:font-size="12pt" officeooo:rsid="001c11e6" officeooo:paragraph-rsid="003654e3"/>
    </style:style>
    <style:style style:name="P88" style:family="paragraph" style:parent-style-name="Text_20_body">
      <style:text-properties style:font-name="Times New Roman" fo:font-size="12pt" officeooo:rsid="001c11e6" officeooo:paragraph-rsid="003f768b"/>
    </style:style>
    <style:style style:name="P89" style:family="paragraph" style:parent-style-name="Text_20_body">
      <style:text-properties style:use-window-font-color="true" fo:font-size="12pt" fo:font-weight="normal" officeooo:rsid="001c11e6" officeooo:paragraph-rsid="003a7280" style:font-size-asian="12pt" style:font-size-complex="12pt"/>
    </style:style>
    <style:style style:name="P90" style:family="paragraph" style:parent-style-name="Text_20_body">
      <style:text-properties officeooo:paragraph-rsid="003c0f76"/>
    </style:style>
    <style:style style:name="P91" style:family="paragraph" style:parent-style-name="Text_20_body">
      <style:text-properties fo:color="#4700b8" style:font-name="Times New Roman" fo:font-size="12pt" officeooo:rsid="001c11e6" officeooo:paragraph-rsid="001c11e6"/>
    </style:style>
    <style:style style:name="P92" style:family="paragraph" style:parent-style-name="Text_20_body">
      <style:text-properties fo:color="#4700b8" style:font-name="Times New Roman" fo:font-size="12pt" officeooo:paragraph-rsid="001c11e6"/>
    </style:style>
    <style:style style:name="P93" style:family="paragraph" style:parent-style-name="Text_20_body">
      <style:text-properties fo:color="#4700b8" style:font-name="Times New Roman" fo:font-size="12pt" officeooo:rsid="001d4ad1" officeooo:paragraph-rsid="001d4ad1"/>
    </style:style>
    <style:style style:name="P94"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officeooo:rsid="00212997" officeooo:paragraph-rsid="003d8045"/>
    </style:style>
    <style:style style:name="P95"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officeooo:rsid="00212997" officeooo:paragraph-rsid="003c0f76"/>
    </style:style>
    <style:style style:name="P96" style:family="paragraph" style:parent-style-name="Text_20_body" style:list-style-name="">
      <style:paragraph-properties fo:margin-left="0in" fo:margin-right="0in" fo:margin-top="0in" fo:margin-bottom="0in" style:contextual-spacing="true" fo:text-align="center" style:justify-single-word="false" fo:orphans="2" fo:widows="2" fo:hyphenation-ladder-count="no-limit" fo:text-indent="0in" style:auto-text-indent="false" style:writing-mode="lr-tb"/>
      <style:text-properties style:use-window-font-color="true" fo:font-size="12pt" fo:font-weight="bold" officeooo:rsid="003c0f76" officeooo:paragraph-rsid="003c0f76" style:font-size-asian="12pt" style:font-weight-asian="bold" style:font-size-complex="12pt" style:font-weight-complex="bold" fo:hyphenate="false" fo:hyphenation-remain-char-count="2" fo:hyphenation-push-char-count="2"/>
    </style:style>
    <style:style style:name="P97" style:family="paragraph" style:parent-style-name="Text_20_body" style:list-style-name="">
      <style:paragraph-properties fo:margin-left="0in" fo:margin-right="0in" fo:margin-top="0in" fo:margin-bottom="0in" style:contextual-spacing="true" fo:text-align="center" style:justify-single-word="false" fo:orphans="2" fo:widows="2" fo:hyphenation-ladder-count="no-limit" fo:text-indent="0in" style:auto-text-indent="false" style:writing-mode="lr-tb"/>
      <style:text-properties style:use-window-font-color="true" fo:font-size="12pt" fo:font-weight="bold" officeooo:rsid="003c0f76" officeooo:paragraph-rsid="003d8045" style:font-size-asian="12pt" style:font-weight-asian="bold" style:font-size-complex="12pt" style:font-weight-complex="bold" fo:hyphenate="false" fo:hyphenation-remain-char-count="2" fo:hyphenation-push-char-count="2"/>
    </style:style>
    <style:style style:name="P98" style:family="paragraph" style:parent-style-name="Text_20_body" style:list-style-name="">
      <style:paragraph-properties fo:margin-left="0in" fo:margin-right="0in" fo:margin-top="0in" fo:margin-bottom="0in" style:contextual-spacing="true"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officeooo:rsid="003c0f76" officeooo:paragraph-rsid="003d8045" style:font-name-asian="Consolas" style:font-size-asian="12pt" style:font-weight-asian="bold" style:font-name-complex="Consolas" style:font-size-complex="12pt" style:font-weight-complex="bold" fo:hyphenate="false" fo:hyphenation-remain-char-count="2" fo:hyphenation-push-char-count="2"/>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6.5in" style:type="right" style:leader-style="dotted" style:leader-text="."/>
        </style:tab-stops>
      </style:paragraph-properties>
    </style:style>
    <style:style style:name="P101" style:family="paragraph" style:parent-style-name="Heading_20_1">
      <style:text-properties fo:font-variant="normal" fo:text-transform="none" style:font-name="Times New Roman" officeooo:rsid="0035c028" officeooo:paragraph-rsid="0035c028"/>
    </style:style>
    <style:style style:name="P102"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officeooo:rsid="002f6373" officeooo:paragraph-rsid="002f6373" fo:hyphenate="false" fo:hyphenation-remain-char-count="2" fo:hyphenation-push-char-count="2"/>
    </style:style>
    <style:style style:name="P103"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officeooo:rsid="0030fbff" officeooo:paragraph-rsid="0030fbff" fo:hyphenate="false" fo:hyphenation-remain-char-count="2" fo:hyphenation-push-char-count="2"/>
    </style:style>
    <style:style style:name="P104"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officeooo:rsid="0022173b" officeooo:paragraph-rsid="0022173b" fo:hyphenate="false" fo:hyphenation-remain-char-count="2" fo:hyphenation-push-char-count="2"/>
    </style:style>
    <style:style style:name="P105" style:family="paragraph" style:parent-style-name="Heading_20_2">
      <style:text-properties officeooo:paragraph-rsid="003c0f76"/>
    </style:style>
    <style:style style:name="P106"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officeooo:rsid="00127d25"/>
    </style:style>
    <style:style style:name="T2" style:family="text">
      <style:text-properties officeooo:rsid="00291319"/>
    </style:style>
    <style:style style:name="T3" style:family="text">
      <style:text-properties officeooo:rsid="00273a07"/>
    </style:style>
    <style:style style:name="T4" style:family="text">
      <style:text-properties fo:font-size="10pt" style:font-size-asian="10pt"/>
    </style:style>
    <style:style style:name="T5"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fo:font-size="9.5pt" officeooo:rsid="00212997" style:font-name-asian="Consolas" style:font-size-asian="9.5pt" style:font-name-complex="Consolas" style:font-size-complex="9.5pt"/>
    </style:style>
    <style:style style:name="T8" style:family="text">
      <style:text-properties fo:font-size="11pt" fo:font-style="italic" style:font-name-asian="Calibri" style:font-size-asian="11pt" style:font-style-asian="italic" style:font-size-complex="11pt"/>
    </style:style>
    <style:style style:name="T9" style:family="text">
      <style:text-properties fo:font-size="11pt" fo:font-style="italic" officeooo:rsid="00127d25" style:font-name-asian="Calibri" style:font-size-asian="11pt" style:font-style-asian="italic" style:font-size-complex="11pt"/>
    </style:style>
    <style:style style:name="T10" style:family="text">
      <style:text-properties officeooo:rsid="0013f436"/>
    </style:style>
    <style:style style:name="T11" style:family="text">
      <style:text-properties style:font-name="Times New Roman" fo:font-size="11pt" style:font-name-asian="Calibri" style:font-size-asian="11pt" style:font-size-complex="11pt"/>
    </style:style>
    <style:style style:name="T12" style:family="text">
      <style:text-properties style:font-name="Times New Roman" officeooo:rsid="0035c028"/>
    </style:style>
    <style:style style:name="T13" style:family="text">
      <style:text-properties style:font-name="Times New Roman" officeooo:rsid="00336680"/>
    </style:style>
    <style:style style:name="T14" style:family="text">
      <style:text-properties style:font-name="Times New Roman" officeooo:rsid="00340f9d"/>
    </style:style>
    <style:style style:name="T15" style:family="text">
      <style:text-properties style:font-name="Times New Roman" officeooo:rsid="003a7280"/>
    </style:style>
    <style:style style:name="T16" style:family="text">
      <style:text-properties officeooo:rsid="001a1ebd"/>
    </style:style>
    <style:style style:name="T17" style:family="text">
      <style:text-properties officeooo:rsid="001c11e6"/>
    </style:style>
    <style:style style:name="T18" style:family="text">
      <style:text-properties officeooo:rsid="001d4ad1"/>
    </style:style>
    <style:style style:name="T19" style:family="text">
      <style:text-properties officeooo:rsid="00212997" style:letter-kerning="true" style:font-name-asian="Times New Roman1"/>
    </style:style>
    <style:style style:name="T20" style:family="text">
      <style:text-properties officeooo:rsid="00291319" style:letter-kerning="true" style:font-name-asian="Times New Roman1"/>
    </style:style>
    <style:style style:name="T21" style:family="text">
      <style:text-properties officeooo:rsid="002d6f58" style:letter-kerning="true" style:font-name-asian="Times New Roman1"/>
    </style:style>
    <style:style style:name="T22" style:family="text">
      <style:text-properties officeooo:rsid="003c0f76" style:letter-kerning="true" style:font-name-asian="Times New Roman1"/>
    </style:style>
    <style:style style:name="T23" style:family="text">
      <style:text-properties fo:font-variant="normal" fo:text-transform="none"/>
    </style:style>
    <style:style style:name="T24" style:family="text">
      <style:text-properties fo:font-variant="normal" fo:text-transform="none" officeooo:rsid="00212997"/>
    </style:style>
    <style:style style:name="T25" style:family="text">
      <style:text-properties fo:font-variant="normal" fo:text-transform="none" officeooo:rsid="00417513"/>
    </style:style>
    <style:style style:name="T26" style:family="text">
      <style:text-properties officeooo:rsid="001fdd25"/>
    </style:style>
    <style:style style:name="T27" style:family="text">
      <style:text-properties officeooo:rsid="0020ae93"/>
    </style:style>
    <style:style style:name="T28" style:family="text">
      <style:text-properties fo:color="#800000" style:font-name="Consolas" fo:font-size="9.5pt" style:font-name-asian="Consolas" style:font-size-asian="9.5pt" style:font-name-complex="Consolas" style:font-size-complex="9.5pt"/>
    </style:style>
    <style:style style:name="T29" style:family="text">
      <style:text-properties fo:color="#800000" style:font-name="Consolas" fo:font-size="9.5pt" officeooo:rsid="00212997" style:font-name-asian="Consolas" style:font-size-asian="9.5pt" style:font-name-complex="Consolas" style:font-size-complex="9.5pt"/>
    </style:style>
    <style:style style:name="T30" style:family="text">
      <style:text-properties style:use-window-font-color="true" style:font-name="Consolas" fo:font-size="9.5pt" style:font-name-asian="Consolas" style:font-size-asian="9.5pt" style:font-name-complex="Consolas" style:font-size-complex="9.5pt"/>
    </style:style>
    <style:style style:name="T31" style:family="text">
      <style:text-properties style:use-window-font-color="true" style:font-name="Consolas" fo:font-size="9.5pt" officeooo:rsid="00212997" style:font-name-asian="Consolas" style:font-size-asian="9.5pt" style:font-name-complex="Consolas" style:font-size-complex="9.5pt"/>
    </style:style>
    <style:style style:name="T32" style:family="text">
      <style:text-properties fo:color="#008000" style:font-name="Consolas" fo:font-size="9.5pt" style:font-name-asian="Consolas" style:font-size-asian="9.5pt" style:font-name-complex="Consolas" style:font-size-complex="9.5pt"/>
    </style:style>
    <style:style style:name="T33" style:family="text">
      <style:text-properties officeooo:rsid="00236264"/>
    </style:style>
    <style:style style:name="T34" style:family="text">
      <style:text-properties officeooo:rsid="00247325"/>
    </style:style>
    <style:style style:name="T35" style:family="text">
      <style:text-properties officeooo:rsid="002667a0"/>
    </style:style>
    <style:style style:name="T36" style:family="text">
      <style:text-properties officeooo:rsid="0026990d"/>
    </style:style>
    <style:style style:name="T37" style:family="text">
      <style:text-properties officeooo:rsid="002aa5af"/>
    </style:style>
    <style:style style:name="T38" style:family="text">
      <style:text-properties officeooo:rsid="002ba56e"/>
    </style:style>
    <style:style style:name="T39" style:family="text">
      <style:text-properties officeooo:rsid="0030fbff"/>
    </style:style>
    <style:style style:name="T40" style:family="text">
      <style:text-properties officeooo:rsid="0035c028"/>
    </style:style>
    <style:style style:name="T41" style:family="text">
      <style:text-properties officeooo:rsid="003654e3"/>
    </style:style>
    <style:style style:name="T42" style:family="text">
      <style:text-properties officeooo:rsid="0037b3d5"/>
    </style:style>
    <style:style style:name="T43" style:family="text">
      <style:text-properties officeooo:rsid="003a7280"/>
    </style:style>
    <style:style style:name="T44" style:family="text">
      <style:text-properties officeooo:rsid="003c0f76"/>
    </style:style>
    <style:style style:name="T45" style:family="text">
      <style:text-properties officeooo:rsid="003d8045"/>
    </style:style>
    <style:style style:name="T46" style:family="text">
      <style:text-properties fo:font-weight="bold" officeooo:rsid="003d8045" style:font-weight-asian="bold" style:font-weight-complex="bold"/>
    </style:style>
    <style:style style:name="T47" style:family="text">
      <style:text-properties fo:font-weight="bold" officeooo:rsid="003c0f76" style:font-weight-asian="bold" style:font-weight-complex="bold"/>
    </style:style>
    <style:style style:name="T48" style:family="text">
      <style:text-properties officeooo:rsid="003f768b"/>
    </style:style>
    <style:style style:name="T49" style:family="text">
      <style:text-properties officeooo:rsid="0041751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45"/>
      <text:p text:style-name="P45"/>
      <text:p text:style-name="P45"/>
      <text:p text:style-name="P45"/>
      <text:p text:style-name="P46"><text:span text:style-name="T26">ECE 485 Final Project</text:span>: <text:span text:style-name="T26">SPLIT L1 Cache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Matthew Branstetter</text:p>
      <text:p text:style-name="P48">Vernon Jones</text:p>
      <text:p text:style-name="P48">Yusuf Qedan</text:p>
      <text:p text:style-name="P48">Tyler Tricker</text:p>
      <text:p text:style-name="P47"/>
      <text:p text:style-name="P47">ECE4<text:span text:style-name="T26">85</text:span> <text:span text:style-name="T26">Final Project</text:span> – <text:span text:style-name="T26">Ballin Danger Zone</text:span></text:p>
      <text:p text:style-name="P47">Electrical Computer Engineering, Portland State University</text:p>
      <text:p text:style-name="P35"/>
      <text:p text:style-name="P33"/>
      <text:p text:style-name="P32"/>
      <text:p text:style-name="P37"/>
      <text:p text:style-name="P37"/>
      <text:p text:style-name="P34"><text:bookmark-start text:name="__RefHeading__849_1087405286"/><text:line-break/><text:bookmark-end text:name="__RefHeading__849_1087405286"/></text:p>
      <text:p text:style-name="P36"><text:bookmark-start text:name="_Toc512651250"/><text:bookmark-start text:name="_Toc512489725"/></text:p>
      <text:h text:style-name="P20" text:outline-level="1"><text:bookmark-start text:name="__RefHeading__4251_949116693"/>Preface<text:bookmark-end text:name="__RefHeading__4251_949116693"/></text:h>
      <text:p text:style-name="P5"><text:span text:style-name="T10">This final project </text:span><text:span text:style-name="T37">was</text:span><text:span text:style-name="T10"> a requirement for ECE</text:span><text:span text:style-name="T16">485 </text:span><text:span text:style-name="T37">and was worth a good portion of our overall grade</text:span><text:span text:style-name="T16">. </text:span><text:span text:style-name="T26">We were to design a split </text:span><text:span text:style-name="T37">level one c</text:span><text:span text:style-name="T26">ache for a new 32 bit processor. T</text:span><text:span text:style-name="T37">he final project had a few requirements in addition to the specifications we developed as a team</text:span><text:span text:style-name="T26">. </text:span><text:span text:style-name="T27">These are discussed in the specifications located in the body of the report. <text:s/></text:span><text:span text:style-name="T38">A top-down approach was utilized by analyzing how the final project would function and look prior to any code development. </text:span><text:span text:style-name="T26">The </text:span><text:span text:style-name="T38">source code</text:span><text:span text:style-name="T26"> </text:span><text:span text:style-name="T38">is</text:span><text:span text:style-name="T27"> </text:span><text:span text:style-name="T38">coded in the</text:span><text:span text:style-name="T27"> C programming language. This allowed for development </text:span><text:span text:style-name="T37">and simulation </text:span><text:span text:style-name="T27">of the code at home, office, and school </text:span><text:span text:style-name="T37">using all available computers</text:span><text:span text:style-name="T27">. </text:span><text:span text:style-name="T38">T</text:span><text:span text:style-name="T26">he design was simulated </text:span><text:span text:style-name="T27">to ensure the functionality </text:span><text:span text:style-name="T38">and specifications were correctly met</text:span><text:span text:style-name="T26">. </text:span><text:span text:style-name="T38">Several </text:span><text:span text:style-name="T27">tes</text:span><text:span text:style-name="T38">t</text:span><text:span text:style-name="T27"> cases and trace files </text:span><text:span text:style-name="T38">were developed </text:span><text:span text:style-name="T27">with ease by creating a new trace file in a simple text file format.</text:span><text:span text:style-name="T38"> All the source code was pushed to a repository for version control using git with any updates regularly. This greatly aided in the coding process, and later in simulation and trace file modifications for each test case. </text:span></text:p>
      <text:p text:style-name="P44"/>
      <text:p text:style-name="P44">Version Notice</text:p>
      <text:p text:style-name="P38"/>
      <text:p text:style-name="P38">All revisions of this document are listed in chronological order. There is no relationship between the document number and the software release number.</text:p>
      <text:p text:style-name="P38"/>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29534775" text:style-name="WWNum1">
              <text:list-item>
                <text:p text:style-name="P75">Document release</text:p>
              </text:list-item>
            </text:list>
          </table:table-cell>
          <table:table-cell table:style-name="Table1.A1" office:value-type="string">
            <text:list xml:id="list29557203" text:style-name="WWNum2">
              <text:list-item>
                <text:p text:style-name="P76">Date</text:p>
              </text:list-item>
            </text:list>
          </table:table-cell>
          <table:table-cell table:style-name="Table1.A1" office:value-type="string">
            <text:list xml:id="list29546728" text:style-name="WWNum3">
              <text:list-item>
                <text:p text:style-name="P77">Description</text:p>
              </text:list-item>
            </text:list>
          </table:table-cell>
        </table:table-row>
        <table:table-row table:style-name="Table1.1">
          <table:table-cell table:style-name="Table1.A2" office:value-type="string">
            <text:p text:style-name="P39">Draft 1</text:p>
          </table:table-cell>
          <table:table-cell table:style-name="Table1.A2" office:value-type="string">
            <text:p text:style-name="P42"><text:span text:style-name="T8">11/2</text:span><text:span text:style-name="T9">7</text:span><text:span text:style-name="T8">/2012</text:span></text:p>
          </table:table-cell>
          <table:table-cell table:style-name="Table1.A2" office:value-type="string">
            <text:p text:style-name="P40">Establish Format of Document filled in some information</text:p>
          </table:table-cell>
        </table:table-row>
        <table:table-row table:style-name="Table1.1">
          <table:table-cell table:style-name="Table1.A3" office:value-type="string">
            <text:p text:style-name="P40">Draft 2</text:p>
          </table:table-cell>
          <table:table-cell table:style-name="Table1.A3" office:value-type="string">
            <text:p text:style-name="P40">12/01/12</text:p>
          </table:table-cell>
          <table:table-cell table:style-name="Table1.A3" office:value-type="string">
            <text:p text:style-name="P40">Completed first Group Review made changes to Final Design</text:p>
          </table:table-cell>
        </table:table-row>
        <table:table-row table:style-name="Table1.1">
          <table:table-cell table:style-name="Table1.A1" office:value-type="string">
            <text:p text:style-name="P39">Release 1</text:p>
          </table:table-cell>
          <table:table-cell table:style-name="Table1.A1" office:value-type="string">
            <text:p text:style-name="P40">12/03/12</text:p>
          </table:table-cell>
          <table:table-cell table:style-name="Table1.A1" office:value-type="string">
            <text:p text:style-name="P39">First release.</text:p>
          </table:table-cell>
        </table:table-row>
      </table:table>
      <text:p text:style-name="P54"/>
      <text:p text:style-name="P38">This document was created by <text:span text:style-name="T26">Ballin Danger Zone</text:span>, Portland State University. <text:span text:style-name="T26">Ballin Danger Zone</text:span> has made every effort to ensure that this document is accurate at the time of printing. Obtain additional copies of this document, as well as updated releases, from the following organization:<text:line-break/></text:p>
      <text:p text:style-name="P2">Matthew Branstetter</text:p>
      <text:p text:style-name="P2">c/o <text:span text:style-name="T26">Ballin Danger Zone</text:span></text:p>
      <text:p text:style-name="P2">1020 Madison St.</text:p>
      <text:p text:style-name="P2">Silverton, OR 97381</text:p>
      <text:p text:style-name="P2">Phone: 503-873-3181</text:p>
      <text:p text:style-name="P1"><text:span text:style-name="T11">Email: </text:span><text:a xlink:type="simple" xlink:href="mailto:matthew.branstetter@hotmail.com"><text:span text:style-name="T5">matthew.branstetter@hotmail.com</text:span></text:a></text:p>
      <text:p text:style-name="P3"/>
      <text:p text:style-name="P55"/>
      <text:p text:style-name="P43"><text:bookmark-start text:name="_Toc512489726"/><text:bookmark-start text:name="_Toc512651251"/>Trademarks<text:bookmark-end text:name="_Toc512489726"/><text:bookmark-end text:name="_Toc512651251"/></text:p>
      <text:p text:style-name="P38"/>
      <text:p text:style-name="P41"><text:bookmark-end text:name="_Toc512651250"/><text:bookmark-end text:name="_Toc512489725"/>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Table of Contents</text:p>
          </text:index-title>
          <text:p text:style-name="P100"><text:a xlink:type="simple" xlink:href="#__RefHeading__4251_949116693" text:style-name="Index_20_Link" text:visited-style-name="Index_20_Link">Preface<text:tab/>2</text:a></text:p>
          <text:p text:style-name="P100"><text:a xlink:type="simple" xlink:href="#__RefHeading__4253_949116693" text:style-name="Index_20_Link" text:visited-style-name="Index_20_Link">Introduction <text:tab/>4</text:a></text:p>
          <text:p text:style-name="P106"><text:a xlink:type="simple" xlink:href="#__RefHeading__4594_1910807854" text:style-name="Index_20_Link" text:visited-style-name="Index_20_Link">Objective<text:tab/>4</text:a></text:p>
          <text:p text:style-name="P106"><text:a xlink:type="simple" xlink:href="#__RefHeading__1157_351724711" text:style-name="Index_20_Link" text:visited-style-name="Index_20_Link">Purpose<text:tab/>4</text:a></text:p>
          <text:p text:style-name="P106"><text:a xlink:type="simple" xlink:href="#__RefHeading__1177_351724711" text:style-name="Index_20_Link" text:visited-style-name="Index_20_Link">Scope <text:tab/>4</text:a></text:p>
          <text:p text:style-name="P106"><text:a xlink:type="simple" xlink:href="#__RefHeading__1203_351724711" text:style-name="Index_20_Link" text:visited-style-name="Index_20_Link">Methodology, Tools, and Techniques <text:tab/>4</text:a></text:p>
          <text:p text:style-name="P100"><text:a xlink:type="simple" xlink:href="#__RefHeading__1213_351724711" text:style-name="Index_20_Link" text:visited-style-name="Index_20_Link">Design<text:tab/>5</text:a></text:p>
          <text:p text:style-name="P106"><text:a xlink:type="simple" xlink:href="#__RefHeading__4255_949116693" text:style-name="Index_20_Link" text:visited-style-name="Index_20_Link">Requirements<text:tab/>5</text:a></text:p>
          <text:p text:style-name="P106"><text:a xlink:type="simple" xlink:href="#__RefHeading__8002_1727719648" text:style-name="Index_20_Link" text:visited-style-name="Index_20_Link">Specifications<text:tab/>6</text:a></text:p>
          <text:p text:style-name="P106"><text:a xlink:type="simple" xlink:href="#__RefHeading__2572_1910807854" text:style-name="Index_20_Link" text:visited-style-name="Index_20_Link">Assumptions<text:tab/>6</text:a></text:p>
          <text:p text:style-name="P106"><text:a xlink:type="simple" xlink:href="#__RefHeading__2574_1910807854" text:style-name="Index_20_Link" text:visited-style-name="Index_20_Link">Final Design <text:tab/>6</text:a></text:p>
          <text:p text:style-name="P100"><text:a xlink:type="simple" xlink:href="#__RefHeading__8046_1727719648" text:style-name="Index_20_Link" text:visited-style-name="Index_20_Link">Simulation<text:tab/>6</text:a></text:p>
          <text:p text:style-name="P106"><text:a xlink:type="simple" xlink:href="#__RefHeading__1221_351724711" text:style-name="Index_20_Link" text:visited-style-name="Index_20_Link">Verification and Testing<text:tab/>7</text:a></text:p>
          <text:p text:style-name="P106"><text:a xlink:type="simple" xlink:href="#__RefHeading__1233_351724711" text:style-name="Index_20_Link" text:visited-style-name="Index_20_Link">Development Decisions<text:tab/>7</text:a></text:p>
          <text:p text:style-name="P106"><text:a xlink:type="simple" xlink:href="#__RefHeading__4263_949116693" text:style-name="Index_20_Link" text:visited-style-name="Index_20_Link">Strengths<text:tab/>7</text:a></text:p>
          <text:p text:style-name="P106"><text:a xlink:type="simple" xlink:href="#__RefHeading__4265_949116693" text:style-name="Index_20_Link" text:visited-style-name="Index_20_Link">Weakness<text:tab/>8</text:a></text:p>
          <text:p text:style-name="P106"><text:a xlink:type="simple" xlink:href="#__RefHeading__4267_949116693" text:style-name="Index_20_Link" text:visited-style-name="Index_20_Link">Recommendations<text:tab/>8</text:a></text:p>
          <text:p text:style-name="P100"><text:a xlink:type="simple" xlink:href="#__RefHeading__4515_949116693" text:style-name="Index_20_Link" text:visited-style-name="Index_20_Link">Appendix<text:tab/>8</text:a></text:p>
          <text:p text:style-name="P106"><text:a xlink:type="simple" xlink:href="#__RefHeading__4622_1910807854" text:style-name="Index_20_Link" text:visited-style-name="Index_20_Link">Resources<text:tab/>8</text:a></text:p>
          <text:p text:style-name="P106"><text:a xlink:type="simple" xlink:href="#__RefHeading__4519_949116693" text:style-name="Index_20_Link" text:visited-style-name="Index_20_Link">Source Code<text:tab/>8</text:a></text:p>
          <text:p text:style-name="P106"><text:a xlink:type="simple" xlink:href="#__RefHeading__7623_253843849" text:style-name="Index_20_Link" text:visited-style-name="Index_20_Link">Trace Files<text:tab/>21</text:a></text:p>
        </text:index-body>
      </text:table-of-content>
      <text:h text:style-name="P25" text:outline-level="1"/>
      <text:h text:style-name="P21" text:outline-level="1"><text:bookmark-start text:name="__RefHeading__4253_949116693"/>Introduction <text:bookmark-end text:name="__RefHeading__4253_949116693"/></text:h>
      <text:p text:style-name="P7"><text:span text:style-name="T33">A cache is often used to allow the CPU to run at a much faster speed than the main memory and </text:span><text:span text:style-name="T34">is</text:span><text:span text:style-name="T33"> made up of a small amount of </text:span><text:span text:style-name="T34">memory</text:span><text:span text:style-name="T33">. </text:span><text:span text:style-name="T35">C</text:span><text:span text:style-name="T33">ache </text:span><text:span text:style-name="T35">can often be </text:span><text:span text:style-name="T33">in several levels, L1- L3, with the higher order cache placed nearest the CPU for optimal performance. Instructions and </text:span><text:span text:style-name="T34">d</text:span><text:span text:style-name="T33">ata that are </text:span><text:span text:style-name="T36">often</text:span><text:span text:style-name="T33"> used are placed in the </text:span><text:span text:style-name="T34">c</text:span><text:span text:style-name="T33">ache </text:span><text:span text:style-name="T36">which</text:span><text:span text:style-name="T33"> speeds up the processors due to locality </text:span><text:span text:style-name="T34">of information</text:span><text:span text:style-name="T33">. </text:span><text:span text:style-name="T34">If several levels of cache are used, inclusive and exclusive cache hierarchy aid in determining which levels have a copy of the information. Some form of associativity is often implemented </text:span><text:span text:style-name="T36">in a cache</text:span><text:span text:style-name="T34">.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text:span><text:span text:style-name="T36">a </text:span><text:span text:style-name="T34">split cache with data and instructions having their own separate cache. </text:span></text:p>
      <text:h text:style-name="P28" text:outline-level="2"><text:bookmark-start text:name="__RefHeading__4594_1910807854"/>Objective<text:bookmark-end text:name="__RefHeading__4594_1910807854"/></text:h>
      <text:p text:style-name="P6"><text:bookmark-start text:name="__RefHeading__1153_351724711"/>The objective of the <text:span text:style-name="T34">final </text:span>project is to develop <text:span text:style-name="T34">a split level 1 cache</text:span>. <text:span text:style-name="T36">The simulation through verification and testing should demonstrate the functionality of the cache. After developing and simulating the cache, the final project will be demonstrated to </text:span><text:span text:style-name="T3">Professor </text:span><text:span text:style-name="T36">Mark Faust for grading and critique.</text:span><text:bookmark-end text:name="__RefHeading__1153_351724711"/></text:p>
      <text:h text:style-name="P28" text:outline-level="2"><text:bookmark-start text:name="__RefHeading__1157_351724711"/>Purpose<text:bookmark-end text:name="__RefHeading__1157_351724711"/></text:h>
      <text:p text:style-name="P9"><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26" text:outline-level="2"><text:bookmark-start text:name="__RefHeading__1177_351724711"/>Scope <text:bookmark-end text:name="__RefHeading__1177_351724711"/></text:h>
      <text:p text:style-name="P4"><text:bookmark-start text:name="__RefHeading__1179_351724711"/>The scope of this <text:span text:style-name="T3">final project is to design a cache using C progamming language that meets the project requirements and correctly demonstrates the specifications outlined </text:span><text:span text:style-name="T37">in </text:span><text:span text:style-name="T38">d</text:span><text:span text:style-name="T37">esign </text:span><text:span text:style-name="T38">below</text:span><text:span text:style-name="T37">. Any further modifications to specifications or project requirements will be noted in the version notice and updated respectively. </text:span><text:bookmark-end text:name="__RefHeading__1179_351724711"/></text:p>
      <text:h text:style-name="P26" text:outline-level="2"><text:bookmark-start text:name="__RefHeading__1203_351724711"/>Methodology, Tools, and Techniques <text:bookmark-end text:name="__RefHeading__1203_351724711"/></text:h>
      <text:p text:style-name="P8"><text:span text:style-name="T2">The source code was developed primarily in a Linux environment using vim or vi editor. A repository was established at GitHub which all members used for version control. All commenting of code followed the rules of single line commenting inside a function only and multiple lines </text:span><text:span text:style-name="T38">were</text:span><text:span text:style-name="T2"> allowed outside </text:span><text:span text:style-name="T38">functions</text:span><text:span text:style-name="T2">. The code was developed using a top-down approach by having a stub in place for L2 for simulation without developing L2 </text:span><text:span text:style-name="T37">as part of the project. Further refinement of the L1 cache source code stemmed from having a good understanding of the final product, specifications, and requirements prior to coding.</text:span></text:p>
      <text:h text:style-name="P23" text:outline-level="1"><text:bookmark-start text:name="__RefHeading__1213_351724711"/><text:soft-page-break/>Design<text:bookmark-end text:name="__RefHeading__1213_351724711"/></text:h>
      <text:p text:style-name="P4"><text:bookmark-start text:name="__RefHeading__1215_351724711"/>Th<text:span text:style-name="T40">e development of the design for the source code </text:span><text:span text:style-name="T41">began after going over the requirements below, and outlining any specifications we come up with. We finalized the design on completion of simulation and verification of meeting requirements and specifications. </text:span><text:bookmark-end text:name="__RefHeading__1215_351724711"/></text:p>
      <text:h text:style-name="P102" text:outline-level="2"><text:bookmark-start text:name="__RefHeading__4255_949116693"/>Requirements<text:bookmark-end text:name="__RefHeading__4255_949116693"/></text:h>
      <text:p text:style-name="P80">The final project had several project requirements detailed by the final project description:</text:p>
      <text:list xml:id="list29534783" text:style-name="L1">
        <text:list-item>
          <text:p text:style-name="P81"><text:span text:style-name="T39">The cache i</text:span><text:span text:style-name="T41">s</text:span><text:span text:style-name="T39"> for a </text:span><text:span text:style-name="T39">32 bit processor.</text:span></text:p>
        </text:list-item>
        <text:list-item>
          <text:p text:style-name="P81"><text:span text:style-name="T41">C</text:span><text:span text:style-name="T39">apable of being used by three additional 32 bit processors.</text:span></text:p>
        </text:list-item>
        <text:list-item>
          <text:p text:style-name="P81"><text:span text:style-name="T39">Level one split cache </text:span><text:span text:style-name="T41">with</text:span><text:span text:style-name="T39"> separate data and instruction cache.</text:span></text:p>
        </text:list-item>
        <text:list-item>
          <text:p text:style-name="P82">Employs a MESI protocol for cache coherency.</text:p>
        </text:list-item>
        <text:list-item>
          <text:p text:style-name="P82">Instruction cache was two way set associative.</text:p>
        </text:list-item>
        <text:list-item>
          <text:p text:style-name="P82">Instruction cache consist of 16k sets and 64 byte lines.</text:p>
        </text:list-item>
        <text:list-item>
          <text:p text:style-name="P82">Data cache is four way set associative.</text:p>
        </text:list-item>
        <text:list-item>
          <text:p text:style-name="P82">Data cache consist of 16k sets and 64 byte lines.</text:p>
        </text:list-item>
        <text:list-item>
          <text:p text:style-name="P82">Data cache is write back with using write allocate.</text:p>
        </text:list-item>
        <text:list-item>
          <text:p text:style-name="P82">Level one cache employs LRE replacement policy.</text:p>
        </text:list-item>
        <text:list-item>
          <text:p text:style-name="P82">Level once cache backed by shared level two cache.</text:p>
        </text:list-item>
        <text:list-item>
          <text:p text:style-name="P82">Maintain and report:</text:p>
          <text:list>
            <text:list-item>
              <text:p text:style-name="P82">number of cache reads</text:p>
            </text:list-item>
            <text:list-item>
              <text:p text:style-name="P82">number of cache writes</text:p>
            </text:list-item>
            <text:list-item>
              <text:p text:style-name="P82">number of cache hits</text:p>
            </text:list-item>
            <text:list-item>
              <text:p text:style-name="P82">number of cache misses</text:p>
            </text:list-item>
            <text:list-item>
              <text:p text:style-name="P82">cache hit ratio</text:p>
            </text:list-item>
          </text:list>
        </text:list-item>
        <text:list-item>
          <text:p text:style-name="P82">Must have a model of the next level in the memory hierarchy to handle misses.</text:p>
        </text:list-item>
        <text:list-item>
          <text:p text:style-name="P82">Must read trace files in the form of a text file.</text:p>
          <text:list>
            <text:list-item>
              <text:p text:style-name="P82">Format: <text:tab/>n address</text:p>
            </text:list-item>
            <text:list-item>
              <text:p text:style-name="P83">n =<text:tab/><text:tab/>0 <text:tab/>read data request from L1 Cache</text:p>
              <text:list>
                <text:list-item>
                  <text:list>
                    <text:list-item>
                      <text:list>
                        <text:list-header>
                          <text:p text:style-name="P83">1 <text:tab/>write data request from L1 Cache</text:p>
                          <text:p text:style-name="P83">2<text:tab/>instruction fetch (treated as a read request from L1 Cache)</text:p>
                          <text:p text:style-name="P83">3<text:tab/>Invalidate command from L2 Cache</text:p>
                          <text:p text:style-name="P83">8 <text:tab/>Clear the cache and reset all state</text:p>
                          <text:p text:style-name="P83"><text:soft-page-break/>9<text:tab/>print contents and state of the cache (allow subsequent trace activity) </text:p>
                        </text:list-header>
                      </text:list>
                    </text:list-item>
                  </text:list>
                </text:list-item>
              </text:list>
            </text:list-item>
          </text:list>
        </text:list-item>
      </text:list>
      <text:h text:style-name="P103" text:outline-level="2"><text:bookmark-start text:name="__RefHeading__8002_1727719648"/>Specifications <text:span text:style-name="T49">---Needs work</text:span><text:bookmark-end text:name="__RefHeading__8002_1727719648"/></text:h>
      <text:p text:style-name="P84">The first design specification we developed aided by hints from Professor Faust was the hierarchy should be inclusive. The L1 cache must be a split cache with separate data and instruction cache backed by a shared L2 cache. The MESI protocol must be used for cache coherency. The L1 cache </text:p>
      <text:p text:style-name="P85"/>
      <text:p text:style-name="P11">L1 Inclusivity and write through to </text:p>
      <text:p text:style-name="P10">L2 Stub - </text:p>
      <text:p text:style-name="P10">Specs Associativity L1</text:p>
      <text:p text:style-name="P10">Lines per set for Data and Instruction</text:p>
      <text:p text:style-name="P10">Provide Statistics on each cache that readable and reasonable</text:p>
      <text:p text:style-name="P10">Employ LRU policy</text:p>
      <text:p text:style-name="P10">Component module is modular and cant simulate any level</text:p>
      <text:p text:style-name="P10">Flexible as possible by using parameters other than LRU</text:p>
      <text:p text:style-name="P17">You wanted be run through a selection of trace files with single command.</text:p>
      <text:h text:style-name="P68" text:outline-level="2"><text:bookmark-start text:name="__RefHeading__2572_1910807854"/>Assumptions <text:span text:style-name="T49">---Needs work</text:span><text:bookmark-end text:name="__RefHeading__2572_1910807854"/></text:h>
      <text:p text:style-name="P15"><text:bookmark-start text:name="__RefHeading__1219_351724711"/>Spl<text:bookmark-end text:name="__RefHeading__1219_351724711"/></text:p>
      <text:h text:style-name="P68" text:outline-level="2"><text:bookmark-start text:name="__RefHeading__2574_1910807854"/>Final Design <text:span text:style-name="T49">---Needs work</text:span><text:bookmark-end text:name="__RefHeading__2574_1910807854"/></text:h>
      <text:p text:style-name="P15">Spl</text:p>
      <text:h text:style-name="P101" text:outline-level="1"><text:bookmark-start text:name="__RefHeading__8046_1727719648"/>Simulation<text:bookmark-end text:name="__RefHeading__8046_1727719648"/></text:h>
      <text:p text:style-name="P16">The <text:span text:style-name="T41">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span></text:p>
      <text:h text:style-name="P27" text:outline-level="2"><text:bookmark-start text:name="__RefHeading__1221_351724711"/><text:span text:style-name="T24">Verification and </text:span><text:span text:style-name="T23">Testing </text:span><text:span text:style-name="T25">---Needs work</text:span><text:bookmark-end text:name="__RefHeading__1221_351724711"/></text:h>
      <text:p text:style-name="P86"><text:bookmark-start text:name="__RefHeading__1223_351724711"/>The initial testing off the code involved simply compiling and checking for any segmentation faults. Next we used DDD (GDB) to check the data structures were allocated properly. We also tested hits by confirming in fact something was stored in the cache. <text:bookmark-end text:name="__RefHeading__1223_351724711"/></text:p>
      <text:p text:style-name="P87"><text:soft-page-break/><text:s/></text:p>
      <text:p text:style-name="P88"><text:span text:style-name="T48">****Notes only****</text:span></text:p>
      <text:p text:style-name="P91">Unit test beginning with Tag test to confirm loaded correctly. Tested hits by confirming that something was actually stored in the cache. Tested writes and store at the same time. Tested Misses as well. Tested evictions. </text:p>
      <text:p text:style-name="P91">Tested LRU by loading a full set into L1. </text:p>
      <text:p text:style-name="P91">Tested the invalidate command from L2</text:p>
      <text:p text:style-name="P91">Tested Evictions.</text:p>
      <text:p text:style-name="P92"><text:span text:style-name="T17">Tested the boundaries by loading two </text:span><text:span text:style-name="T18">consecutive lines. </text:span></text:p>
      <text:p text:style-name="P93">Tested parsing, it warns and continues. Finds an invalid line it warns you and continues.</text:p>
      <text:p text:style-name="P93">Warning read back it had an issue with and continue to roll.</text:p>
      <text:h text:style-name="P28" text:outline-level="2"><text:bookmark-start text:name="__RefHeading__1233_351724711"/>Development Decisions<text:bookmark-end text:name="__RefHeading__1233_351724711"/></text:h>
      <text:p text:style-name="P19"><text:span text:style-name="T13">We chose to use a top down approach to development. This entailed understanding how L1 related to the overall hierarchy of memory without knowing the details of the additional levels of memory. </text:span><text:span text:style-name="T14">We also had to get a complete picture of how L1 was to function prior to coding any of the source files. We decided as well to make the code parametrized in order to make the code maintainable and applicable for other levels of cache if need be. </text:span><text:span text:style-name="T15">The</text:span><text:span text:style-name="T14"> L1 data and instruction cache could simply be instantiated in the main function by providing the associativity, index size, line size, and operations struct. </text:span><text:span text:style-name="T12">Instead of using Verilog, we used C programming language in 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29" text:outline-level="2"><text:bookmark-start text:name="__RefHeading__4263_949116693"/>Strengths<text:bookmark-end text:name="__RefHeading__4263_949116693"/></text:h>
      <text:p text:style-name="P89"><text:span text:style-name="T43">The ability to parametrize the cache allows for the code to be used at almost any level of cache. It can easily be expanded and is maintainable. </text:span><text:span text:style-name="T44">The data structures are deconstructed to enhance the maintainability of the code. </text:span><text:span text:style-name="T43">The code is very clean, readable, and easy to follow. It's as if a single coder worked solely on the project. </text:span></text:p>
      <text:h text:style-name="P29" text:outline-level="2"><text:bookmark-start text:name="__RefHeading__4265_949116693"/>Weakness<text:bookmark-end text:name="__RefHeading__4265_949116693"/></text:h>
      <text:p text:style-name="P90"><text:span text:style-name="T44">We hard coded the LRU. This guarantees the LRU policy we implemented get used. If another policy were used, the source code needs a great amount of recoding. </text:span></text:p>
      <text:h text:style-name="P29" text:outline-level="2"><text:bookmark-start text:name="__RefHeading__4267_949116693"/><text:soft-page-break/>Recommendations<text:bookmark-end text:name="__RefHeading__4267_949116693"/></text:h>
      <text:p text:style-name="P12"><text:span text:style-name="T43">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text:span> LRU <text:span text:style-name="T42">references </text:span>more abstract so that a different LRU policy could be <text:span text:style-name="T42">implemented</text:span> without <text:span text:style-name="T42">completely </text:span>recoding. <text:span text:style-name="T43">We would have liked to code the source files for the final project in Verilog programming language. This would have expanded our experience and knowledge using Verilog. If bonus points were offered for coding using Verilog we certainly would have done so. </text:span></text:p>
      <text:h text:style-name="P24" text:outline-level="1"><text:bookmark-start text:name="__RefHeading__4515_949116693"/>Appendix<text:bookmark-end text:name="__RefHeading__4515_949116693"/></text:h>
      <text:h text:style-name="P30" text:outline-level="2"><text:bookmark-start text:name="__RefHeading__4622_1910807854"/>Re<text:span text:style-name="T2">sources</text:span><text:bookmark-end text:name="__RefHeading__4622_1910807854"/></text:h>
      <text:p text:style-name="P13"><text:a xlink:type="simple" xlink:href="https://github.com/"><text:span text:style-name="T20">https://github.com/</text:span></text:a></text:p>
      <text:p text:style-name="P13"><text:a xlink:type="simple" xlink:href="http://www.yolinux.com/TUTORIALS/LinuxTutorialAdvanced_vi.html"><text:span text:style-name="T20">http://www.yolinux.com/TUTORIALS/LinuxTutorialAdvanced_vi.html</text:span></text:a></text:p>
      <text:p text:style-name="P13"><text:a xlink:type="simple" xlink:href="http://www.softpedia.com/get/Programming/Other-Programming-Files/TortoiseGit.shtml"><text:span text:style-name="T20">http://www.softpedia.com/get/Programming/Other-Programming-Files/TortoiseGit.shtml</text:span></text:a></text:p>
      <text:p text:style-name="P14"><text:a xlink:type="simple" xlink:href="http://www.edwardbosworth.com/My5155_Slides/Chapter13/CacheCoherency.htm"><text:span text:style-name="T21">http://www.edwardbosworth.com/My5155_Slides/Chapter13/CacheCoherency.htm</text:span></text:a></text:p>
      <text:p text:style-name="P18"/>
      <text:h text:style-name="P31" text:outline-level="2"><text:bookmark-start text:name="__RefHeading__4519_949116693"/><text:bookmark-start text:name="_Toc279862818"/><text:span text:style-name="T19">S</text:span><text:bookmark-end text:name="_Toc279862818"/><text:span text:style-name="T19">ource Code</text:span><text:bookmark-end text:name="__RefHeading__4519_949116693"/></text:h>
      <text:p text:style-name="P61">Main.c</text:p>
      <text:p text:style-name="P62"/>
      <text:p text:style-name="P58">/* ECE485: Final Project</text:p>
      <text:p text:style-name="P51"><text:s/>* Authors:</text:p>
      <text:p text:style-name="P51"><text:s/>* Matthew Branstetter</text:p>
      <text:p text:style-name="P51"><text:s/>* Vernon Jones</text:p>
      <text:p text:style-name="P51"><text:s/>* Yusuf Qedan</text:p>
      <text:p text:style-name="P51"><text:s/>* Tyler Tricker</text:p>
      <text:p text:style-name="P51"><text:s/>*</text:p>
      <text:p text:style-name="P51"><text:s/>* Date: 19 Nov 2012</text:p>
      <text:p text:style-name="P51"><text:s/>*/</text:p>
      <text:p text:style-name="P59"/>
      <text:p text:style-name="P50"/>
      <text:p text:style-name="P51">/* External Modules Imports */</text:p>
      <text:p text:style-name="P49"><text:span text:style-name="T6">#include</text:span><text:span text:style-name="T28"> </text:span><text:span text:style-name="T30">&lt;stdio.h&gt;</text:span></text:p>
      <text:p text:style-name="P49"><text:span text:style-name="T6">#include</text:span><text:span text:style-name="T28"> </text:span><text:span text:style-name="T30">&lt;stdlib.h&gt;</text:span></text:p>
      <text:p text:style-name="P49"><text:span text:style-name="T6">#include</text:span><text:span text:style-name="T28"> </text:span><text:span text:style-name="T30">&lt;stdint.h&gt;</text:span></text:p>
      <text:p text:style-name="P49"><text:span text:style-name="T6">#include</text:span><text:span text:style-name="T28"> </text:span><text:span text:style-name="T30">&lt;errno.h&gt;</text:span></text:p>
      <text:p text:style-name="P49"><text:span text:style-name="T6">#include</text:span><text:span text:style-name="T28"> "cache.h"</text:span></text:p>
      <text:p text:style-name="P50"/>
      <text:p text:style-name="P51">/* Global Constants */</text:p>
      <text:p text:style-name="P49"><text:span text:style-name="T6">static</text:span><text:span text:style-name="T28"> </text:span><text:span text:style-name="T6">const</text:span><text:span text:style-name="T28"> </text:span><text:span text:style-name="T6">unsigned</text:span><text:span text:style-name="T28"> </text:span><text:span text:style-name="T6">long</text:span><text:span text:style-name="T28"> </text:span><text:span text:style-name="T30">MAX_LINE</text:span><text:span text:style-name="T28"> </text:span><text:span text:style-name="T30">=</text:span><text:span text:style-name="T28"> </text:span><text:span text:style-name="T30">1024;</text:span></text:p>
      <text:p text:style-name="P50"/>
      <text:p text:style-name="P49"><text:span text:style-name="T6">enum</text:span><text:span text:style-name="T28"> </text:span><text:span text:style-name="T30">COMMANDS</text:span></text:p>
      <text:p text:style-name="P50">{</text:p>
      <text:p text:style-name="P49"><text:span text:style-name="T28"><text:s text:c="4"/></text:span><text:span text:style-name="T30">COMMAND_READ,</text:span></text:p>
      <text:p text:style-name="P49"><text:soft-page-break/><text:span text:style-name="T28"><text:s text:c="4"/></text:span><text:span text:style-name="T30">COMMAND_WRITE,</text:span></text:p>
      <text:p text:style-name="P49"><text:span text:style-name="T28"><text:s text:c="4"/></text:span><text:span text:style-name="T30">COMMAND_IFETCH,</text:span></text:p>
      <text:p text:style-name="P49"><text:span text:style-name="T28"><text:s text:c="4"/></text:span><text:span text:style-name="T30">COMMAND_INVALIDATE,</text:span></text:p>
      <text:p text:style-name="P49"><text:span text:style-name="T28"><text:s text:c="4"/></text:span><text:span text:style-name="T30">COMMAND_RESET</text:span><text:span text:style-name="T28"> </text:span><text:span text:style-name="T30">=</text:span><text:span text:style-name="T28"> </text:span><text:span text:style-name="T30">8,</text:span></text:p>
      <text:p text:style-name="P49"><text:span text:style-name="T28"><text:s text:c="4"/></text:span><text:span text:style-name="T30">COMMAND_PRINT</text:span><text:span text:style-name="T28"> </text:span><text:span text:style-name="T30">=</text:span><text:span text:style-name="T28"> </text:span><text:span text:style-name="T30">9,</text:span></text:p>
      <text:p text:style-name="P49"><text:span text:style-name="T28"><text:s text:c="4"/></text:span><text:span text:style-name="T30">COMMAND_END</text:span></text:p>
      <text:p text:style-name="P50">};</text:p>
      <text:p text:style-name="P50"/>
      <text:p text:style-name="P50"/>
      <text:p text:style-name="P51">/* Forward Declarations*/</text:p>
      <text:p text:style-name="P49"><text:span text:style-name="T6">void</text:span><text:span text:style-name="T28"> </text:span><text:span text:style-name="T6">static</text:span><text:span text:style-name="T28"> </text:span><text:span text:style-name="T30">execute(</text:span><text:span text:style-name="T6">struct</text:span><text:span text:style-name="T28"> </text:span><text:span text:style-name="T30">cache_t*</text:span><text:span text:style-name="T28"> </text:span><text:span text:style-name="T30">instruction,</text:span></text:p>
      <text:p text:style-name="P49"><text:span text:style-name="T28"><text:tab/><text:tab/> <text:s text:c="3"/></text:span><text:span text:style-name="T6">struct</text:span><text:span text:style-name="T28"> </text:span><text:span text:style-name="T30">cache_t*</text:span><text:span text:style-name="T28"> </text:span><text:span text:style-name="T30">data,</text:span><text:span text:style-name="T28"> </text:span></text:p>
      <text:p text:style-name="P49"><text:span text:style-name="T28"><text:tab/><text:tab/> <text:s text:c="3"/></text:span><text:span text:style-name="T6">int</text:span><text:span text:style-name="T28"> </text:span><text:span text:style-name="T30">op,</text:span><text:span text:style-name="T28"> </text:span></text:p>
      <text:p text:style-name="P49"><text:span text:style-name="T28"><text:tab/><text:tab/> <text:s text:c="3"/></text:span><text:span text:style-name="T30">uint32_t</text:span><text:span text:style-name="T28"> </text:span><text:span text:style-name="T30">address);</text:span></text:p>
      <text:p text:style-name="P50"/>
      <text:p text:style-name="P51">/* Implementations */</text:p>
      <text:p text:style-name="P49"><text:span text:style-name="T6">int</text:span><text:span text:style-name="T28"> </text:span><text:span text:style-name="T30">main(</text:span><text:span text:style-name="T6">int</text:span><text:span text:style-name="T28"> </text:span><text:span text:style-name="T30">argc,</text:span><text:span text:style-name="T28"> </text:span><text:span text:style-name="T6">char</text:span><text:span text:style-name="T30">**</text:span><text:span text:style-name="T28"> </text:span><text:span text:style-name="T30">argv)</text:span></text:p>
      <text:p text:style-name="P50">{</text:p>
      <text:p text:style-name="P49"><text:span text:style-name="T28"><text:s text:c="4"/></text:span><text:span text:style-name="T30">FILE*</text:span><text:span text:style-name="T28"> <text:s text:c="3"/></text:span><text:span text:style-name="T30">t_fileh;</text:span></text:p>
      <text:p text:style-name="P49"><text:span text:style-name="T28"><text:s text:c="4"/></text:span><text:span text:style-name="T6">int</text:span><text:span text:style-name="T28"> <text:s text:c="5"/></text:span><text:span text:style-name="T30">matched;</text:span></text:p>
      <text:p text:style-name="P49"><text:span text:style-name="T28"><text:s text:c="4"/></text:span><text:span text:style-name="T6">int</text:span><text:span text:style-name="T28"> <text:s text:c="5"/></text:span><text:span text:style-name="T30">op;</text:span></text:p>
      <text:p text:style-name="P49"><text:span text:style-name="T28"><text:s text:c="4"/></text:span><text:span text:style-name="T30">uint32_t</text:span><text:span text:style-name="T28"> </text:span><text:span text:style-name="T30">address;</text:span><text:span text:style-name="T28"> </text:span></text:p>
      <text:p text:style-name="P49"><text:span text:style-name="T28"><text:s text:c="4"/></text:span><text:span text:style-name="T6">char</text:span><text:span text:style-name="T28"> </text:span><text:span text:style-name="T30">line[MAX_LINE+1];</text:span></text:p>
      <text:p text:style-name="P50"/>
      <text:p text:style-name="P49"><text:span text:style-name="T28"><text:s text:c="4"/></text:span><text:span text:style-name="T6">struct</text:span><text:span text:style-name="T28"> </text:span><text:span text:style-name="T30">LN_ops_t</text:span><text:span text:style-name="T28"> </text:span><text:span text:style-name="T30">L2_hooks;</text:span></text:p>
      <text:p text:style-name="P49"><text:span text:style-name="T28"><text:s text:c="4"/></text:span><text:span text:style-name="T30">L2_hooks.read</text:span><text:span text:style-name="T28"> </text:span><text:span text:style-name="T30">=</text:span><text:span text:style-name="T28"> </text:span><text:span text:style-name="T30">NULL;</text:span></text:p>
      <text:p text:style-name="P49"><text:span text:style-name="T28"><text:s text:c="4"/></text:span><text:span text:style-name="T30">L2_hooks.write</text:span><text:span text:style-name="T28"> </text:span><text:span text:style-name="T30">=</text:span><text:span text:style-name="T28"> </text:span><text:span text:style-name="T30">NULL;</text:span></text:p>
      <text:p text:style-name="P49"><text:span text:style-name="T28"><text:s text:c="4"/></text:span><text:span text:style-name="T30">L2_hooks.modified</text:span><text:span text:style-name="T28"> </text:span><text:span text:style-name="T30">=</text:span><text:span text:style-name="T28"> </text:span><text:span text:style-name="T30">NULL;</text:span></text:p>
      <text:p text:style-name="P49"><text:span text:style-name="T28"><text:s text:c="4"/></text:span><text:span text:style-name="T30">L2_hooks.evicted</text:span><text:span text:style-name="T28"> <text:s/></text:span><text:span text:style-name="T30">=</text:span><text:span text:style-name="T28"> </text:span><text:span text:style-name="T30">NULL;</text:span></text:p>
      <text:p text:style-name="P49"><text:span text:style-name="T28"><text:s text:c="4"/></text:span><text:span text:style-name="T30">L2_hooks.object</text:span><text:span text:style-name="T28"> <text:s text:c="2"/></text:span><text:span text:style-name="T30">=</text:span><text:span text:style-name="T28"> </text:span><text:span text:style-name="T30">NULL;</text:span></text:p>
      <text:p text:style-name="P50"/>
      <text:p text:style-name="P49"><text:span text:style-name="T28"><text:s text:c="4"/></text:span><text:span text:style-name="T32">//caches</text:span></text:p>
      <text:p text:style-name="P49"><text:span text:style-name="T28"><text:s text:c="4"/></text:span><text:span text:style-name="T6">struct</text:span><text:span text:style-name="T28"> </text:span><text:span text:style-name="T30">cache_t</text:span><text:span text:style-name="T28"> </text:span><text:span text:style-name="T30">*L1_instruction</text:span><text:span text:style-name="T28"> </text:span><text:span text:style-name="T30">=</text:span><text:span text:style-name="T28"> </text:span><text:span text:style-name="T30">cache_new(2,</text:span><text:span text:style-name="T28"> </text:span><text:span text:style-name="T30">16*1024,</text:span><text:span text:style-name="T28"> </text:span><text:span text:style-name="T30">64,</text:span><text:span text:style-name="T28"> </text:span><text:span text:style-name="T30">L2_hooks);</text:span></text:p>
      <text:p text:style-name="P49"><text:span text:style-name="T28"><text:s text:c="4"/></text:span><text:span text:style-name="T6">struct</text:span><text:span text:style-name="T28"> </text:span><text:span text:style-name="T30">cache_t</text:span><text:span text:style-name="T28"> </text:span><text:span text:style-name="T30">*L1_data</text:span><text:span text:style-name="T28"> <text:s text:c="7"/></text:span><text:span text:style-name="T30">=</text:span><text:span text:style-name="T28"> </text:span><text:span text:style-name="T30">cache_new(4,</text:span><text:span text:style-name="T28"> </text:span><text:span text:style-name="T30">16*1024,</text:span><text:span text:style-name="T28"> </text:span><text:span text:style-name="T30">64,</text:span><text:span text:style-name="T28"> </text:span><text:span text:style-name="T30">L2_hooks);</text:span></text:p>
      <text:p text:style-name="P50"/>
      <text:p text:style-name="P49"><text:span text:style-name="T28"><text:s text:c="4"/></text:span><text:span text:style-name="T6">if</text:span><text:span text:style-name="T30">(argc</text:span><text:span text:style-name="T28"> </text:span><text:span text:style-name="T30">&lt;</text:span><text:span text:style-name="T28"> </text:span><text:span text:style-name="T30">2)</text:span></text:p>
      <text:p text:style-name="P49"><text:span text:style-name="T28"><text:s text:c="4"/></text:span><text:span text:style-name="T30">{</text:span></text:p>
      <text:p text:style-name="P49"><text:span text:style-name="T28"><text:tab/></text:span><text:span text:style-name="T30">printf(</text:span><text:span text:style-name="T28">"Usage: %s {tracefiles}\n"</text:span><text:span text:style-name="T30">,</text:span><text:span text:style-name="T28"> </text:span><text:span text:style-name="T30">argv[0]);</text:span></text:p>
      <text:p text:style-name="P49"><text:span text:style-name="T28"><text:tab/></text:span><text:span text:style-name="T6">return</text:span><text:span text:style-name="T28"> </text:span><text:span text:style-name="T30">0;</text:span></text:p>
      <text:p text:style-name="P49"><text:span text:style-name="T28"><text:s text:c="4"/></text:span><text:span text:style-name="T30">}</text:span></text:p>
      <text:p text:style-name="P50"/>
      <text:p text:style-name="P49"><text:span text:style-name="T28"><text:s text:c="4"/></text:span><text:span text:style-name="T32">/* Setup Cache */</text:span></text:p>
      <text:p text:style-name="P52"><text:s text:c="4"/></text:p>
      <text:p text:style-name="P49"><text:span text:style-name="T28"><text:s text:c="4"/></text:span><text:span text:style-name="T30">cache_reset(L1_instruction);</text:span></text:p>
      <text:p text:style-name="P49"><text:span text:style-name="T28"><text:s text:c="4"/></text:span><text:span text:style-name="T30">cache_reset(L1_data);</text:span></text:p>
      <text:p text:style-name="P50"/>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1;</text:span><text:span text:style-name="T28"> </text:span><text:span text:style-name="T30">i</text:span><text:span text:style-name="T28"> </text:span><text:span text:style-name="T30">&lt;</text:span><text:span text:style-name="T28"> </text:span><text:span text:style-name="T30">argc;</text:span><text:span text:style-name="T28"> </text:span><text:span text:style-name="T30">i++)</text:span><text:span text:style-name="T28"> </text:span><text:span text:style-name="T32">//For every tracefile passed to the input</text:span></text:p>
      <text:p text:style-name="P49"><text:span text:style-name="T28"><text:s text:c="4"/></text:span><text:span text:style-name="T30">{</text:span></text:p>
      <text:p text:style-name="P49"><text:span text:style-name="T28"><text:tab/></text:span><text:span text:style-name="T30">t_fileh</text:span><text:span text:style-name="T28"> </text:span><text:span text:style-name="T30">=</text:span><text:span text:style-name="T28"> </text:span><text:span text:style-name="T30">fopen(argv[i],</text:span><text:span text:style-name="T28"> "r"</text:span><text:span text:style-name="T30">);</text:span></text:p>
      <text:p text:style-name="P49"><text:span text:style-name="T28"><text:tab/></text:span><text:span text:style-name="T6">if</text:span><text:span text:style-name="T30">(!t_fileh)</text:span><text:span text:style-name="T28"> </text:span><text:span text:style-name="T32">//</text:span></text:p>
      <text:p text:style-name="P49"><text:span text:style-name="T28"><text:tab/></text:span><text:span text:style-name="T30">{</text:span></text:p>
      <text:p text:style-name="P49"><text:span text:style-name="T28"><text:tab/> <text:s text:c="3"/></text:span><text:span text:style-name="T30">snprintf(line,</text:span><text:span text:style-name="T28"> </text:span><text:span text:style-name="T30">MAX_LINE,</text:span><text:span text:style-name="T28"> "Skipping Entry %s"</text:span><text:span text:style-name="T30">,</text:span><text:span text:style-name="T28"> </text:span><text:span text:style-name="T30">argv[i]);</text:span></text:p>
      <text:p text:style-name="P49"><text:span text:style-name="T28"><text:tab/> <text:s text:c="3"/></text:span><text:span text:style-name="T30">perror(line);</text:span></text:p>
      <text:p text:style-name="P49"><text:span text:style-name="T28"><text:tab/> <text:s text:c="3"/></text:span><text:span text:style-name="T6">continue</text:span><text:span text:style-name="T30">;</text:span></text:p>
      <text:p text:style-name="P49"><text:span text:style-name="T28"><text:tab/></text:span><text:span text:style-name="T30">}</text:span></text:p>
      <text:p text:style-name="P49"><text:span text:style-name="T28"><text:tab/></text:span><text:span text:style-name="T30">printf(</text:span><text:span text:style-name="T28">"\n************ Running file: %s ************\n\n"</text:span><text:span text:style-name="T30">,</text:span><text:span text:style-name="T28"> </text:span><text:span text:style-name="T30">argv[i]);</text:span></text:p>
      <text:p text:style-name="P49"><text:span text:style-name="T28"><text:tab/></text:span><text:span text:style-name="T6">while</text:span><text:span text:style-name="T30">(fgets(line,</text:span><text:span text:style-name="T28"> </text:span><text:span text:style-name="T30">MAX_LINE,</text:span><text:span text:style-name="T28"> </text:span><text:span text:style-name="T30">t_fileh))</text:span><text:span text:style-name="T28"> </text:span><text:span text:style-name="T32">//get line until end of file</text:span></text:p>
      <text:p text:style-name="P49"><text:span text:style-name="T28"><text:tab/></text:span><text:span text:style-name="T30">{</text:span></text:p>
      <text:p text:style-name="P49"><text:soft-page-break/><text:span text:style-name="T28"><text:tab/> <text:s text:c="3"/></text:span><text:span text:style-name="T30">matched</text:span><text:span text:style-name="T28"> </text:span><text:span text:style-name="T30">=</text:span><text:span text:style-name="T28"> </text:span><text:span text:style-name="T30">sscanf(line,</text:span><text:span text:style-name="T28"> "%d%*[ \t]%x"</text:span><text:span text:style-name="T30">,</text:span><text:span text:style-name="T28"> </text:span><text:span text:style-name="T30">&amp;op,</text:span><text:span text:style-name="T28"> </text:span><text:span text:style-name="T30">&amp;address);</text:span></text:p>
      <text:p text:style-name="P49"><text:span text:style-name="T28"><text:tab/> <text:s text:c="3"/></text:span><text:span text:style-name="T6">if</text:span><text:span text:style-name="T28"> </text:span><text:span text:style-name="T30">(matched</text:span><text:span text:style-name="T28"> </text:span><text:span text:style-name="T30">&lt;</text:span><text:span text:style-name="T28"> </text:span><text:span text:style-name="T30">2)</text:span><text:span text:style-name="T28"> </text:span><text:span text:style-name="T32">//TODO allow certain opcodes to not have an address</text:span></text:p>
      <text:p text:style-name="P49"><text:span text:style-name="T28"><text:tab/> <text:s text:c="3"/></text:span><text:span text:style-name="T30">{</text:span></text:p>
      <text:p text:style-name="P49"><text:span text:style-name="T28"><text:tab/><text:tab/></text:span><text:span text:style-name="T30">fprintf(stderr,</text:span><text:span text:style-name="T28"> "Parsing Warning - invalid line: %s"</text:span><text:span text:style-name="T30">,</text:span><text:span text:style-name="T28"> </text:span><text:span text:style-name="T30">line);</text:span></text:p>
      <text:p text:style-name="P49"><text:span text:style-name="T28"><text:tab/><text:tab/></text:span><text:span text:style-name="T6">continue</text:span><text:span text:style-name="T30">;</text:span></text:p>
      <text:p text:style-name="P49"><text:span text:style-name="T28"><text:tab/> <text:s text:c="3"/></text:span><text:span text:style-name="T30">}</text:span></text:p>
      <text:p text:style-name="P49"><text:span text:style-name="T28"><text:tab/> <text:s text:c="3"/></text:span><text:span text:style-name="T30">execute(L1_instruction,</text:span><text:span text:style-name="T28"> </text:span><text:span text:style-name="T30">L1_data,</text:span><text:span text:style-name="T28"> </text:span><text:span text:style-name="T30">op,</text:span><text:span text:style-name="T28"> </text:span><text:span text:style-name="T30">address);</text:span></text:p>
      <text:p text:style-name="P49"><text:span text:style-name="T28"><text:tab/></text:span><text:span text:style-name="T30">}</text:span></text:p>
      <text:p text:style-name="P49"><text:span text:style-name="T28"><text:tab/></text:span><text:span text:style-name="T32">//Print out simulation Cache Results</text:span></text:p>
      <text:p text:style-name="P49"><text:span text:style-name="T28"><text:tab/></text:span><text:span text:style-name="T32">//hit rate = hits/(hits+misses) %</text:span></text:p>
      <text:p text:style-name="P49"><text:span text:style-name="T28"><text:tab/></text:span><text:span text:style-name="T6">float</text:span><text:span text:style-name="T28"> </text:span><text:span text:style-name="T30">hitrate</text:span><text:span text:style-name="T28"> </text:span><text:span text:style-name="T30">=</text:span><text:span text:style-name="T28"> </text:span><text:span text:style-name="T30">(</text:span><text:span text:style-name="T6">float</text:span><text:span text:style-name="T30">)</text:span><text:span text:style-name="T28"> </text:span><text:span text:style-name="T30">L1_data-&gt;stats.hits</text:span><text:span text:style-name="T28"> </text:span><text:span text:style-name="T30">/</text:span><text:span text:style-name="T28"> </text:span></text:p>
      <text:p text:style-name="P49"><text:span text:style-name="T28"><text:tab/> <text:s text:c="3"/></text:span><text:span text:style-name="T30">((</text:span><text:span text:style-name="T6">float</text:span><text:span text:style-name="T30">)</text:span><text:span text:style-name="T28"> </text:span><text:span text:style-name="T30">L1_data-&gt;stats.hits</text:span><text:span text:style-name="T28"> </text:span><text:span text:style-name="T30">+</text:span><text:span text:style-name="T28"> </text:span><text:span text:style-name="T30">(</text:span><text:span text:style-name="T6">float</text:span><text:span text:style-name="T30">)</text:span><text:span text:style-name="T28"> </text:span><text:span text:style-name="T30">L1_data-&gt;stats.misses)</text:span><text:span text:style-name="T28"> </text:span><text:span text:style-name="T30">*</text:span><text:span text:style-name="T28"> </text:span><text:span text:style-name="T30">100.0f;</text:span></text:p>
      <text:p text:style-name="P50"/>
      <text:p text:style-name="P49"><text:span text:style-name="T28"><text:tab/></text:span><text:span text:style-name="T30">printf(</text:span><text:span text:style-name="T28">"\nTrace Summary:\n"</text:span><text:span text:style-name="T30">);</text:span></text:p>
      <text:p text:style-name="P49"><text:span text:style-name="T28"><text:tab/></text:span><text:span text:style-name="T30">printf(</text:span><text:span text:style-name="T28">"\nData Cache\n"</text:span><text:span text:style-name="T30">);</text:span></text:p>
      <text:p text:style-name="P49"><text:span text:style-name="T28"><text:tab/></text:span><text:span text:style-name="T30">printf(</text:span><text:span text:style-name="T28">"Reads:%6zu <text:s text:c="5"/>Writes:%6zu <text:s text:c="5"/>Hits:%6zu <text:s text:c="5"/>Misses:%6zu <text:s text:c="5"/>HitRate:%4g%%\n"</text:span><text:span text:style-name="T30">,</text:span></text:p>
      <text:p text:style-name="P49"><text:span text:style-name="T28"><text:tab/> <text:s text:c="6"/></text:span><text:span text:style-name="T30">L1_data-&gt;stats.reads,</text:span></text:p>
      <text:p text:style-name="P49"><text:span text:style-name="T28"><text:tab/> <text:s text:c="6"/></text:span><text:span text:style-name="T30">L1_data-&gt;stats.writes,</text:span></text:p>
      <text:p text:style-name="P49"><text:span text:style-name="T28"><text:tab/> <text:s text:c="6"/></text:span><text:span text:style-name="T30">L1_data-&gt;stats.hits,</text:span></text:p>
      <text:p text:style-name="P49"><text:span text:style-name="T28"><text:tab/> <text:s text:c="6"/></text:span><text:span text:style-name="T30">L1_data-&gt;stats.misses,</text:span></text:p>
      <text:p text:style-name="P49"><text:span text:style-name="T28"><text:tab/> <text:s text:c="6"/></text:span><text:span text:style-name="T30">hitrate);</text:span></text:p>
      <text:p text:style-name="P50"/>
      <text:p text:style-name="P49"><text:span text:style-name="T28"><text:tab/></text:span><text:span text:style-name="T30">hitrate</text:span><text:span text:style-name="T28"> </text:span><text:span text:style-name="T30">=</text:span><text:span text:style-name="T28"> </text:span><text:span text:style-name="T30">(</text:span><text:span text:style-name="T6">float</text:span><text:span text:style-name="T30">)</text:span><text:span text:style-name="T28"> </text:span><text:span text:style-name="T30">L1_instruction-&gt;stats.hits</text:span><text:span text:style-name="T28"> </text:span><text:span text:style-name="T30">/</text:span><text:span text:style-name="T28"> </text:span></text:p>
      <text:p text:style-name="P49"><text:span text:style-name="T28"><text:tab/> <text:s text:c="3"/></text:span><text:span text:style-name="T30">((</text:span><text:span text:style-name="T6">float</text:span><text:span text:style-name="T30">)</text:span><text:span text:style-name="T28"> </text:span><text:span text:style-name="T30">L1_instruction-&gt;stats.hits</text:span><text:span text:style-name="T28"> </text:span><text:span text:style-name="T30">+</text:span><text:span text:style-name="T28"> </text:span><text:span text:style-name="T30">(</text:span><text:span text:style-name="T6">float</text:span><text:span text:style-name="T30">)</text:span><text:span text:style-name="T28"> </text:span><text:span text:style-name="T30">L1_instruction-&gt;stats.misses)</text:span><text:span text:style-name="T28"> </text:span><text:span text:style-name="T30">*</text:span><text:span text:style-name="T28"> </text:span><text:span text:style-name="T30">100.0f;</text:span></text:p>
      <text:p text:style-name="P50"/>
      <text:p text:style-name="P49"><text:span text:style-name="T28"><text:tab/></text:span><text:span text:style-name="T30">printf(</text:span><text:span text:style-name="T28">"\nIntruction Cache\n"</text:span><text:span text:style-name="T30">);</text:span></text:p>
      <text:p text:style-name="P49"><text:span text:style-name="T28"><text:tab/></text:span><text:span text:style-name="T30">printf(</text:span><text:span text:style-name="T28">"Reads:%6zu <text:s text:c="5"/>Writes:%6zu <text:s text:c="5"/>Hits:%6zu <text:s text:c="5"/>Misses:%6zu <text:s text:c="5"/>HitRate:%4g%%\n"</text:span><text:span text:style-name="T30">,</text:span></text:p>
      <text:p text:style-name="P49"><text:span text:style-name="T28"><text:tab/> <text:s text:c="6"/></text:span><text:span text:style-name="T30">L1_instruction-&gt;stats.reads,</text:span></text:p>
      <text:p text:style-name="P49"><text:span text:style-name="T28"><text:tab/> <text:s text:c="6"/></text:span><text:span text:style-name="T30">L1_instruction-&gt;stats.writes,</text:span></text:p>
      <text:p text:style-name="P49"><text:span text:style-name="T28"><text:tab/> <text:s text:c="6"/></text:span><text:span text:style-name="T30">L1_instruction-&gt;stats.hits,</text:span></text:p>
      <text:p text:style-name="P49"><text:span text:style-name="T28"><text:tab/> <text:s text:c="6"/></text:span><text:span text:style-name="T30">L1_instruction-&gt;stats.misses,</text:span></text:p>
      <text:p text:style-name="P49"><text:span text:style-name="T28"><text:tab/> <text:s text:c="6"/></text:span><text:span text:style-name="T30">hitrate);</text:span></text:p>
      <text:p text:style-name="P50"/>
      <text:p text:style-name="P49"><text:span text:style-name="T28"><text:tab/></text:span><text:span text:style-name="T32">//Clean up resources</text:span></text:p>
      <text:p text:style-name="P49"><text:span text:style-name="T28"><text:tab/></text:span><text:span text:style-name="T6">if</text:span><text:span text:style-name="T28"> </text:span><text:span text:style-name="T30">(fclose(t_fileh)</text:span><text:span text:style-name="T28"> </text:span><text:span text:style-name="T30">==</text:span><text:span text:style-name="T28"> </text:span><text:span text:style-name="T30">EOF)</text:span></text:p>
      <text:p text:style-name="P49"><text:span text:style-name="T28"><text:tab/> <text:s text:c="3"/></text:span><text:span text:style-name="T30">perror(</text:span><text:span text:style-name="T28">"Failed to release file handle, continuing anyway"</text:span><text:span text:style-name="T30">);</text:span></text:p>
      <text:p text:style-name="P49"><text:span text:style-name="T28"><text:tab/></text:span><text:span text:style-name="T30">t_fileh</text:span><text:span text:style-name="T28"> </text:span><text:span text:style-name="T30">=</text:span><text:span text:style-name="T28"> </text:span><text:span text:style-name="T30">0;</text:span></text:p>
      <text:p text:style-name="P49"><text:span text:style-name="T28"><text:s text:c="4"/></text:span><text:span text:style-name="T30">}</text:span></text:p>
      <text:p text:style-name="P50"/>
      <text:p text:style-name="P49"><text:span text:style-name="T28"><text:s text:c="4"/></text:span><text:span text:style-name="T30">cache_free(L1_instruction);</text:span></text:p>
      <text:p text:style-name="P49"><text:span text:style-name="T28"><text:s text:c="4"/></text:span><text:span text:style-name="T30">cache_free(L1_data);</text:span></text:p>
      <text:p text:style-name="P49"><text:span text:style-name="T28"><text:s text:c="4"/></text:span><text:span text:style-name="T6">return</text:span><text:span text:style-name="T28"> </text:span><text:span text:style-name="T30">0;</text:span></text:p>
      <text:p text:style-name="P50">}</text:p>
      <text:p text:style-name="P50"/>
      <text:p text:style-name="P51">/****************** Internal Implementation **********************/</text:p>
      <text:p text:style-name="P49"><text:span text:style-name="T6">void</text:span><text:span text:style-name="T28"> </text:span><text:span text:style-name="T6">static</text:span><text:span text:style-name="T28"> </text:span><text:span text:style-name="T30">execute(</text:span><text:span text:style-name="T6">struct</text:span><text:span text:style-name="T28"> </text:span><text:span text:style-name="T30">cache_t*</text:span><text:span text:style-name="T28"> </text:span><text:span text:style-name="T30">instruction,</text:span><text:span text:style-name="T28"> </text:span></text:p>
      <text:p text:style-name="P49"><text:span text:style-name="T28"><text:tab/><text:tab/> <text:s text:c="3"/></text:span><text:span text:style-name="T6">struct</text:span><text:span text:style-name="T28"> </text:span><text:span text:style-name="T30">cache_t*</text:span><text:span text:style-name="T28"> </text:span><text:span text:style-name="T30">data,</text:span><text:span text:style-name="T28"> </text:span></text:p>
      <text:p text:style-name="P49"><text:span text:style-name="T28"><text:tab/><text:tab/> <text:s text:c="3"/></text:span><text:span text:style-name="T6">int</text:span><text:span text:style-name="T28"> </text:span><text:span text:style-name="T30">op,</text:span><text:span text:style-name="T28"> </text:span></text:p>
      <text:p text:style-name="P49"><text:span text:style-name="T28"><text:tab/><text:tab/> <text:s text:c="3"/></text:span><text:span text:style-name="T30">uint32_t</text:span><text:span text:style-name="T28"> </text:span><text:span text:style-name="T30">address)</text:span></text:p>
      <text:p text:style-name="P50">{</text:p>
      <text:p text:style-name="P49"><text:span text:style-name="T28"><text:s text:c="4"/></text:span><text:span text:style-name="T32">// Data Stub for read and write functions</text:span></text:p>
      <text:p text:style-name="P49"><text:span text:style-name="T28"><text:s text:c="4"/></text:span><text:span text:style-name="T30">uint8_t</text:span><text:span text:style-name="T28"> </text:span><text:span text:style-name="T30">cpu_port</text:span><text:span text:style-name="T28"> </text:span><text:span text:style-name="T30">=</text:span><text:span text:style-name="T28"> </text:span><text:span text:style-name="T30">0xFF;</text:span></text:p>
      <text:p text:style-name="P52"><text:s text:c="4"/></text:p>
      <text:p text:style-name="P49"><text:span text:style-name="T28"><text:s text:c="4"/></text:span><text:span text:style-name="T6">switch</text:span><text:span text:style-name="T30">(op)</text:span></text:p>
      <text:p text:style-name="P49"><text:span text:style-name="T28"><text:s text:c="4"/></text:span><text:span text:style-name="T30">{</text:span></text:p>
      <text:p text:style-name="P49"><text:soft-page-break/><text:span text:style-name="T28"><text:s text:c="4"/></text:span><text:span text:style-name="T6">case</text:span><text:span text:style-name="T28"> </text:span><text:span text:style-name="T30">COMMAND_READ:</text:span><text:span text:style-name="T28"><text:tab/><text:tab/></text:span><text:span text:style-name="T32">// (0)</text:span></text:p>
      <text:p text:style-name="P49"><text:span text:style-name="T28"><text:tab/></text:span><text:span text:style-name="T30">cache_readop(data,</text:span><text:span text:style-name="T28"> </text:span><text:span text:style-name="T30">address,</text:span><text:span text:style-name="T28"> </text:span><text:span text:style-name="T30">1,</text:span><text:span text:style-name="T28"> </text:span><text:span text:style-name="T30">&amp;cpu_port);</text:span></text:p>
      <text:p text:style-name="P49"><text:span text:style-name="T28"><text:tab/></text:span><text:span text:style-name="T6">break</text:span><text:span text:style-name="T30">;</text:span></text:p>
      <text:p text:style-name="P49"><text:span text:style-name="T28"><text:s text:c="4"/></text:span><text:span text:style-name="T6">case</text:span><text:span text:style-name="T28"> </text:span><text:span text:style-name="T30">COMMAND_WRITE:</text:span><text:span text:style-name="T28"><text:tab/><text:tab/></text:span><text:span text:style-name="T32">// (1)</text:span></text:p>
      <text:p text:style-name="P49"><text:span text:style-name="T28"><text:tab/></text:span><text:span text:style-name="T30">cache_writeop(data,</text:span><text:span text:style-name="T28"> </text:span><text:span text:style-name="T30">address,</text:span><text:span text:style-name="T28"> </text:span><text:span text:style-name="T30">1,</text:span><text:span text:style-name="T28"> </text:span><text:span text:style-name="T30">&amp;cpu_port);</text:span></text:p>
      <text:p text:style-name="P49"><text:span text:style-name="T28"><text:tab/></text:span><text:span text:style-name="T6">break</text:span><text:span text:style-name="T30">;</text:span></text:p>
      <text:p text:style-name="P49"><text:span text:style-name="T28"><text:s text:c="4"/></text:span><text:span text:style-name="T6">case</text:span><text:span text:style-name="T28"> </text:span><text:span text:style-name="T30">COMMAND_IFETCH:</text:span><text:span text:style-name="T28"><text:tab/></text:span><text:span text:style-name="T32">// (2)</text:span></text:p>
      <text:p text:style-name="P49"><text:span text:style-name="T28"><text:tab/></text:span><text:span text:style-name="T30">cache_readop(instruction,</text:span><text:span text:style-name="T28"> </text:span><text:span text:style-name="T30">address,</text:span><text:span text:style-name="T28"> </text:span><text:span text:style-name="T30">1,</text:span><text:span text:style-name="T28"> </text:span><text:span text:style-name="T30">&amp;cpu_port);</text:span></text:p>
      <text:p text:style-name="P49"><text:span text:style-name="T28"><text:tab/></text:span><text:span text:style-name="T6">break</text:span><text:span text:style-name="T30">;</text:span></text:p>
      <text:p text:style-name="P49"><text:span text:style-name="T28"><text:s text:c="4"/></text:span><text:span text:style-name="T6">case</text:span><text:span text:style-name="T28"> </text:span><text:span text:style-name="T30">COMMAND_INVALIDATE:</text:span><text:span text:style-name="T28"><text:tab/></text:span><text:span text:style-name="T32">// (3)</text:span></text:p>
      <text:p text:style-name="P49"><text:span text:style-name="T28"><text:tab/></text:span><text:span text:style-name="T30">cache_invalidate(data,</text:span><text:span text:style-name="T28"> </text:span><text:span text:style-name="T30">address);</text:span></text:p>
      <text:p text:style-name="P49"><text:span text:style-name="T28"><text:tab/></text:span><text:span text:style-name="T6">break</text:span><text:span text:style-name="T30">;</text:span></text:p>
      <text:p text:style-name="P49"><text:span text:style-name="T28"><text:s text:c="4"/></text:span><text:span text:style-name="T6">case</text:span><text:span text:style-name="T28"> </text:span><text:span text:style-name="T30">COMMAND_RESET:</text:span><text:span text:style-name="T28"><text:tab/><text:tab/></text:span><text:span text:style-name="T32">// (8)</text:span></text:p>
      <text:p text:style-name="P49"><text:span text:style-name="T28"><text:tab/></text:span><text:span text:style-name="T30">cache_reset(instruction);</text:span></text:p>
      <text:p text:style-name="P49"><text:span text:style-name="T28"><text:tab/></text:span><text:span text:style-name="T30">cache_reset(data);</text:span></text:p>
      <text:p text:style-name="P49"><text:span text:style-name="T28"><text:tab/></text:span><text:span text:style-name="T6">break</text:span><text:span text:style-name="T30">;</text:span></text:p>
      <text:p text:style-name="P49"><text:span text:style-name="T28"><text:s text:c="4"/></text:span><text:span text:style-name="T6">case</text:span><text:span text:style-name="T28"> </text:span><text:span text:style-name="T30">COMMAND_PRINT:</text:span><text:span text:style-name="T28"><text:tab/><text:tab/></text:span><text:span text:style-name="T32">// (9)</text:span></text:p>
      <text:p text:style-name="P49"><text:span text:style-name="T28"><text:tab/></text:span><text:span text:style-name="T30">printf(</text:span><text:span text:style-name="T28">"Printing Instruction Cache\n"</text:span><text:span text:style-name="T30">);</text:span></text:p>
      <text:p text:style-name="P49"><text:span text:style-name="T28"><text:tab/></text:span><text:span text:style-name="T30">cache_print(instruction);</text:span></text:p>
      <text:p text:style-name="P49"><text:span text:style-name="T28"><text:tab/></text:span><text:span text:style-name="T30">printf(</text:span><text:span text:style-name="T28">"Printing Data Cache\n"</text:span><text:span text:style-name="T30">);</text:span></text:p>
      <text:p text:style-name="P49"><text:span text:style-name="T28"><text:tab/></text:span><text:span text:style-name="T30">cache_print(data);</text:span></text:p>
      <text:p text:style-name="P49"><text:span text:style-name="T28"><text:tab/></text:span><text:span text:style-name="T6">break</text:span><text:span text:style-name="T30">;</text:span></text:p>
      <text:p text:style-name="P49"><text:span text:style-name="T28"><text:s text:c="4"/></text:span><text:span text:style-name="T6">default</text:span><text:span text:style-name="T30">:</text:span></text:p>
      <text:p text:style-name="P49"><text:span text:style-name="T28"><text:tab/></text:span><text:span text:style-name="T30">fprintf(stderr,</text:span><text:span text:style-name="T28"> "Error: Invalid operation %d <text:s/>\n"</text:span><text:span text:style-name="T30">,</text:span><text:span text:style-name="T28"> </text:span><text:span text:style-name="T30">op);</text:span></text:p>
      <text:p text:style-name="P49"><text:span text:style-name="T28"><text:s text:c="4"/></text:span><text:span text:style-name="T30">}</text:span></text:p>
      <text:p text:style-name="P50">}</text:p>
      <text:p text:style-name="P63"/>
      <text:p text:style-name="P67"/>
      <text:p text:style-name="P60">Cache.c</text:p>
      <text:p text:style-name="P64"/>
      <text:p text:style-name="P56"><text:span text:style-name="T7">#include</text:span><text:span text:style-name="T29"> </text:span><text:span text:style-name="T31">&lt;stdbool.h&gt;</text:span></text:p>
      <text:p text:style-name="P49"><text:span text:style-name="T6">#include</text:span><text:span text:style-name="T28"> </text:span><text:span text:style-name="T30">&lt;stdlib.h&gt;</text:span></text:p>
      <text:p text:style-name="P49"><text:span text:style-name="T6">#include</text:span><text:span text:style-name="T28"> </text:span><text:span text:style-name="T30">&lt;math.h&gt;</text:span><text:span text:style-name="T28"> <text:s text:c="2"/></text:span><text:span text:style-name="T32">//for calculating bit vector sizes</text:span></text:p>
      <text:p text:style-name="P50"/>
      <text:p text:style-name="P50"/>
      <text:p text:style-name="P51">//TEMP INCLUDES</text:p>
      <text:p text:style-name="P49"><text:span text:style-name="T6">#include</text:span><text:span text:style-name="T28"> </text:span><text:span text:style-name="T30">&lt;stdio.h&gt;</text:span></text:p>
      <text:p text:style-name="P50"/>
      <text:p text:style-name="P51">//Local includes</text:p>
      <text:p text:style-name="P49"><text:span text:style-name="T6">#include</text:span><text:span text:style-name="T28"> "cache.h"</text:span></text:p>
      <text:p text:style-name="P50"/>
      <text:p text:style-name="P50"/>
      <text:p text:style-name="P51">/* Forward Declarations */</text:p>
      <text:p text:style-name="P49"><text:span text:style-name="T6">static</text:span><text:span text:style-name="T28"> </text:span><text:span text:style-name="T6">struct</text:span><text:span text:style-name="T28"> </text:span><text:span text:style-name="T30">line_t*</text:span><text:span text:style-name="T28"> </text:span><text:span text:style-name="T30">cache_access(</text:span><text:span text:style-name="T6">struct</text:span><text:span text:style-name="T28"> </text:span><text:span text:style-name="T30">cache_t*</text:span><text:span text:style-name="T28"> </text:span><text:span text:style-name="T30">cacheobj,</text:span><text:span text:style-name="T28"> </text:span><text:span text:style-name="T30">uint32_t</text:span><text:span text:style-name="T28"> </text:span><text:span text:style-name="T30">address);</text:span></text:p>
      <text:p text:style-name="P49"><text:span text:style-name="T6">static</text:span><text:span text:style-name="T28"> </text:span><text:span text:style-name="T6">void</text:span><text:span text:style-name="T28"> </text:span><text:span text:style-name="T30">lru_update_set(</text:span><text:span text:style-name="T6">const</text:span><text:span text:style-name="T28"> </text:span><text:span text:style-name="T6">struct</text:span><text:span text:style-name="T28"> </text:span><text:span text:style-name="T30">cache_params_t*</text:span><text:span text:style-name="T28"> </text:span><text:span text:style-name="T30">params,</text:span><text:span text:style-name="T28"> </text:span></text:p>
      <text:p text:style-name="P49"><text:span text:style-name="T28"><text:tab/><text:tab/><text:tab/> <text:s text:c="2"/></text:span><text:span text:style-name="T6">struct</text:span><text:span text:style-name="T28"> </text:span><text:span text:style-name="T30">set_t*</text:span><text:span text:style-name="T28"> </text:span><text:span text:style-name="T30">set,</text:span></text:p>
      <text:p text:style-name="P49"><text:span text:style-name="T28"><text:tab/><text:tab/><text:tab/> <text:s text:c="2"/></text:span><text:span text:style-name="T30">uint16_t</text:span><text:span text:style-name="T28"> </text:span><text:span text:style-name="T30">way);</text:span></text:p>
      <text:p text:style-name="P49"><text:span text:style-name="T6">static</text:span><text:span text:style-name="T28"> </text:span><text:span text:style-name="T6">void</text:span><text:span text:style-name="T28"> </text:span><text:span text:style-name="T30">print_set(</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 <text:s text:c="5"/></text:span><text:span text:style-name="T6">struct</text:span><text:span text:style-name="T28"> </text:span><text:span text:style-name="T30">set_t*</text:span><text:span text:style-name="T28"> </text:span><text:span text:style-name="T30">set);</text:span></text:p>
      <text:p text:style-name="P50"/>
      <text:p text:style-name="P49"><text:span text:style-name="T28"><text:s text:c="2"/></text:span><text:span text:style-name="T32">// Address access functions</text:span></text:p>
      <text:p text:style-name="P49"><text:span text:style-name="T6">static</text:span><text:span text:style-name="T28"> </text:span><text:span text:style-name="T30">uint32_t</text:span><text:span text:style-name="T28"> </text:span><text:span text:style-name="T30">address_get_tag(</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text:tab/><text:tab/></text:span><text:span text:style-name="T30">uint32_t</text:span><text:span text:style-name="T28"> </text:span><text:span text:style-name="T30">address);</text:span></text:p>
      <text:p text:style-name="P49"><text:span text:style-name="T6">static</text:span><text:span text:style-name="T28"> </text:span><text:span text:style-name="T30">uint32_t</text:span><text:span text:style-name="T28"> </text:span><text:span text:style-name="T30">address_get_index(</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text:tab/><text:tab/> <text:s/></text:span><text:span text:style-name="T30">uint32_t</text:span><text:span text:style-name="T28"> </text:span><text:span text:style-name="T30">address);</text:span></text:p>
      <text:p text:style-name="P49"><text:span text:style-name="T6">static</text:span><text:span text:style-name="T28"> </text:span><text:span text:style-name="T30">uint32_t</text:span><text:span text:style-name="T28"> </text:span><text:span text:style-name="T30">address_get_byte_offset(</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text:tab/><text:tab/><text:tab/></text:span><text:span text:style-name="T30">uint32_t</text:span><text:span text:style-name="T28"> </text:span><text:span text:style-name="T30">address);</text:span></text:p>
      <text:p text:style-name="P50"/>
      <text:p text:style-name="P51">// for no op callbacks</text:p>
      <text:p text:style-name="P49"><text:span text:style-name="T30">op_status_t</text:span><text:span text:style-name="T28"> </text:span><text:span text:style-name="T30">null_fop(</text:span><text:span text:style-name="T6">void</text:span><text:span text:style-name="T30">*</text:span><text:span text:style-name="T28"> </text:span><text:span text:style-name="T30">object,</text:span><text:span text:style-name="T28"> </text:span></text:p>
      <text:p text:style-name="P49"><text:span text:style-name="T28"><text:tab/><text:tab/> <text:s text:c="4"/></text:span><text:span text:style-name="T30">uint32_t</text:span><text:span text:style-name="T28"> </text:span><text:span text:style-name="T30">address,</text:span><text:span text:style-name="T28"> </text:span></text:p>
      <text:p text:style-name="P49"><text:span text:style-name="T28"><text:tab/><text:tab/> <text:s text:c="4"/></text:span><text:span text:style-name="T30">size_t</text:span><text:span text:style-name="T28"> </text:span><text:span text:style-name="T30">length,</text:span><text:span text:style-name="T28"> </text:span></text:p>
      <text:p text:style-name="P49"><text:span text:style-name="T28"><text:tab/><text:tab/> <text:s text:c="4"/></text:span><text:span text:style-name="T30">uint8_t*</text:span><text:span text:style-name="T28"> </text:span><text:span text:style-name="T30">data)</text:span></text:p>
      <text:p text:style-name="P49"><text:span text:style-name="T30">{</text:span><text:span text:style-name="T28"> </text:span><text:span text:style-name="T6">return</text:span><text:span text:style-name="T28"> </text:span><text:span text:style-name="T30">0;}</text:span></text:p>
      <text:p text:style-name="P50"/>
      <text:p text:style-name="P49"><text:span text:style-name="T30">op_status_t</text:span><text:span text:style-name="T28"> </text:span><text:span text:style-name="T30">null_modified(</text:span><text:span text:style-name="T6">void</text:span><text:span text:style-name="T30">*</text:span><text:span text:style-name="T28"> </text:span><text:span text:style-name="T30">object,</text:span></text:p>
      <text:p text:style-name="P49"><text:span text:style-name="T28"><text:tab/><text:tab/><text:tab/> <text:s/></text:span><text:span text:style-name="T30">uint32_t</text:span><text:span text:style-name="T28"> </text:span><text:span text:style-name="T30">address)</text:span></text:p>
      <text:p text:style-name="P49"><text:span text:style-name="T30">{</text:span><text:span text:style-name="T6">return</text:span><text:span text:style-name="T28"> </text:span><text:span text:style-name="T30">0;}</text:span></text:p>
      <text:p text:style-name="P50"/>
      <text:p text:style-name="P51">/* Allocates a new cache object with the following parameters</text:p>
      <text:p text:style-name="P51"><text:s/>*</text:p>
      <text:p text:style-name="P51"><text:s/>*/</text:p>
      <text:p text:style-name="P49"><text:span text:style-name="T6">struct</text:span><text:span text:style-name="T28"> </text:span><text:span text:style-name="T30">cache_t*</text:span><text:span text:style-name="T28"> </text:span><text:span text:style-name="T30">cache_new(size_t</text:span><text:span text:style-name="T28"> </text:span><text:span text:style-name="T30">associativity,</text:span><text:span text:style-name="T28"> </text:span></text:p>
      <text:p text:style-name="P49"><text:span text:style-name="T28"><text:tab/><text:tab/><text:tab/></text:span><text:span text:style-name="T30">size_t</text:span><text:span text:style-name="T28"> </text:span><text:span text:style-name="T30">index_size,</text:span></text:p>
      <text:p text:style-name="P49"><text:span text:style-name="T28"><text:tab/><text:tab/><text:tab/></text:span><text:span text:style-name="T30">size_t</text:span><text:span text:style-name="T28"> </text:span><text:span text:style-name="T30">line_size,</text:span><text:span text:style-name="T28"> </text:span></text:p>
      <text:p text:style-name="P49"><text:span text:style-name="T28"><text:tab/><text:tab/><text:tab/></text:span><text:span text:style-name="T6">struct</text:span><text:span text:style-name="T28"> </text:span><text:span text:style-name="T30">LN_ops_t</text:span><text:span text:style-name="T28"> </text:span><text:span text:style-name="T30">interface)</text:span></text:p>
      <text:p text:style-name="P50">{</text:p>
      <text:p text:style-name="P49"><text:span text:style-name="T28"><text:s text:c="4"/></text:span><text:span text:style-name="T6">struct</text:span><text:span text:style-name="T28"> </text:span><text:span text:style-name="T30">cache_t*</text:span><text:span text:style-name="T28"> </text:span><text:span text:style-name="T30">new_cache</text:span><text:span text:style-name="T28"> </text:span><text:span text:style-name="T30">=</text:span><text:span text:style-name="T28"> </text:span><text:span text:style-name="T30">malloc(</text:span><text:span text:style-name="T6">sizeof</text:span><text:span text:style-name="T30">(</text:span><text:span text:style-name="T6">struct</text:span><text:span text:style-name="T28"> </text:span><text:span text:style-name="T30">cache_t)</text:span><text:span text:style-name="T28"> </text:span><text:span text:style-name="T30">+</text:span><text:span text:style-name="T28"> </text:span></text:p>
      <text:p text:style-name="P49"><text:span text:style-name="T28"><text:tab/><text:tab/><text:tab/><text:tab/> <text:s text:c="4"/></text:span><text:span text:style-name="T30">index_size*</text:span><text:span text:style-name="T6">sizeof</text:span><text:span text:style-name="T30">(</text:span><text:span text:style-name="T6">struct</text:span><text:span text:style-name="T28"> </text:span><text:span text:style-name="T30">set_t*));</text:span></text:p>
      <text:p text:style-name="P50"/>
      <text:p text:style-name="P49"><text:span text:style-name="T28"><text:s text:c="4"/></text:span><text:span text:style-name="T6">if</text:span><text:span text:style-name="T30">(!new_cache)</text:span><text:span text:style-name="T28"> </text:span><text:span text:style-name="T6">return</text:span><text:span text:style-name="T28"> </text:span><text:span text:style-name="T30">NULL;</text:span><text:span text:style-name="T28"> </text:span><text:span text:style-name="T32">//watch for malloc errors</text:span></text:p>
      <text:p text:style-name="P49"><text:span text:style-name="T28"><text:s text:c="4"/></text:span><text:span text:style-name="T32">//Set Parameter structure</text:span></text:p>
      <text:p text:style-name="P49"><text:span text:style-name="T28"><text:s text:c="4"/></text:span><text:span text:style-name="T30">new_cache-&gt;params.associativity</text:span><text:span text:style-name="T28"> </text:span><text:span text:style-name="T30">=</text:span><text:span text:style-name="T28"> </text:span><text:span text:style-name="T30">associativity;</text:span></text:p>
      <text:p text:style-name="P49"><text:span text:style-name="T28"><text:s text:c="4"/></text:span><text:span text:style-name="T30">new_cache-&gt;params.line_size</text:span><text:span text:style-name="T28"> </text:span><text:span text:style-name="T30">=</text:span><text:span text:style-name="T28"> </text:span><text:span text:style-name="T30">line_size;</text:span></text:p>
      <text:p text:style-name="P49"><text:soft-page-break/><text:span text:style-name="T28"><text:s text:c="4"/></text:span><text:span text:style-name="T30">new_cache-&gt;params.index_size</text:span><text:span text:style-name="T28"> </text:span><text:span text:style-name="T30">=</text:span><text:span text:style-name="T28"> </text:span><text:span text:style-name="T30">index_size;</text:span></text:p>
      <text:p text:style-name="P50"/>
      <text:p text:style-name="P49"><text:span text:style-name="T28"><text:s text:c="4"/></text:span><text:span text:style-name="T32">//Set LN_ops</text:span></text:p>
      <text:p text:style-name="P49"><text:span text:style-name="T28"><text:s text:c="4"/></text:span><text:span text:style-name="T30">new_cache-&gt;ln_ops.read</text:span><text:span text:style-name="T28"> </text:span><text:span text:style-name="T30">=</text:span><text:span text:style-name="T28"> </text:span><text:span text:style-name="T30">interface.read</text:span><text:span text:style-name="T28"> <text:s text:c="2"/></text:span><text:span text:style-name="T30">?</text:span><text:span text:style-name="T28"> </text:span><text:span text:style-name="T30">interface.read</text:span><text:span text:style-name="T28"> <text:s/></text:span><text:span text:style-name="T30">:</text:span><text:span text:style-name="T28"> </text:span><text:span text:style-name="T30">null_fop;</text:span></text:p>
      <text:p text:style-name="P49"><text:span text:style-name="T28"><text:s text:c="4"/></text:span><text:span text:style-name="T30">new_cache-&gt;ln_ops.write</text:span><text:span text:style-name="T28"> </text:span><text:span text:style-name="T30">=</text:span><text:span text:style-name="T28"> </text:span><text:span text:style-name="T30">interface.write</text:span><text:span text:style-name="T28"> </text:span><text:span text:style-name="T30">?</text:span><text:span text:style-name="T28"> </text:span><text:span text:style-name="T30">interface.write</text:span><text:span text:style-name="T28"> </text:span><text:span text:style-name="T30">:</text:span><text:span text:style-name="T28"> </text:span><text:span text:style-name="T30">null_fop;</text:span></text:p>
      <text:p text:style-name="P49"><text:span text:style-name="T28"><text:s text:c="4"/></text:span><text:span text:style-name="T30">new_cache-&gt;ln_ops.modified</text:span><text:span text:style-name="T28"> </text:span><text:span text:style-name="T30">=</text:span><text:span text:style-name="T28"> </text:span></text:p>
      <text:p text:style-name="P49"><text:span text:style-name="T28"><text:tab/></text:span><text:span text:style-name="T30">interface.modified</text:span><text:span text:style-name="T28"> </text:span><text:span text:style-name="T30">?</text:span><text:span text:style-name="T28"> </text:span><text:span text:style-name="T30">interface.modified</text:span><text:span text:style-name="T28"> </text:span><text:span text:style-name="T30">:</text:span><text:span text:style-name="T28"> </text:span><text:span text:style-name="T30">null_modified;</text:span></text:p>
      <text:p text:style-name="P49"><text:span text:style-name="T28"><text:s text:c="4"/></text:span><text:span text:style-name="T30">new_cache-&gt;ln_ops.evicted</text:span><text:span text:style-name="T28"> </text:span><text:span text:style-name="T30">=</text:span><text:span text:style-name="T28"> </text:span></text:p>
      <text:p text:style-name="P49"><text:span text:style-name="T28"><text:tab/></text:span><text:span text:style-name="T30">interface.evicted</text:span><text:span text:style-name="T28"> </text:span><text:span text:style-name="T30">?</text:span><text:span text:style-name="T28"> </text:span><text:span text:style-name="T30">interface.evicted</text:span><text:span text:style-name="T28"> </text:span><text:span text:style-name="T30">:</text:span><text:span text:style-name="T28"> </text:span><text:span text:style-name="T30">null_modified;</text:span></text:p>
      <text:p text:style-name="P50"/>
      <text:p text:style-name="P49"><text:span text:style-name="T28"><text:s text:c="4"/></text:span><text:span text:style-name="T32">//Allocate Sets</text:span></text:p>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index_size;</text:span><text:span text:style-name="T28"> </text:span><text:span text:style-name="T30">++i)</text:span></text:p>
      <text:p text:style-name="P49"><text:span text:style-name="T28"><text:s text:c="4"/></text:span><text:span text:style-name="T30">{</text:span></text:p>
      <text:p text:style-name="P49"><text:span text:style-name="T28"><text:tab/></text:span><text:span text:style-name="T30">new_cache-&gt;set[i]</text:span><text:span text:style-name="T28"> </text:span><text:span text:style-name="T30">=</text:span><text:span text:style-name="T28"> </text:span><text:span text:style-name="T30">malloc(</text:span><text:span text:style-name="T6">sizeof</text:span><text:span text:style-name="T30">(</text:span><text:span text:style-name="T6">struct</text:span><text:span text:style-name="T28"> </text:span><text:span text:style-name="T30">set_t)</text:span><text:span text:style-name="T28"> </text:span><text:span text:style-name="T30">+</text:span></text:p>
      <text:p text:style-name="P49"><text:span text:style-name="T28"><text:tab/><text:tab/><text:tab/><text:tab/> <text:s text:c="2"/></text:span><text:span text:style-name="T30">line_size*</text:span><text:span text:style-name="T6">sizeof</text:span><text:span text:style-name="T30">(</text:span><text:span text:style-name="T6">struct</text:span><text:span text:style-name="T28"> </text:span><text:span text:style-name="T30">line_t*));</text:span></text:p>
      <text:p text:style-name="P49"><text:span text:style-name="T28"><text:tab/></text:span><text:span text:style-name="T32">//Allocate Lines + data</text:span></text:p>
      <text:p text:style-name="P49"><text:span text:style-name="T28"><text:tab/></text:span><text:span text:style-name="T6">for</text:span><text:span text:style-name="T30">(</text:span><text:span text:style-name="T6">int</text:span><text:span text:style-name="T28"> </text:span><text:span text:style-name="T30">j</text:span><text:span text:style-name="T28"> </text:span><text:span text:style-name="T30">=</text:span><text:span text:style-name="T28"> </text:span><text:span text:style-name="T30">0;</text:span><text:span text:style-name="T28"> </text:span><text:span text:style-name="T30">j</text:span><text:span text:style-name="T28"> </text:span><text:span text:style-name="T30">&lt;</text:span><text:span text:style-name="T28"> </text:span><text:span text:style-name="T30">associativity;</text:span><text:span text:style-name="T28"> </text:span><text:span text:style-name="T30">++j)</text:span></text:p>
      <text:p text:style-name="P49"><text:span text:style-name="T28"><text:tab/> <text:s text:c="3"/></text:span><text:span text:style-name="T30">new_cache-&gt;set[i]-&gt;line[j]</text:span><text:span text:style-name="T28"> </text:span><text:span text:style-name="T30">=</text:span><text:span text:style-name="T28"> </text:span><text:span text:style-name="T30">malloc(</text:span><text:span text:style-name="T6">sizeof</text:span><text:span text:style-name="T30">(</text:span><text:span text:style-name="T6">struct</text:span><text:span text:style-name="T28"> </text:span><text:span text:style-name="T30">line_t)</text:span><text:span text:style-name="T28"> </text:span><text:span text:style-name="T30">+</text:span><text:span text:style-name="T28"> </text:span></text:p>
      <text:p text:style-name="P49"><text:span text:style-name="T28"><text:tab/><text:tab/><text:tab/><text:tab/><text:tab/><text:tab/></text:span><text:span text:style-name="T30">line_size*</text:span><text:span text:style-name="T6">sizeof</text:span><text:span text:style-name="T30">(uint8_t));</text:span></text:p>
      <text:p text:style-name="P49"><text:span text:style-name="T28"><text:s text:c="4"/></text:span><text:span text:style-name="T30">}</text:span></text:p>
      <text:p text:style-name="P49"><text:span text:style-name="T28"><text:s text:c="4"/></text:span><text:span text:style-name="T30">cache_reset(new_cache);</text:span></text:p>
      <text:p text:style-name="P49"><text:span text:style-name="T28"><text:s text:c="4"/></text:span><text:span text:style-name="T6">return</text:span><text:span text:style-name="T28"> </text:span><text:span text:style-name="T30">new_cache;</text:span></text:p>
      <text:p text:style-name="P49"><text:span text:style-name="T28"><text:s text:c="4"/></text:span><text:span text:style-name="T32">//TODO add clean up code if malloc fails in one of the loops</text:span></text:p>
      <text:p text:style-name="P50">}</text:p>
      <text:p text:style-name="P50"/>
      <text:p text:style-name="P51">/* deallocate the memory used by the cache obj */</text:p>
      <text:p text:style-name="P49"><text:span text:style-name="T6">void</text:span><text:span text:style-name="T28"> </text:span><text:span text:style-name="T30">cache_free(</text:span><text:span text:style-name="T6">struct</text:span><text:span text:style-name="T28"> </text:span><text:span text:style-name="T30">cache_t*</text:span><text:span text:style-name="T28"> </text:span><text:span text:style-name="T30">cacheobj)</text:span></text:p>
      <text:p text:style-name="P50">{</text:p>
      <text:p text:style-name="P49"><text:span text:style-name="T28"><text:s text:c="4"/></text:span><text:span text:style-name="T32">//Allow NULL free</text:span></text:p>
      <text:p text:style-name="P49"><text:span text:style-name="T28"><text:s text:c="4"/></text:span><text:span text:style-name="T6">if</text:span><text:span text:style-name="T30">(!cacheobj)</text:span><text:span text:style-name="T28"> </text:span><text:span text:style-name="T6">return</text:span><text:span text:style-name="T30">;</text:span></text:p>
      <text:p text:style-name="P50"/>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cacheobj-&gt;params.index_size;</text:span><text:span text:style-name="T28"> </text:span><text:span text:style-name="T30">++i)</text:span></text:p>
      <text:p text:style-name="P49"><text:span text:style-name="T28"><text:s text:c="4"/></text:span><text:span text:style-name="T30">{</text:span></text:p>
      <text:p text:style-name="P49"><text:span text:style-name="T28"><text:tab/></text:span><text:span text:style-name="T6">for</text:span><text:span text:style-name="T30">(</text:span><text:span text:style-name="T6">int</text:span><text:span text:style-name="T28"> </text:span><text:span text:style-name="T30">j</text:span><text:span text:style-name="T28"> </text:span><text:span text:style-name="T30">=</text:span><text:span text:style-name="T28"> </text:span><text:span text:style-name="T30">0;</text:span><text:span text:style-name="T28"> </text:span><text:span text:style-name="T30">j</text:span><text:span text:style-name="T28"> </text:span><text:span text:style-name="T30">&lt;</text:span><text:span text:style-name="T28"> </text:span><text:span text:style-name="T30">cacheobj-&gt;params.associativity;</text:span><text:span text:style-name="T28"> </text:span><text:span text:style-name="T30">++j)</text:span></text:p>
      <text:p text:style-name="P49"><text:span text:style-name="T28"><text:tab/></text:span><text:span text:style-name="T30">{</text:span></text:p>
      <text:p text:style-name="P49"><text:span text:style-name="T28"><text:tab/> <text:s text:c="3"/></text:span><text:span text:style-name="T30">free(cacheobj-&gt;set[i]-&gt;line[j]);</text:span><text:span text:style-name="T28"> </text:span><text:span text:style-name="T32">//free everyline in every set</text:span></text:p>
      <text:p text:style-name="P49"><text:span text:style-name="T28"><text:tab/></text:span><text:span text:style-name="T30">}</text:span></text:p>
      <text:p text:style-name="P49"><text:span text:style-name="T28"><text:tab/></text:span><text:span text:style-name="T30">free(cacheobj-&gt;set[i]);</text:span><text:span text:style-name="T28"> </text:span><text:span text:style-name="T32">//free everyset</text:span></text:p>
      <text:p text:style-name="P49"><text:span text:style-name="T28"><text:s text:c="4"/></text:span><text:span text:style-name="T30">}</text:span></text:p>
      <text:p text:style-name="P49"><text:span text:style-name="T28"><text:s text:c="4"/></text:span><text:span text:style-name="T30">free(cacheobj);</text:span></text:p>
      <text:p text:style-name="P50">}</text:p>
      <text:p text:style-name="P50"/>
      <text:p text:style-name="P51">/* Clear Status bits and setup check LRU */</text:p>
      <text:p text:style-name="P49"><text:span text:style-name="T6">void</text:span><text:span text:style-name="T28"> </text:span><text:span text:style-name="T30">cache_reset(</text:span><text:span text:style-name="T6">struct</text:span><text:span text:style-name="T28"> </text:span><text:span text:style-name="T30">cache_t*</text:span><text:span text:style-name="T28"> </text:span><text:span text:style-name="T30">cacheobj)</text:span></text:p>
      <text:p text:style-name="P50">{</text:p>
      <text:p text:style-name="P49"><text:span text:style-name="T28"><text:s text:c="4"/></text:span><text:span text:style-name="T6">struct</text:span><text:span text:style-name="T28"> </text:span><text:span text:style-name="T30">status_t</text:span><text:span text:style-name="T28"> </text:span><text:span text:style-name="T30">empty_status;</text:span></text:p>
      <text:p text:style-name="P49"><text:span text:style-name="T28"><text:s text:c="4"/></text:span><text:span text:style-name="T30">empty_status.valid</text:span><text:span text:style-name="T28"> </text:span><text:span text:style-name="T30">=</text:span><text:span text:style-name="T28"> </text:span><text:span text:style-name="T30">false;</text:span></text:p>
      <text:p text:style-name="P49"><text:span text:style-name="T28"><text:s text:c="4"/></text:span><text:span text:style-name="T30">empty_status.dirty</text:span><text:span text:style-name="T28"> </text:span><text:span text:style-name="T30">=</text:span><text:span text:style-name="T28"> </text:span><text:span text:style-name="T30">false;</text:span></text:p>
      <text:p text:style-name="P50"/>
      <text:p text:style-name="P49"><text:span text:style-name="T28"><text:s text:c="4"/></text:span><text:span text:style-name="T32">// set lru_bits size to determine how many bits are required</text:span></text:p>
      <text:p text:style-name="P49"><text:span text:style-name="T28"><text:s text:c="4"/></text:span><text:span text:style-name="T30">cacheobj-&gt;params.lru_bits</text:span><text:span text:style-name="T28"> </text:span><text:span text:style-name="T30">=</text:span><text:span text:style-name="T28"> </text:span><text:span text:style-name="T30">(uint16_t)(</text:span></text:p>
      <text:p text:style-name="P49"><text:span text:style-name="T28"><text:tab/></text:span><text:span text:style-name="T30">log(cacheobj-&gt;params.associativity)</text:span><text:span text:style-name="T28"> </text:span><text:span text:style-name="T30">/</text:span><text:span text:style-name="T28"> </text:span><text:span text:style-name="T30">log(2));</text:span></text:p>
      <text:p text:style-name="P50"/>
      <text:p text:style-name="P49"><text:span text:style-name="T28"><text:s text:c="4"/></text:span><text:span text:style-name="T32">// Reset statistics</text:span></text:p>
      <text:p text:style-name="P49"><text:span text:style-name="T28"><text:s text:c="4"/></text:span><text:span text:style-name="T30">cacheobj-&gt;stats.hits</text:span><text:span text:style-name="T28"> <text:s text:c="2"/></text:span><text:span text:style-name="T30">=</text:span><text:span text:style-name="T28"> </text:span><text:span text:style-name="T30">0;</text:span></text:p>
      <text:p text:style-name="P49"><text:span text:style-name="T28"><text:s text:c="4"/></text:span><text:span text:style-name="T30">cacheobj-&gt;stats.misses</text:span><text:span text:style-name="T28"> </text:span><text:span text:style-name="T30">=</text:span><text:span text:style-name="T28"> </text:span><text:span text:style-name="T30">0;</text:span></text:p>
      <text:p text:style-name="P49"><text:span text:style-name="T28"><text:s text:c="4"/></text:span><text:span text:style-name="T30">cacheobj-&gt;stats.reads</text:span><text:span text:style-name="T28"> <text:s/></text:span><text:span text:style-name="T30">=</text:span><text:span text:style-name="T28"> </text:span><text:span text:style-name="T30">0;</text:span></text:p>
      <text:p text:style-name="P49"><text:span text:style-name="T28"><text:s text:c="4"/></text:span><text:span text:style-name="T30">cacheobj-&gt;stats.writes</text:span><text:span text:style-name="T28"> </text:span><text:span text:style-name="T30">=</text:span><text:span text:style-name="T28"> </text:span><text:span text:style-name="T30">0;</text:span></text:p>
      <text:p text:style-name="P50"><text:soft-page-break/></text:p>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cacheobj-&gt;params.index_size;</text:span><text:span text:style-name="T28"> </text:span><text:span text:style-name="T30">++i)</text:span></text:p>
      <text:p text:style-name="P49"><text:span text:style-name="T28"><text:s text:c="4"/></text:span><text:span text:style-name="T30">{</text:span></text:p>
      <text:p text:style-name="P49"><text:span text:style-name="T28"><text:tab/></text:span><text:span text:style-name="T6">for</text:span><text:span text:style-name="T30">(</text:span><text:span text:style-name="T6">int</text:span><text:span text:style-name="T28"> </text:span><text:span text:style-name="T30">j</text:span><text:span text:style-name="T28"> </text:span><text:span text:style-name="T30">=</text:span><text:span text:style-name="T28"> </text:span><text:span text:style-name="T30">0;</text:span><text:span text:style-name="T28"> </text:span><text:span text:style-name="T30">j</text:span><text:span text:style-name="T28"> </text:span><text:span text:style-name="T30">&lt;</text:span><text:span text:style-name="T28"> </text:span><text:span text:style-name="T30">cacheobj-&gt;params.associativity;</text:span><text:span text:style-name="T28"> </text:span><text:span text:style-name="T30">++j)</text:span></text:p>
      <text:p text:style-name="P49"><text:span text:style-name="T28"><text:tab/></text:span><text:span text:style-name="T30">{</text:span></text:p>
      <text:p text:style-name="P49"><text:span text:style-name="T28"><text:tab/> <text:s text:c="3"/></text:span><text:span text:style-name="T30">cacheobj-&gt;set[i]-&gt;line[j]-&gt;status</text:span><text:span text:style-name="T28"> </text:span><text:span text:style-name="T30">=</text:span><text:span text:style-name="T28"> </text:span><text:span text:style-name="T30">empty_status;</text:span></text:p>
      <text:p text:style-name="P49"><text:span text:style-name="T28"><text:tab/> <text:s text:c="3"/></text:span><text:span text:style-name="T30">cacheobj-&gt;set[i]-&gt;line[j]-&gt;lru</text:span><text:span text:style-name="T28"> </text:span><text:span text:style-name="T30">=</text:span><text:span text:style-name="T28"> </text:span><text:span text:style-name="T30">j;</text:span><text:span text:style-name="T28"> </text:span><text:span text:style-name="T32">//Prime LRU values</text:span></text:p>
      <text:p text:style-name="P49"><text:span text:style-name="T28"><text:tab/></text:span><text:span text:style-name="T30">}</text:span></text:p>
      <text:p text:style-name="P49"><text:span text:style-name="T28"><text:s text:c="4"/></text:span><text:span text:style-name="T30">}</text:span></text:p>
      <text:p text:style-name="P50"/>
      <text:p text:style-name="P50">}</text:p>
      <text:p text:style-name="P50"/>
      <text:p text:style-name="P51">/******************* CACHE IMPLEMENTATION FUNCTIONS ************************/</text:p>
      <text:p text:style-name="P50"/>
      <text:p text:style-name="P51">/* Do a read operation */</text:p>
      <text:p text:style-name="P49"><text:span text:style-name="T30">op_status_t</text:span><text:span text:style-name="T28"> </text:span><text:span text:style-name="T30">cache_readop(</text:span><text:span text:style-name="T6">struct</text:span><text:span text:style-name="T28"> </text:span><text:span text:style-name="T30">cache_t*</text:span><text:span text:style-name="T28"> </text:span><text:span text:style-name="T30">cacheobj,</text:span><text:span text:style-name="T28"> </text:span></text:p>
      <text:p text:style-name="P49"><text:span text:style-name="T28"><text:tab/><text:tab/> <text:s text:c="5"/></text:span><text:span text:style-name="T30">uint32_t</text:span><text:span text:style-name="T28"> </text:span><text:span text:style-name="T30">address,</text:span></text:p>
      <text:p text:style-name="P49"><text:span text:style-name="T28"><text:tab/><text:tab/> <text:s text:c="5"/></text:span><text:span text:style-name="T30">size_t</text:span><text:span text:style-name="T28"> </text:span><text:span text:style-name="T30">length,</text:span></text:p>
      <text:p text:style-name="P49"><text:span text:style-name="T28"><text:tab/><text:tab/> <text:s text:c="5"/></text:span><text:span text:style-name="T30">uint8_t*</text:span><text:span text:style-name="T28"> </text:span><text:span text:style-name="T30">data)</text:span></text:p>
      <text:p text:style-name="P50">{</text:p>
      <text:p text:style-name="P49"><text:span text:style-name="T28"><text:s text:c="4"/></text:span><text:span text:style-name="T30">uint32_t</text:span><text:span text:style-name="T28"> </text:span><text:span text:style-name="T30">byte_offset</text:span><text:span text:style-name="T28"> </text:span><text:span text:style-name="T30">=</text:span><text:span text:style-name="T28"> </text:span><text:span text:style-name="T30">address_get_byte_offset(&amp;cacheobj-&gt;params,</text:span><text:span text:style-name="T28"> </text:span><text:span text:style-name="T30">address);</text:span><text:span text:style-name="T28"> </text:span></text:p>
      <text:p text:style-name="P50"/>
      <text:p text:style-name="P49"><text:span text:style-name="T28"><text:s text:c="4"/></text:span><text:span text:style-name="T30">++cacheobj-&gt;stats.reads;</text:span></text:p>
      <text:p text:style-name="P49"><text:span text:style-name="T28"><text:s text:c="4"/></text:span><text:span text:style-name="T6">struct</text:span><text:span text:style-name="T28"> </text:span><text:span text:style-name="T30">line_t*</text:span><text:span text:style-name="T28"> </text:span><text:span text:style-name="T30">line</text:span><text:span text:style-name="T28"> </text:span><text:span text:style-name="T30">=</text:span><text:span text:style-name="T28"> </text:span><text:span text:style-name="T30">cache_access(cacheobj,</text:span><text:span text:style-name="T28"> </text:span><text:span text:style-name="T30">address);</text:span></text:p>
      <text:p text:style-name="P50"/>
      <text:p text:style-name="P49"><text:span text:style-name="T28"><text:s text:c="4"/></text:span><text:span text:style-name="T6">int</text:span><text:span text:style-name="T28"> </text:span><text:span text:style-name="T30">i;</text:span></text:p>
      <text:p text:style-name="P49"><text:span text:style-name="T28"><text:s text:c="4"/></text:span><text:span text:style-name="T6">for</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length)&amp;&amp;(i</text:span><text:span text:style-name="T28"> </text:span><text:span text:style-name="T30">&lt;</text:span><text:span text:style-name="T28"> </text:span><text:span text:style-name="T30">cacheobj-&gt;params.line_size);</text:span><text:span text:style-name="T28"> </text:span><text:span text:style-name="T30">++i)</text:span></text:p>
      <text:p text:style-name="P49"><text:span text:style-name="T28"><text:s text:c="4"/></text:span><text:span text:style-name="T30">{</text:span></text:p>
      <text:p text:style-name="P49"><text:span text:style-name="T28"><text:tab/></text:span><text:span text:style-name="T30">data[i]</text:span><text:span text:style-name="T28"> </text:span><text:span text:style-name="T30">=</text:span><text:span text:style-name="T28"> </text:span><text:span text:style-name="T30">line-&gt;data[byte_offset+i];</text:span></text:p>
      <text:p text:style-name="P49"><text:span text:style-name="T28"><text:s text:c="4"/></text:span><text:span text:style-name="T30">}</text:span></text:p>
      <text:p text:style-name="P50"/>
      <text:p text:style-name="P49"><text:span text:style-name="T28"><text:s text:c="4"/></text:span><text:span text:style-name="T6">return</text:span><text:span text:style-name="T28"> </text:span><text:span text:style-name="T30">i;</text:span><text:span text:style-name="T28"> </text:span><text:span text:style-name="T32">// returns number of characters written to buffer</text:span></text:p>
      <text:p text:style-name="P50">}</text:p>
      <text:p text:style-name="P50"/>
      <text:p text:style-name="P50"/>
      <text:p text:style-name="P49"><text:span text:style-name="T30">op_status_t</text:span><text:span text:style-name="T28"> </text:span><text:span text:style-name="T30">cache_writeop(</text:span><text:span text:style-name="T6">struct</text:span><text:span text:style-name="T28"> </text:span><text:span text:style-name="T30">cache_t*</text:span><text:span text:style-name="T28"> </text:span><text:span text:style-name="T30">cacheobj,</text:span><text:span text:style-name="T28"> </text:span></text:p>
      <text:p text:style-name="P49"><text:span text:style-name="T28"><text:tab/><text:tab/><text:tab/> <text:s/></text:span><text:span text:style-name="T30">uint32_t</text:span><text:span text:style-name="T28"> </text:span><text:span text:style-name="T30">address,</text:span></text:p>
      <text:p text:style-name="P49"><text:span text:style-name="T28"><text:tab/><text:tab/><text:tab/> <text:s/></text:span><text:span text:style-name="T30">size_t</text:span><text:span text:style-name="T28"> </text:span><text:span text:style-name="T30">length,</text:span></text:p>
      <text:p text:style-name="P49"><text:span text:style-name="T28"><text:tab/><text:tab/><text:tab/> <text:s/></text:span><text:span text:style-name="T30">uint8_t*</text:span><text:span text:style-name="T28"> </text:span><text:span text:style-name="T30">data)</text:span></text:p>
      <text:p text:style-name="P50">{</text:p>
      <text:p text:style-name="P49"><text:span text:style-name="T28"><text:s text:c="4"/></text:span><text:span text:style-name="T30">uint32_t</text:span><text:span text:style-name="T28"> </text:span><text:span text:style-name="T30">byte_offset</text:span><text:span text:style-name="T28"> </text:span><text:span text:style-name="T30">=</text:span><text:span text:style-name="T28"> </text:span><text:span text:style-name="T30">address_get_byte_offset(&amp;cacheobj-&gt;params,</text:span><text:span text:style-name="T28"> </text:span><text:span text:style-name="T30">address);</text:span><text:span text:style-name="T28"> </text:span></text:p>
      <text:p text:style-name="P50"/>
      <text:p text:style-name="P49"><text:span text:style-name="T28"><text:s text:c="4"/></text:span><text:span text:style-name="T30">++cacheobj-&gt;stats.writes;</text:span></text:p>
      <text:p text:style-name="P49"><text:span text:style-name="T28"><text:s text:c="4"/></text:span><text:span text:style-name="T6">struct</text:span><text:span text:style-name="T28"> </text:span><text:span text:style-name="T30">line_t*</text:span><text:span text:style-name="T28"> </text:span><text:span text:style-name="T30">line</text:span><text:span text:style-name="T28"> </text:span><text:span text:style-name="T30">=</text:span><text:span text:style-name="T28"> </text:span><text:span text:style-name="T30">cache_access(cacheobj,</text:span><text:span text:style-name="T28"> </text:span><text:span text:style-name="T30">address);</text:span></text:p>
      <text:p text:style-name="P50"/>
      <text:p text:style-name="P49"><text:span text:style-name="T28"><text:s text:c="4"/></text:span><text:span text:style-name="T6">if</text:span><text:span text:style-name="T30">(!line-&gt;status.dirty)</text:span></text:p>
      <text:p text:style-name="P49"><text:span text:style-name="T28"><text:s text:c="4"/></text:span><text:span text:style-name="T30">{</text:span></text:p>
      <text:p text:style-name="P49"><text:span text:style-name="T28"><text:tab/></text:span><text:span text:style-name="T30">cacheobj-&gt;ln_ops.modified(cacheobj-&gt;ln_ops.object,</text:span><text:span text:style-name="T28"> </text:span><text:span text:style-name="T30">address);</text:span></text:p>
      <text:p text:style-name="P49"><text:span text:style-name="T28"><text:s text:c="4"/></text:span><text:span text:style-name="T30">}</text:span></text:p>
      <text:p text:style-name="P49"><text:span text:style-name="T28"><text:s text:c="4"/></text:span><text:span text:style-name="T30">line-&gt;status.dirty</text:span><text:span text:style-name="T28"> </text:span><text:span text:style-name="T30">=</text:span><text:span text:style-name="T28"> </text:span><text:span text:style-name="T30">true;</text:span></text:p>
      <text:p text:style-name="P50"/>
      <text:p text:style-name="P49"><text:span text:style-name="T28"><text:s text:c="4"/></text:span><text:span text:style-name="T6">int</text:span><text:span text:style-name="T28"> </text:span><text:span text:style-name="T30">i;</text:span></text:p>
      <text:p text:style-name="P49"><text:span text:style-name="T28"><text:s text:c="4"/></text:span><text:span text:style-name="T6">for</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length)&amp;&amp;(i</text:span><text:span text:style-name="T28"> </text:span><text:span text:style-name="T30">&lt;</text:span><text:span text:style-name="T28"> </text:span><text:span text:style-name="T30">cacheobj-&gt;params.line_size);</text:span><text:span text:style-name="T28"> </text:span><text:span text:style-name="T30">++i)</text:span></text:p>
      <text:p text:style-name="P49"><text:span text:style-name="T28"><text:s text:c="4"/></text:span><text:span text:style-name="T30">{</text:span></text:p>
      <text:p text:style-name="P49"><text:span text:style-name="T28"><text:tab/></text:span><text:span text:style-name="T30">line-&gt;data[byte_offset+i]</text:span><text:span text:style-name="T28"> </text:span><text:span text:style-name="T30">=</text:span><text:span text:style-name="T28"> </text:span><text:span text:style-name="T30">data[i];</text:span></text:p>
      <text:p text:style-name="P49"><text:span text:style-name="T28"><text:s text:c="4"/></text:span><text:span text:style-name="T30">}</text:span></text:p>
      <text:p text:style-name="P50"/>
      <text:p text:style-name="P49"><text:span text:style-name="T28"><text:s text:c="4"/></text:span><text:span text:style-name="T6">return</text:span><text:span text:style-name="T28"> </text:span><text:span text:style-name="T30">i;</text:span><text:span text:style-name="T28"> </text:span><text:span text:style-name="T32">//number of characters read</text:span></text:p>
      <text:p text:style-name="P50"><text:soft-page-break/></text:p>
      <text:p text:style-name="P50">}</text:p>
      <text:p text:style-name="P50"/>
      <text:p text:style-name="P49"><text:span text:style-name="T30">op_status_t</text:span><text:span text:style-name="T28"> </text:span><text:span text:style-name="T30">cache_invalidate(</text:span><text:span text:style-name="T6">struct</text:span><text:span text:style-name="T28"> </text:span><text:span text:style-name="T30">cache_t*</text:span><text:span text:style-name="T28"> </text:span><text:span text:style-name="T30">cacheobj,</text:span><text:span text:style-name="T28"> </text:span><text:span text:style-name="T30">uint32_t</text:span><text:span text:style-name="T28"> </text:span><text:span text:style-name="T30">address)</text:span></text:p>
      <text:p text:style-name="P50">{</text:p>
      <text:p text:style-name="P49"><text:span text:style-name="T28"><text:s text:c="4"/></text:span><text:span text:style-name="T30">uint32_t</text:span><text:span text:style-name="T28"> </text:span><text:span text:style-name="T30">index</text:span><text:span text:style-name="T28"> <text:s text:c="3"/></text:span><text:span text:style-name="T30">=</text:span><text:span text:style-name="T28"> </text:span><text:span text:style-name="T30">address_get_index(&amp;cacheobj-&gt;params,</text:span><text:span text:style-name="T28"> </text:span><text:span text:style-name="T30">address);</text:span></text:p>
      <text:p text:style-name="P49"><text:span text:style-name="T28"><text:s text:c="4"/></text:span><text:span text:style-name="T30">uint32_t</text:span><text:span text:style-name="T28"> </text:span><text:span text:style-name="T30">tag</text:span><text:span text:style-name="T28"> <text:s text:c="5"/></text:span><text:span text:style-name="T30">=</text:span><text:span text:style-name="T28"> </text:span><text:span text:style-name="T30">address_get_tag(&amp;cacheobj-&gt;params,</text:span><text:span text:style-name="T28"> </text:span><text:span text:style-name="T30">address);</text:span></text:p>
      <text:p text:style-name="P49"><text:span text:style-name="T28"><text:s text:c="4"/></text:span><text:span text:style-name="T6">struct</text:span><text:span text:style-name="T28"> </text:span><text:span text:style-name="T30">set_t*</text:span><text:span text:style-name="T28"> </text:span><text:span text:style-name="T30">set</text:span><text:span text:style-name="T28"> </text:span><text:span text:style-name="T30">=</text:span><text:span text:style-name="T28"> </text:span><text:span text:style-name="T30">cacheobj-&gt;set[index];</text:span></text:p>
      <text:p text:style-name="P52"><text:s text:c="4"/></text:p>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cacheobj-&gt;params.associativity;</text:span><text:span text:style-name="T28"> </text:span><text:span text:style-name="T30">++i)</text:span></text:p>
      <text:p text:style-name="P49"><text:span text:style-name="T28"><text:s text:c="4"/></text:span><text:span text:style-name="T30">{</text:span></text:p>
      <text:p text:style-name="P49"><text:span text:style-name="T28"><text:tab/></text:span><text:span text:style-name="T6">if</text:span><text:span text:style-name="T30">(tag</text:span><text:span text:style-name="T28"> </text:span><text:span text:style-name="T30">==</text:span><text:span text:style-name="T28"> </text:span><text:span text:style-name="T30">set-&gt;line[i]-&gt;tag)</text:span><text:span text:style-name="T28"> </text:span><text:span text:style-name="T32">// match line</text:span></text:p>
      <text:p text:style-name="P49"><text:span text:style-name="T28"><text:tab/></text:span><text:span text:style-name="T30">{</text:span></text:p>
      <text:p text:style-name="P49"><text:span text:style-name="T28"><text:tab/> <text:s text:c="3"/></text:span><text:span text:style-name="T6">struct</text:span><text:span text:style-name="T28"> </text:span><text:span text:style-name="T30">line_t*</text:span><text:span text:style-name="T28"> </text:span><text:span text:style-name="T30">line</text:span><text:span text:style-name="T28"> </text:span><text:span text:style-name="T30">=</text:span><text:span text:style-name="T28"> </text:span><text:span text:style-name="T30">set-&gt;line[i];</text:span></text:p>
      <text:p text:style-name="P49"><text:span text:style-name="T28"><text:tab/> <text:s text:c="3"/></text:span><text:span text:style-name="T6">if</text:span><text:span text:style-name="T30">(line-&gt;status.valid</text:span><text:span text:style-name="T28"> </text:span><text:span text:style-name="T30">&amp;&amp;</text:span><text:span text:style-name="T28"> </text:span><text:span text:style-name="T30">line-&gt;status.dirty)</text:span><text:span text:style-name="T28"> </text:span><text:span text:style-name="T32">// is line dirty?</text:span></text:p>
      <text:p text:style-name="P49"><text:span text:style-name="T28"><text:tab/><text:tab/></text:span><text:span text:style-name="T30">cacheobj-&gt;ln_ops.write(cacheobj-&gt;ln_ops.object,</text:span><text:span text:style-name="T28"> </text:span></text:p>
      <text:p text:style-name="P49"><text:span text:style-name="T28"><text:tab/><text:tab/><text:tab/><text:tab/> <text:s text:c="6"/></text:span><text:span text:style-name="T30">address,</text:span><text:span text:style-name="T28"> </text:span></text:p>
      <text:p text:style-name="P49"><text:span text:style-name="T28"><text:tab/><text:tab/><text:tab/><text:tab/> <text:s text:c="6"/></text:span><text:span text:style-name="T30">cacheobj-&gt;params.line_size,</text:span><text:span text:style-name="T28"> </text:span></text:p>
      <text:p text:style-name="P49"><text:span text:style-name="T28"><text:tab/><text:tab/><text:tab/><text:tab/> <text:s text:c="6"/></text:span><text:span text:style-name="T30">line-&gt;data);</text:span><text:span text:style-name="T28"> </text:span><text:span text:style-name="T32">// write back</text:span></text:p>
      <text:p text:style-name="P50"/>
      <text:p text:style-name="P49"><text:span text:style-name="T28"><text:tab/> <text:s text:c="3"/></text:span><text:span text:style-name="T30">line-&gt;status.valid</text:span><text:span text:style-name="T28"> </text:span><text:span text:style-name="T30">=</text:span><text:span text:style-name="T28"> </text:span><text:span text:style-name="T30">false;</text:span><text:span text:style-name="T28"> </text:span><text:span text:style-name="T32">// invalidate line</text:span></text:p>
      <text:p text:style-name="P49"><text:span text:style-name="T28"><text:tab/> <text:s text:c="3"/></text:span><text:span text:style-name="T30">line-&gt;status.dirty</text:span><text:span text:style-name="T28"> </text:span><text:span text:style-name="T30">=</text:span><text:span text:style-name="T28"> </text:span><text:span text:style-name="T30">false;</text:span></text:p>
      <text:p text:style-name="P49"><text:span text:style-name="T28"><text:tab/></text:span><text:span text:style-name="T30">}</text:span></text:p>
      <text:p text:style-name="P49"><text:span text:style-name="T28"><text:tab/></text:span><text:span text:style-name="T32">// just ignore request if not in cache</text:span></text:p>
      <text:p text:style-name="P49"><text:span text:style-name="T28"><text:s text:c="4"/></text:span><text:span text:style-name="T30">}</text:span></text:p>
      <text:p text:style-name="P49"><text:span text:style-name="T28"><text:s text:c="4"/></text:span><text:span text:style-name="T6">return</text:span><text:span text:style-name="T28"> </text:span><text:span text:style-name="T30">0;</text:span></text:p>
      <text:p text:style-name="P50">}</text:p>
      <text:p text:style-name="P50"/>
      <text:p text:style-name="P49"><text:span text:style-name="T6">void</text:span><text:span text:style-name="T28"> </text:span><text:span text:style-name="T30">cache_print(</text:span><text:span text:style-name="T6">const</text:span><text:span text:style-name="T28"> </text:span><text:span text:style-name="T6">struct</text:span><text:span text:style-name="T28"> </text:span><text:span text:style-name="T30">cache_t*</text:span><text:span text:style-name="T28"> </text:span><text:span text:style-name="T30">cacheobj)</text:span></text:p>
      <text:p text:style-name="P50">{</text:p>
      <text:p text:style-name="P49"><text:span text:style-name="T28"><text:s text:c="4"/></text:span><text:span text:style-name="T30">printf(</text:span><text:span text:style-name="T28">"Cache Parameters: \n"</text:span><text:span text:style-name="T30">);</text:span></text:p>
      <text:p text:style-name="P49"><text:span text:style-name="T28"><text:s text:c="4"/></text:span><text:span text:style-name="T30">printf(</text:span><text:span text:style-name="T28">"Sets:%6zu Line Length: %6zu Associativity: %6zu \n\n"</text:span><text:span text:style-name="T30">,</text:span></text:p>
      <text:p text:style-name="P49"><text:span text:style-name="T28"><text:tab/> <text:s text:c="2"/></text:span><text:span text:style-name="T30">cacheobj-&gt;params.index_size,</text:span></text:p>
      <text:p text:style-name="P49"><text:span text:style-name="T28"><text:tab/> <text:s text:c="2"/></text:span><text:span text:style-name="T30">cacheobj-&gt;params.line_size,</text:span></text:p>
      <text:p text:style-name="P49"><text:span text:style-name="T28"><text:tab/> <text:s text:c="2"/></text:span><text:span text:style-name="T30">cacheobj-&gt;params.associativity);</text:span></text:p>
      <text:p text:style-name="P49"><text:span text:style-name="T28"><text:s text:c="4"/></text:span><text:span text:style-name="T30">printf(</text:span><text:span text:style-name="T28">"%11c"</text:span><text:span text:style-name="T30">,' ');</text:span></text:p>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cacheobj-&gt;params.associativity;</text:span><text:span text:style-name="T28"> </text:span><text:span text:style-name="T30">++i)</text:span></text:p>
      <text:p text:style-name="P49"><text:span text:style-name="T28"><text:s text:c="4"/></text:span><text:span text:style-name="T30">{</text:span></text:p>
      <text:p text:style-name="P49"><text:span text:style-name="T28"><text:tab/></text:span><text:span text:style-name="T30">printf(</text:span><text:span text:style-name="T28">"VD <text:s/>LRU <text:s text:c="5"/>TAG%1c"</text:span><text:span text:style-name="T30">,' ');</text:span></text:p>
      <text:p text:style-name="P49"><text:span text:style-name="T28"><text:s text:c="4"/></text:span><text:span text:style-name="T30">}</text:span></text:p>
      <text:p text:style-name="P49"><text:span text:style-name="T28"><text:s text:c="4"/></text:span><text:span text:style-name="T30">printf(</text:span><text:span text:style-name="T28">"\n"</text:span><text:span text:style-name="T30">);</text:span></text:p>
      <text:p text:style-name="P50"/>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cacheobj-&gt;params.index_size;</text:span><text:span text:style-name="T28"> </text:span><text:span text:style-name="T30">++i)</text:span></text:p>
      <text:p text:style-name="P49"><text:span text:style-name="T28"><text:s text:c="4"/></text:span><text:span text:style-name="T30">{</text:span></text:p>
      <text:p text:style-name="P49"><text:span text:style-name="T28"><text:tab/></text:span><text:span text:style-name="T32">// Check if the line is worth printing</text:span></text:p>
      <text:p text:style-name="P49"><text:span text:style-name="T28"><text:tab/></text:span><text:span text:style-name="T30">bool</text:span><text:span text:style-name="T28"> </text:span><text:span text:style-name="T30">valid_set</text:span><text:span text:style-name="T28"> </text:span><text:span text:style-name="T30">=</text:span><text:span text:style-name="T28"> </text:span><text:span text:style-name="T30">false;</text:span></text:p>
      <text:p text:style-name="P49"><text:span text:style-name="T28"><text:tab/></text:span><text:span text:style-name="T6">struct</text:span><text:span text:style-name="T28"> </text:span><text:span text:style-name="T30">set_t*</text:span><text:span text:style-name="T28"> </text:span><text:span text:style-name="T30">set</text:span><text:span text:style-name="T28"> </text:span><text:span text:style-name="T30">=</text:span><text:span text:style-name="T28"> </text:span><text:span text:style-name="T30">cacheobj-&gt;set[i];</text:span></text:p>
      <text:p text:style-name="P50"/>
      <text:p text:style-name="P49"><text:span text:style-name="T28"><text:tab/></text:span><text:span text:style-name="T6">for</text:span><text:span text:style-name="T30">(</text:span><text:span text:style-name="T6">int</text:span><text:span text:style-name="T28"> </text:span><text:span text:style-name="T30">j</text:span><text:span text:style-name="T28"> </text:span><text:span text:style-name="T30">=</text:span><text:span text:style-name="T28"> </text:span><text:span text:style-name="T30">0;</text:span><text:span text:style-name="T28"> </text:span><text:span text:style-name="T30">j</text:span><text:span text:style-name="T28"> </text:span><text:span text:style-name="T30">&lt;</text:span><text:span text:style-name="T28"> </text:span><text:span text:style-name="T30">cacheobj-&gt;params.associativity;</text:span><text:span text:style-name="T28"> </text:span><text:span text:style-name="T30">++j)</text:span></text:p>
      <text:p text:style-name="P49"><text:span text:style-name="T28"><text:tab/></text:span><text:span text:style-name="T30">{</text:span></text:p>
      <text:p text:style-name="P49"><text:span text:style-name="T28"><text:tab/> <text:s text:c="3"/></text:span><text:span text:style-name="T30">valid_set</text:span><text:span text:style-name="T28"> </text:span><text:span text:style-name="T30">=</text:span><text:span text:style-name="T28"> </text:span><text:span text:style-name="T30">valid_set</text:span><text:span text:style-name="T28"> </text:span><text:span text:style-name="T30">|</text:span><text:span text:style-name="T28"> </text:span><text:span text:style-name="T30">set-&gt;line[j]-&gt;status.valid;</text:span></text:p>
      <text:p text:style-name="P49"><text:span text:style-name="T28"><text:tab/></text:span><text:span text:style-name="T30">}</text:span></text:p>
      <text:p text:style-name="P52"><text:tab/></text:p>
      <text:p text:style-name="P49"><text:span text:style-name="T28"><text:tab/></text:span><text:span text:style-name="T6">if</text:span><text:span text:style-name="T30">(valid_set)</text:span></text:p>
      <text:p text:style-name="P49"><text:span text:style-name="T28"><text:tab/></text:span><text:span text:style-name="T30">{</text:span></text:p>
      <text:p text:style-name="P49"><text:span text:style-name="T28"><text:tab/> <text:s text:c="3"/></text:span><text:span text:style-name="T30">printf(</text:span><text:span text:style-name="T28">"set: <text:s/>%4d "</text:span><text:span text:style-name="T30">,</text:span><text:span text:style-name="T28"> </text:span><text:span text:style-name="T30">i);</text:span></text:p>
      <text:p text:style-name="P49"><text:span text:style-name="T28"><text:tab/> <text:s text:c="3"/></text:span><text:span text:style-name="T30">print_set(&amp;cacheobj-&gt;params,</text:span><text:span text:style-name="T28"> </text:span><text:span text:style-name="T30">cacheobj-&gt;set[i]);</text:span></text:p>
      <text:p text:style-name="P49"><text:span text:style-name="T28"><text:tab/></text:span><text:span text:style-name="T30">}</text:span></text:p>
      <text:p text:style-name="P49"><text:soft-page-break/><text:span text:style-name="T28"><text:s text:c="4"/></text:span><text:span text:style-name="T30">}</text:span></text:p>
      <text:p text:style-name="P49"><text:span text:style-name="T28"><text:s text:c="4"/></text:span><text:span text:style-name="T32">//Print Statistics</text:span></text:p>
      <text:p text:style-name="P49"><text:span text:style-name="T28"><text:s text:c="4"/></text:span><text:span text:style-name="T32">//hit rate = hits/(hits+misses) %</text:span></text:p>
      <text:p text:style-name="P49"><text:span text:style-name="T28"><text:s text:c="4"/></text:span><text:span text:style-name="T6">float</text:span><text:span text:style-name="T28"> </text:span><text:span text:style-name="T30">hitrate</text:span><text:span text:style-name="T28"> </text:span><text:span text:style-name="T30">=</text:span><text:span text:style-name="T28"> </text:span><text:span text:style-name="T30">(</text:span><text:span text:style-name="T6">float</text:span><text:span text:style-name="T30">)</text:span><text:span text:style-name="T28"> </text:span><text:span text:style-name="T30">cacheobj-&gt;stats.hits</text:span><text:span text:style-name="T28"> </text:span><text:span text:style-name="T30">/</text:span><text:span text:style-name="T28"> </text:span></text:p>
      <text:p text:style-name="P49"><text:span text:style-name="T28"><text:tab/></text:span><text:span text:style-name="T30">((</text:span><text:span text:style-name="T6">float</text:span><text:span text:style-name="T30">)</text:span><text:span text:style-name="T28"> </text:span><text:span text:style-name="T30">cacheobj-&gt;stats.hits</text:span><text:span text:style-name="T28"> </text:span><text:span text:style-name="T30">+</text:span><text:span text:style-name="T28"> </text:span><text:span text:style-name="T30">(</text:span><text:span text:style-name="T6">float</text:span><text:span text:style-name="T30">)</text:span><text:span text:style-name="T28"> </text:span><text:span text:style-name="T30">cacheobj-&gt;stats.misses)</text:span><text:span text:style-name="T28"> </text:span><text:span text:style-name="T30">*</text:span><text:span text:style-name="T28"> </text:span><text:span text:style-name="T30">100.0f;</text:span></text:p>
      <text:p text:style-name="P50"/>
      <text:p text:style-name="P49"><text:span text:style-name="T28"><text:s text:c="4"/></text:span><text:span text:style-name="T30">printf(</text:span><text:span text:style-name="T28">"\nReads:%6zu <text:s text:c="5"/>Writes:%6zu <text:s text:c="5"/>Hits:%6zu <text:s text:c="5"/>Misses:%6zu <text:s text:c="5"/>HitRate:%4g%%\n"</text:span><text:span text:style-name="T30">,</text:span></text:p>
      <text:p text:style-name="P49"><text:span text:style-name="T28"><text:tab/> <text:s text:c="2"/></text:span><text:span text:style-name="T30">cacheobj-&gt;stats.reads,</text:span></text:p>
      <text:p text:style-name="P49"><text:span text:style-name="T28"><text:tab/> <text:s text:c="2"/></text:span><text:span text:style-name="T30">cacheobj-&gt;stats.writes,</text:span></text:p>
      <text:p text:style-name="P49"><text:span text:style-name="T28"><text:tab/> <text:s text:c="2"/></text:span><text:span text:style-name="T30">cacheobj-&gt;stats.hits,</text:span></text:p>
      <text:p text:style-name="P49"><text:span text:style-name="T28"><text:tab/> <text:s text:c="2"/></text:span><text:span text:style-name="T30">cacheobj-&gt;stats.misses,</text:span></text:p>
      <text:p text:style-name="P49"><text:span text:style-name="T28"><text:tab/> <text:s text:c="2"/></text:span><text:span text:style-name="T30">hitrate);</text:span></text:p>
      <text:p text:style-name="P50"/>
      <text:p text:style-name="P50">}</text:p>
      <text:p text:style-name="P50"/>
      <text:p text:style-name="P50"/>
      <text:p text:style-name="P51">/******************** Internal Module Functions *******************/</text:p>
      <text:p text:style-name="P50"/>
      <text:p text:style-name="P51">/* processes the internal cache structures and returns a line to write data</text:p>
      <text:p text:style-name="P51">* <text:s/>or read from it.*/</text:p>
      <text:p text:style-name="P49"><text:span text:style-name="T6">static</text:span><text:span text:style-name="T28"> </text:span><text:span text:style-name="T6">struct</text:span><text:span text:style-name="T28"> </text:span><text:span text:style-name="T30">line_t*</text:span><text:span text:style-name="T28"> </text:span><text:span text:style-name="T30">cache_access(</text:span><text:span text:style-name="T6">struct</text:span><text:span text:style-name="T28"> </text:span><text:span text:style-name="T30">cache_t*</text:span><text:span text:style-name="T28"> </text:span><text:span text:style-name="T30">cacheobj,</text:span><text:span text:style-name="T28"> </text:span><text:span text:style-name="T30">uint32_t</text:span><text:span text:style-name="T28"> </text:span><text:span text:style-name="T30">address)</text:span></text:p>
      <text:p text:style-name="P50">{</text:p>
      <text:p text:style-name="P49"><text:span text:style-name="T28"><text:s text:c="4"/></text:span><text:span text:style-name="T6">const</text:span><text:span text:style-name="T28"> </text:span><text:span text:style-name="T6">struct</text:span><text:span text:style-name="T28"> </text:span><text:span text:style-name="T30">cache_params_t*</text:span><text:span text:style-name="T28"> </text:span><text:span text:style-name="T30">params</text:span><text:span text:style-name="T28"> </text:span><text:span text:style-name="T30">=</text:span><text:span text:style-name="T28"> </text:span><text:span text:style-name="T30">&amp;cacheobj-&gt;params;</text:span></text:p>
      <text:p text:style-name="P49"><text:span text:style-name="T28"><text:s text:c="4"/></text:span><text:span text:style-name="T30">uint32_t</text:span><text:span text:style-name="T28"> </text:span><text:span text:style-name="T30">index</text:span><text:span text:style-name="T28"> </text:span><text:span text:style-name="T30">=</text:span><text:span text:style-name="T28"> </text:span><text:span text:style-name="T30">address_get_index(params,</text:span><text:span text:style-name="T28"> </text:span><text:span text:style-name="T30">address);</text:span></text:p>
      <text:p text:style-name="P49"><text:span text:style-name="T28"><text:s text:c="4"/></text:span><text:span text:style-name="T30">uint32_t</text:span><text:span text:style-name="T28"> </text:span><text:span text:style-name="T30">tag</text:span><text:span text:style-name="T28"> <text:s text:c="2"/></text:span><text:span text:style-name="T30">=</text:span><text:span text:style-name="T28"> </text:span><text:span text:style-name="T30">address_get_tag(params,</text:span><text:span text:style-name="T28"> </text:span><text:span text:style-name="T30">address);</text:span></text:p>
      <text:p text:style-name="P49"><text:span text:style-name="T28"><text:s text:c="4"/></text:span><text:span text:style-name="T30">uint32_t</text:span><text:span text:style-name="T28"> </text:span><text:span text:style-name="T30">byte_offset</text:span><text:span text:style-name="T28"> </text:span><text:span text:style-name="T30">=</text:span><text:span text:style-name="T28"> </text:span><text:span text:style-name="T30">address_get_byte_offset(params,</text:span><text:span text:style-name="T28"> </text:span><text:span text:style-name="T30">address);</text:span></text:p>
      <text:p text:style-name="P49"><text:span text:style-name="T28"><text:s text:c="4"/></text:span><text:span text:style-name="T6">struct</text:span><text:span text:style-name="T28"> </text:span><text:span text:style-name="T30">line_t*</text:span><text:span text:style-name="T28"> </text:span><text:span text:style-name="T30">line;</text:span></text:p>
      <text:p text:style-name="P49"><text:span text:style-name="T28"><text:s text:c="4"/></text:span><text:span text:style-name="T6">int</text:span><text:span text:style-name="T28"> </text:span><text:span text:style-name="T30">lru</text:span><text:span text:style-name="T28"> <text:s text:c="4"/></text:span><text:span text:style-name="T30">=</text:span><text:span text:style-name="T28"> </text:span><text:span text:style-name="T30">0;</text:span></text:p>
      <text:p text:style-name="P49"><text:span text:style-name="T28"><text:s text:c="4"/></text:span><text:span text:style-name="T6">int</text:span><text:span text:style-name="T28"> </text:span><text:span text:style-name="T30">invalid</text:span><text:span text:style-name="T28"> </text:span><text:span text:style-name="T30">=</text:span><text:span text:style-name="T28"> </text:span><text:span text:style-name="T30">-1;</text:span></text:p>
      <text:p text:style-name="P50"/>
      <text:p text:style-name="P49"><text:span text:style-name="T28"><text:s text:c="4"/></text:span><text:span text:style-name="T32">// Search in the set for valid invalid entries etc..</text:span></text:p>
      <text:p text:style-name="P49"><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params-&gt;associativity;</text:span><text:span text:style-name="T28"> </text:span><text:span text:style-name="T30">++i)</text:span></text:p>
      <text:p text:style-name="P49"><text:span text:style-name="T28"><text:s text:c="4"/></text:span><text:span text:style-name="T30">{</text:span></text:p>
      <text:p text:style-name="P49"><text:span text:style-name="T28"><text:tab/></text:span><text:span text:style-name="T30">line</text:span><text:span text:style-name="T28"> </text:span><text:span text:style-name="T30">=</text:span><text:span text:style-name="T28"> </text:span><text:span text:style-name="T30">cacheobj-&gt;set[index]-&gt;line[i];</text:span></text:p>
      <text:p text:style-name="P50"/>
      <text:p text:style-name="P49"><text:span text:style-name="T28"><text:tab/></text:span><text:span text:style-name="T6">if</text:span><text:span text:style-name="T30">(line-&gt;status.valid)</text:span><text:span text:style-name="T28"> </text:span><text:span text:style-name="T32">//find valid match</text:span></text:p>
      <text:p text:style-name="P49"><text:span text:style-name="T28"><text:tab/></text:span><text:span text:style-name="T30">{</text:span></text:p>
      <text:p text:style-name="P49"><text:span text:style-name="T28"><text:tab/> <text:s text:c="3"/></text:span><text:span text:style-name="T6">if</text:span><text:span text:style-name="T30">(tag</text:span><text:span text:style-name="T28"> </text:span><text:span text:style-name="T30">==</text:span><text:span text:style-name="T28"> </text:span><text:span text:style-name="T30">line-&gt;tag)</text:span><text:span text:style-name="T28"> </text:span><text:span text:style-name="T32">//Match tags</text:span></text:p>
      <text:p text:style-name="P49"><text:span text:style-name="T28"><text:tab/> <text:s text:c="3"/></text:span><text:span text:style-name="T30">{</text:span></text:p>
      <text:p text:style-name="P49"><text:span text:style-name="T28"><text:tab/><text:tab/></text:span><text:span text:style-name="T32">// Hit</text:span></text:p>
      <text:p text:style-name="P49"><text:span text:style-name="T28"><text:tab/><text:tab/></text:span><text:span text:style-name="T30">++cacheobj-&gt;stats.hits;</text:span></text:p>
      <text:p text:style-name="P49"><text:span text:style-name="T28"><text:tab/><text:tab/></text:span><text:span text:style-name="T30">lru_update_set(&amp;cacheobj-&gt;params,</text:span><text:span text:style-name="T28"> </text:span></text:p>
      <text:p text:style-name="P49"><text:span text:style-name="T28"><text:tab/><text:tab/><text:tab/> <text:s text:c="6"/></text:span><text:span text:style-name="T30">cacheobj-&gt;set[index],</text:span><text:span text:style-name="T28"> </text:span></text:p>
      <text:p text:style-name="P49"><text:span text:style-name="T28"><text:tab/><text:tab/><text:tab/> <text:s text:c="6"/></text:span><text:span text:style-name="T30">i);</text:span></text:p>
      <text:p text:style-name="P49"><text:span text:style-name="T28"><text:tab/><text:tab/></text:span><text:span text:style-name="T6">return</text:span><text:span text:style-name="T28"> </text:span><text:span text:style-name="T30">line;</text:span></text:p>
      <text:p text:style-name="P49"><text:span text:style-name="T28"><text:tab/> <text:s text:c="3"/></text:span><text:span text:style-name="T30">}</text:span></text:p>
      <text:p text:style-name="P49"><text:span text:style-name="T28"><text:tab/> <text:s text:c="3"/></text:span><text:span text:style-name="T6">else</text:span><text:span text:style-name="T28"> </text:span><text:span text:style-name="T32">//look for LRU</text:span></text:p>
      <text:p text:style-name="P49"><text:span text:style-name="T28"><text:tab/> <text:s text:c="3"/></text:span><text:span text:style-name="T30">{</text:span></text:p>
      <text:p text:style-name="P49"><text:span text:style-name="T28"><text:s text:c="4"/><text:tab/> <text:s text:c="5"/><text:tab/></text:span><text:span text:style-name="T30">lru</text:span><text:span text:style-name="T28"> </text:span><text:span text:style-name="T30">=</text:span><text:span text:style-name="T28"> </text:span><text:span text:style-name="T30">line-&gt;lru</text:span><text:span text:style-name="T28"> </text:span><text:span text:style-name="T30">&gt;</text:span><text:span text:style-name="T28"> </text:span><text:span text:style-name="T30">cacheobj-&gt;set[index]-&gt;line[lru]-&gt;lru</text:span><text:span text:style-name="T28"> </text:span><text:span text:style-name="T30">?</text:span><text:span text:style-name="T28"> </text:span></text:p>
      <text:p text:style-name="P49"><text:span text:style-name="T28"><text:tab/><text:tab/> <text:s text:c="3"/></text:span><text:span text:style-name="T30">i</text:span><text:span text:style-name="T28"> </text:span><text:span text:style-name="T30">:</text:span><text:span text:style-name="T28"> </text:span><text:span text:style-name="T30">lru;</text:span></text:p>
      <text:p text:style-name="P49"><text:span text:style-name="T28"><text:tab/> <text:s text:c="3"/></text:span><text:span text:style-name="T30">}</text:span></text:p>
      <text:p text:style-name="P49"><text:span text:style-name="T28"><text:tab/></text:span><text:span text:style-name="T30">}</text:span></text:p>
      <text:p text:style-name="P49"><text:span text:style-name="T28"><text:tab/></text:span><text:span text:style-name="T6">else</text:span><text:span text:style-name="T28"> </text:span></text:p>
      <text:p text:style-name="P49"><text:span text:style-name="T28"><text:tab/> <text:s text:c="3"/></text:span><text:span text:style-name="T30">invalid</text:span><text:span text:style-name="T28"> </text:span><text:span text:style-name="T30">=</text:span><text:span text:style-name="T28"> </text:span><text:span text:style-name="T30">i;</text:span></text:p>
      <text:p text:style-name="P49"><text:span text:style-name="T28"><text:s text:c="4"/></text:span><text:span text:style-name="T30">}</text:span></text:p>
      <text:p text:style-name="P49"><text:span text:style-name="T28"><text:s text:c="4"/></text:span><text:span text:style-name="T30">++cacheobj-&gt;stats.misses;</text:span></text:p>
      <text:p text:style-name="P50"/>
      <text:p text:style-name="P49"><text:soft-page-break/><text:span text:style-name="T28"><text:s text:c="4"/></text:span><text:span text:style-name="T32">// Cache Miss </text:span></text:p>
      <text:p text:style-name="P49"><text:span text:style-name="T28"><text:s text:c="4"/></text:span><text:span text:style-name="T6">if</text:span><text:span text:style-name="T30">(-1</text:span><text:span text:style-name="T28"> </text:span><text:span text:style-name="T30">&lt;</text:span><text:span text:style-name="T28"> </text:span><text:span text:style-name="T30">invalid)</text:span><text:span text:style-name="T28"> </text:span><text:span text:style-name="T32">// if there is an invalid use it</text:span></text:p>
      <text:p text:style-name="P49"><text:span text:style-name="T28"><text:s text:c="4"/></text:span><text:span text:style-name="T30">{</text:span></text:p>
      <text:p text:style-name="P49"><text:span text:style-name="T28"><text:tab/></text:span><text:span text:style-name="T30">line</text:span><text:span text:style-name="T28"> </text:span><text:span text:style-name="T30">=</text:span><text:span text:style-name="T28"> </text:span><text:span text:style-name="T30">cacheobj-&gt;set[index]-&gt;line[invalid];</text:span></text:p>
      <text:p text:style-name="P49"><text:span text:style-name="T28"><text:tab/></text:span><text:span text:style-name="T30">lru_update_set(&amp;cacheobj-&gt;params,</text:span><text:span text:style-name="T28"> </text:span><text:span text:style-name="T30">cacheobj-&gt;set[index],</text:span><text:span text:style-name="T28"> </text:span><text:span text:style-name="T30">invalid);</text:span></text:p>
      <text:p text:style-name="P49"><text:span text:style-name="T28"><text:s text:c="4"/></text:span><text:span text:style-name="T30">}</text:span></text:p>
      <text:p text:style-name="P49"><text:span text:style-name="T28"><text:s text:c="4"/></text:span><text:span text:style-name="T6">else</text:span><text:span text:style-name="T28"> <text:s text:c="11"/></text:span><text:span text:style-name="T32">// if not use the lru</text:span></text:p>
      <text:p text:style-name="P49"><text:span text:style-name="T28"><text:s text:c="4"/></text:span><text:span text:style-name="T30">{</text:span></text:p>
      <text:p text:style-name="P49"><text:span text:style-name="T28"><text:tab/></text:span><text:span text:style-name="T30">line</text:span><text:span text:style-name="T28"> </text:span><text:span text:style-name="T30">=</text:span><text:span text:style-name="T28"> </text:span><text:span text:style-name="T30">cacheobj-&gt;set[index]-&gt;line[lru];</text:span></text:p>
      <text:p text:style-name="P49"><text:span text:style-name="T28"><text:tab/></text:span><text:span text:style-name="T32">// Evict LRU by writeback if dirty</text:span></text:p>
      <text:p text:style-name="P49"><text:span text:style-name="T28"><text:tab/></text:span><text:span text:style-name="T6">if</text:span><text:span text:style-name="T30">(line-&gt;status.dirty)</text:span></text:p>
      <text:p text:style-name="P49"><text:span text:style-name="T28"><text:tab/></text:span><text:span text:style-name="T30">{</text:span></text:p>
      <text:p text:style-name="P49"><text:span text:style-name="T28"><text:tab/> <text:s text:c="3"/></text:span><text:span text:style-name="T30">cacheobj-&gt;ln_ops.write(cacheobj-&gt;ln_ops.object,</text:span></text:p>
      <text:p text:style-name="P49"><text:span text:style-name="T28"><text:tab/><text:tab/><text:tab/><text:tab/> <text:s text:c="2"/></text:span><text:span text:style-name="T30">address</text:span><text:span text:style-name="T28"> </text:span><text:span text:style-name="T30">^</text:span><text:span text:style-name="T28"> </text:span><text:span text:style-name="T30">byte_offset,</text:span><text:span text:style-name="T28"> </text:span></text:p>
      <text:p text:style-name="P49"><text:span text:style-name="T28"><text:tab/><text:tab/><text:tab/><text:tab/> <text:s text:c="2"/></text:span><text:span text:style-name="T30">cacheobj-&gt;params.line_size,</text:span><text:span text:style-name="T28"> </text:span></text:p>
      <text:p text:style-name="P49"><text:span text:style-name="T28"><text:tab/><text:tab/><text:tab/><text:tab/> <text:s text:c="2"/></text:span><text:span text:style-name="T30">line-&gt;data);</text:span></text:p>
      <text:p text:style-name="P49"><text:span text:style-name="T28"><text:tab/> <text:s text:c="3"/></text:span><text:span text:style-name="T30">line-&gt;status.dirty</text:span><text:span text:style-name="T28"> </text:span><text:span text:style-name="T30">=</text:span><text:span text:style-name="T28"> </text:span><text:span text:style-name="T30">false;</text:span></text:p>
      <text:p text:style-name="P49"><text:span text:style-name="T28"><text:tab/></text:span><text:span text:style-name="T30">}</text:span></text:p>
      <text:p text:style-name="P49"><text:span text:style-name="T28"><text:tab/></text:span><text:span text:style-name="T6">else</text:span></text:p>
      <text:p text:style-name="P49"><text:span text:style-name="T28"><text:tab/></text:span><text:span text:style-name="T30">{</text:span></text:p>
      <text:p text:style-name="P49"><text:span text:style-name="T28"><text:tab/> <text:s text:c="3"/></text:span><text:span text:style-name="T30">cacheobj-&gt;ln_ops.evicted(cacheobj-&gt;ln_ops.object,</text:span></text:p>
      <text:p text:style-name="P49"><text:span text:style-name="T28"><text:tab/><text:tab/><text:tab/><text:tab/> <text:s text:c="2"/></text:span><text:span text:style-name="T30">address</text:span><text:span text:style-name="T28"> </text:span><text:span text:style-name="T30">^</text:span><text:span text:style-name="T28"> </text:span><text:span text:style-name="T30">byte_offset);</text:span></text:p>
      <text:p text:style-name="P49"><text:span text:style-name="T28"><text:tab/></text:span><text:span text:style-name="T30">}</text:span></text:p>
      <text:p text:style-name="P49"><text:span text:style-name="T28"><text:tab/></text:span><text:span text:style-name="T32">// continue request</text:span></text:p>
      <text:p text:style-name="P49"><text:span text:style-name="T28"><text:tab/></text:span><text:span text:style-name="T30">cacheobj-&gt;ln_ops.read(cacheobj-&gt;ln_ops.object,</text:span></text:p>
      <text:p text:style-name="P49"><text:span text:style-name="T28"><text:tab/><text:tab/><text:tab/> <text:s text:c="5"/></text:span><text:span text:style-name="T30">address</text:span><text:span text:style-name="T28"> </text:span><text:span text:style-name="T30">^</text:span><text:span text:style-name="T28"> </text:span><text:span text:style-name="T30">byte_offset,</text:span><text:span text:style-name="T28"> </text:span></text:p>
      <text:p text:style-name="P49"><text:span text:style-name="T28"><text:tab/><text:tab/><text:tab/> <text:s text:c="5"/></text:span><text:span text:style-name="T30">cacheobj-&gt;params.line_size,</text:span><text:span text:style-name="T28"> </text:span></text:p>
      <text:p text:style-name="P49"><text:span text:style-name="T28"><text:tab/><text:tab/><text:tab/> <text:s text:c="5"/></text:span><text:span text:style-name="T30">line-&gt;data);</text:span></text:p>
      <text:p text:style-name="P49"><text:span text:style-name="T28"><text:tab/></text:span><text:span text:style-name="T30">lru_update_set(&amp;cacheobj-&gt;params,</text:span><text:span text:style-name="T28"> </text:span><text:span text:style-name="T30">cacheobj-&gt;set[index],</text:span><text:span text:style-name="T28"> </text:span><text:span text:style-name="T30">lru);</text:span></text:p>
      <text:p text:style-name="P49"><text:span text:style-name="T28"><text:s text:c="4"/></text:span><text:span text:style-name="T30">}</text:span></text:p>
      <text:p text:style-name="P50"/>
      <text:p text:style-name="P49"><text:span text:style-name="T28"><text:s text:c="4"/></text:span><text:span text:style-name="T30">line-&gt;status.valid</text:span><text:span text:style-name="T28"> </text:span><text:span text:style-name="T30">=</text:span><text:span text:style-name="T28"> </text:span><text:span text:style-name="T30">true;</text:span></text:p>
      <text:p text:style-name="P49"><text:span text:style-name="T28"><text:s text:c="4"/></text:span><text:span text:style-name="T30">line-&gt;tag</text:span><text:span text:style-name="T28"> </text:span><text:span text:style-name="T30">=</text:span><text:span text:style-name="T28"> </text:span><text:span text:style-name="T30">tag;</text:span></text:p>
      <text:p text:style-name="P49"><text:span text:style-name="T28"><text:s text:c="4"/></text:span><text:span text:style-name="T6">return</text:span><text:span text:style-name="T28"> </text:span><text:span text:style-name="T30">line;</text:span></text:p>
      <text:p text:style-name="P50">}</text:p>
      <text:p text:style-name="P50"/>
      <text:p text:style-name="P51">/* Updates the sets LRU values depending on the way just accessed */</text:p>
      <text:p text:style-name="P49"><text:span text:style-name="T6">static</text:span><text:span text:style-name="T28"> </text:span><text:span text:style-name="T6">void</text:span><text:span text:style-name="T28"> </text:span><text:span text:style-name="T30">lru_update_set(</text:span><text:span text:style-name="T6">const</text:span><text:span text:style-name="T28"> </text:span><text:span text:style-name="T6">struct</text:span><text:span text:style-name="T28"> </text:span><text:span text:style-name="T30">cache_params_t*</text:span><text:span text:style-name="T28"> </text:span><text:span text:style-name="T30">params,</text:span><text:span text:style-name="T28"> </text:span></text:p>
      <text:p text:style-name="P49"><text:span text:style-name="T28"><text:tab/><text:tab/><text:tab/> <text:s text:c="2"/></text:span><text:span text:style-name="T6">struct</text:span><text:span text:style-name="T28"> </text:span><text:span text:style-name="T30">set_t*</text:span><text:span text:style-name="T28"> </text:span><text:span text:style-name="T30">set,</text:span></text:p>
      <text:p text:style-name="P49"><text:span text:style-name="T28"><text:tab/><text:tab/><text:tab/> <text:s text:c="2"/></text:span><text:span text:style-name="T30">uint16_t</text:span><text:span text:style-name="T28"> </text:span><text:span text:style-name="T30">way)</text:span></text:p>
      <text:p text:style-name="P50">{</text:p>
      <text:p text:style-name="P49"><text:span text:style-name="T28"><text:s text:c="4"/></text:span><text:span text:style-name="T30">uint16_t</text:span><text:span text:style-name="T28"> </text:span><text:span text:style-name="T30">pivot</text:span><text:span text:style-name="T28"> </text:span><text:span text:style-name="T30">=</text:span><text:span text:style-name="T28"> </text:span><text:span text:style-name="T30">set-&gt;line[way]-&gt;lru;</text:span></text:p>
      <text:p text:style-name="P50"/>
      <text:p text:style-name="P49"><text:span text:style-name="T28"><text:s text:c="4"/></text:span><text:span text:style-name="T6">for</text:span><text:span text:style-name="T28"> </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params-&gt;associativity;</text:span><text:span text:style-name="T28"> </text:span><text:span text:style-name="T30">++i)</text:span></text:p>
      <text:p text:style-name="P49"><text:span text:style-name="T28"><text:s text:c="4"/></text:span><text:span text:style-name="T30">{</text:span></text:p>
      <text:p text:style-name="P49"><text:span text:style-name="T28"><text:tab/></text:span><text:span text:style-name="T6">if</text:span><text:span text:style-name="T30">(i</text:span><text:span text:style-name="T28"> </text:span><text:span text:style-name="T30">==</text:span><text:span text:style-name="T28"> </text:span><text:span text:style-name="T30">way)</text:span></text:p>
      <text:p text:style-name="P49"><text:span text:style-name="T28"><text:tab/> <text:s text:c="3"/></text:span><text:span text:style-name="T30">set-&gt;line[way]-&gt;lru</text:span><text:span text:style-name="T28"> </text:span><text:span text:style-name="T30">=</text:span><text:span text:style-name="T28"> </text:span><text:span text:style-name="T30">0;</text:span></text:p>
      <text:p text:style-name="P49"><text:span text:style-name="T28"><text:tab/></text:span><text:span text:style-name="T6">else</text:span><text:span text:style-name="T28"> </text:span><text:span text:style-name="T6">if</text:span><text:span text:style-name="T28"> </text:span><text:span text:style-name="T30">(set-&gt;line[i]-&gt;lru</text:span><text:span text:style-name="T28"> </text:span><text:span text:style-name="T30">&lt;</text:span><text:span text:style-name="T28"> </text:span><text:span text:style-name="T30">pivot)</text:span></text:p>
      <text:p text:style-name="P49"><text:span text:style-name="T28"><text:tab/> <text:s text:c="3"/></text:span><text:span text:style-name="T30">++set-&gt;line[i]-&gt;lru;</text:span></text:p>
      <text:p text:style-name="P49"><text:span text:style-name="T28"><text:s text:c="4"/></text:span><text:span text:style-name="T30">}</text:span></text:p>
      <text:p text:style-name="P50">}</text:p>
      <text:p text:style-name="P50"/>
      <text:p text:style-name="P49"><text:span text:style-name="T6">static</text:span><text:span text:style-name="T28"> </text:span><text:span text:style-name="T6">void</text:span><text:span text:style-name="T28"> </text:span><text:span text:style-name="T30">print_set(</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 <text:s text:c="5"/></text:span><text:span text:style-name="T6">struct</text:span><text:span text:style-name="T28"> </text:span><text:span text:style-name="T30">set_t*</text:span><text:span text:style-name="T28"> </text:span><text:span text:style-name="T30">set)</text:span></text:p>
      <text:p text:style-name="P50">{</text:p>
      <text:p text:style-name="P50"/>
      <text:p text:style-name="P49"><text:span text:style-name="T28"><text:s text:c="4"/></text:span><text:span text:style-name="T32">// Output Format</text:span></text:p>
      <text:p text:style-name="P49"><text:span text:style-name="T28"><text:s text:c="4"/></text:span><text:span text:style-name="T32">// VD TAG '' VD TAG '' VD TAG '' VD TAG</text:span></text:p>
      <text:p text:style-name="P49"><text:soft-page-break/><text:span text:style-name="T28"><text:s text:c="4"/></text:span><text:span text:style-name="T6">for</text:span><text:span text:style-name="T30">(</text:span><text:span text:style-name="T6">int</text:span><text:span text:style-name="T28"> </text:span><text:span text:style-name="T30">i</text:span><text:span text:style-name="T28"> </text:span><text:span text:style-name="T30">=</text:span><text:span text:style-name="T28"> </text:span><text:span text:style-name="T30">0;</text:span><text:span text:style-name="T28"> </text:span><text:span text:style-name="T30">i</text:span><text:span text:style-name="T28"> </text:span><text:span text:style-name="T30">&lt;</text:span><text:span text:style-name="T28"> </text:span><text:span text:style-name="T30">params-&gt;associativity;</text:span><text:span text:style-name="T28"> </text:span><text:span text:style-name="T30">++i)</text:span></text:p>
      <text:p text:style-name="P49"><text:span text:style-name="T28"><text:s text:c="4"/></text:span><text:span text:style-name="T30">{</text:span></text:p>
      <text:p text:style-name="P49"><text:span text:style-name="T28"><text:tab/></text:span><text:span text:style-name="T6">struct</text:span><text:span text:style-name="T28"> </text:span><text:span text:style-name="T30">line_t*</text:span><text:span text:style-name="T28"> </text:span><text:span text:style-name="T30">line</text:span><text:span text:style-name="T28"> </text:span><text:span text:style-name="T30">=</text:span><text:span text:style-name="T28"> </text:span><text:span text:style-name="T30">set-&gt;line[i];</text:span></text:p>
      <text:p text:style-name="P49"><text:span text:style-name="T28"><text:tab/></text:span><text:span text:style-name="T6">if</text:span><text:span text:style-name="T30">(line-&gt;status.valid)</text:span></text:p>
      <text:p text:style-name="P49"><text:span text:style-name="T28"><text:tab/></text:span><text:span text:style-name="T30">{</text:span></text:p>
      <text:p text:style-name="P49"><text:span text:style-name="T28"><text:tab/> <text:s text:c="3"/></text:span><text:span text:style-name="T30">printf(</text:span><text:span text:style-name="T28">"%d%d %4d %8x "</text:span><text:span text:style-name="T30">,</text:span><text:span text:style-name="T28"> </text:span></text:p>
      <text:p text:style-name="P49"><text:span text:style-name="T28"><text:tab/><text:tab/> <text:s text:c="2"/></text:span><text:span text:style-name="T30">line-&gt;status.valid,</text:span><text:span text:style-name="T28"> </text:span></text:p>
      <text:p text:style-name="P49"><text:span text:style-name="T28"><text:tab/><text:tab/> <text:s text:c="2"/></text:span><text:span text:style-name="T30">line-&gt;status.dirty,</text:span></text:p>
      <text:p text:style-name="P49"><text:span text:style-name="T28"><text:tab/><text:tab/> <text:s text:c="2"/></text:span><text:span text:style-name="T30">line-&gt;lru,</text:span></text:p>
      <text:p text:style-name="P49"><text:span text:style-name="T28"><text:tab/><text:tab/> <text:s text:c="2"/></text:span><text:span text:style-name="T30">line-&gt;tag);</text:span></text:p>
      <text:p text:style-name="P49"><text:span text:style-name="T28"><text:tab/></text:span><text:span text:style-name="T30">}</text:span></text:p>
      <text:p text:style-name="P49"><text:span text:style-name="T28"><text:tab/></text:span><text:span text:style-name="T6">else</text:span></text:p>
      <text:p text:style-name="P49"><text:span text:style-name="T28"><text:tab/></text:span><text:span text:style-name="T30">{</text:span></text:p>
      <text:p text:style-name="P49"><text:span text:style-name="T28"><text:tab/> <text:s text:c="3"/></text:span><text:span text:style-name="T30">printf(</text:span><text:span text:style-name="T28">"%17c"</text:span><text:span text:style-name="T30">,</text:span><text:span text:style-name="T28"> </text:span><text:span text:style-name="T30">' ');</text:span><text:span text:style-name="T28"> </text:span><text:span text:style-name="T32">//Leave empty</text:span></text:p>
      <text:p text:style-name="P49"><text:span text:style-name="T28"><text:tab/></text:span><text:span text:style-name="T30">}</text:span></text:p>
      <text:p text:style-name="P49"><text:span text:style-name="T28"><text:s text:c="4"/></text:span><text:span text:style-name="T30">}</text:span></text:p>
      <text:p text:style-name="P49"><text:span text:style-name="T28"><text:s text:c="4"/></text:span><text:span text:style-name="T30">printf(</text:span><text:span text:style-name="T28">"\n"</text:span><text:span text:style-name="T30">);</text:span></text:p>
      <text:p text:style-name="P50">}</text:p>
      <text:p text:style-name="P50"/>
      <text:p text:style-name="P51">/*********************** Address access functions ***************************/</text:p>
      <text:p text:style-name="P50"/>
      <text:p text:style-name="P51">// returns only the tag bits in an address</text:p>
      <text:p text:style-name="P49"><text:span text:style-name="T6">static</text:span><text:span text:style-name="T28"> </text:span><text:span text:style-name="T30">uint32_t</text:span><text:span text:style-name="T28"> </text:span><text:span text:style-name="T30">address_get_tag(</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text:tab/><text:tab/></text:span><text:span text:style-name="T30">uint32_t</text:span><text:span text:style-name="T28"> </text:span><text:span text:style-name="T30">address)</text:span></text:p>
      <text:p text:style-name="P50">{</text:p>
      <text:p text:style-name="P49"><text:span text:style-name="T28"><text:s text:c="4"/></text:span><text:span text:style-name="T30">uint32_t</text:span><text:span text:style-name="T28"> </text:span><text:span text:style-name="T30">ntag_bit_size</text:span><text:span text:style-name="T28"> </text:span><text:span text:style-name="T30">=</text:span><text:span text:style-name="T28"> </text:span><text:span text:style-name="T30">log2(params-&gt;line_size)</text:span><text:span text:style-name="T28"> </text:span><text:span text:style-name="T30">+</text:span><text:span text:style-name="T28"> </text:span><text:span text:style-name="T30">log2(params-&gt;index_size);</text:span></text:p>
      <text:p text:style-name="P49"><text:span text:style-name="T28"><text:s text:c="4"/></text:span><text:span text:style-name="T30">uint32_t</text:span><text:span text:style-name="T28"> </text:span><text:span text:style-name="T30">tag</text:span><text:span text:style-name="T28"> </text:span><text:span text:style-name="T30">=</text:span><text:span text:style-name="T28"> </text:span><text:span text:style-name="T30">address</text:span><text:span text:style-name="T28"> </text:span><text:span text:style-name="T30">&gt;&gt;</text:span><text:span text:style-name="T28"> </text:span><text:span text:style-name="T30">ntag_bit_size;</text:span><text:span text:style-name="T28"> </text:span><text:span text:style-name="T32">//mask out lower bits</text:span></text:p>
      <text:p text:style-name="P49"><text:span text:style-name="T28"><text:s text:c="4"/></text:span><text:span text:style-name="T6">return</text:span><text:span text:style-name="T28"> </text:span><text:span text:style-name="T30">tag;</text:span></text:p>
      <text:p text:style-name="P50">}</text:p>
      <text:p text:style-name="P50"/>
      <text:p text:style-name="P51">// returns only the set index given an address</text:p>
      <text:p text:style-name="P49"><text:span text:style-name="T6">static</text:span><text:span text:style-name="T28"> </text:span><text:span text:style-name="T30">uint32_t</text:span><text:span text:style-name="T28"> </text:span><text:span text:style-name="T30">address_get_index(</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text:tab/><text:tab/> <text:s text:c="5"/></text:span><text:span text:style-name="T30">uint32_t</text:span><text:span text:style-name="T28"> </text:span><text:span text:style-name="T30">address)</text:span></text:p>
      <text:p text:style-name="P50">{</text:p>
      <text:p text:style-name="P49"><text:span text:style-name="T28"><text:s text:c="4"/></text:span><text:span text:style-name="T30">uint32_t</text:span><text:span text:style-name="T28"> </text:span><text:span text:style-name="T30">index</text:span><text:span text:style-name="T28"> </text:span><text:span text:style-name="T30">=</text:span><text:span text:style-name="T28"> </text:span><text:span text:style-name="T30">address</text:span><text:span text:style-name="T28"> </text:span><text:span text:style-name="T30">&gt;&gt;</text:span><text:span text:style-name="T28"> </text:span><text:span text:style-name="T30">(uint32_t)log2(params-&gt;line_size);</text:span></text:p>
      <text:p text:style-name="P49"><text:span text:style-name="T28"><text:s text:c="4"/></text:span><text:span text:style-name="T30">uint32_t</text:span><text:span text:style-name="T28"> </text:span><text:span text:style-name="T30">field</text:span><text:span text:style-name="T28"> </text:span><text:span text:style-name="T30">=</text:span><text:span text:style-name="T28"> </text:span><text:span text:style-name="T30">~0</text:span><text:span text:style-name="T28"> </text:span><text:span text:style-name="T30">&lt;&lt;</text:span><text:span text:style-name="T28"> </text:span><text:span text:style-name="T30">(uint32_t)log2(params-&gt;index_size);</text:span></text:p>
      <text:p text:style-name="P50"/>
      <text:p text:style-name="P49"><text:span text:style-name="T28"><text:s text:c="4"/></text:span><text:span text:style-name="T30">index</text:span><text:span text:style-name="T28"> </text:span><text:span text:style-name="T30">=</text:span><text:span text:style-name="T28"> </text:span><text:span text:style-name="T30">index</text:span><text:span text:style-name="T28"> </text:span><text:span text:style-name="T30">&amp;</text:span><text:span text:style-name="T28"> </text:span><text:span text:style-name="T30">~field;</text:span></text:p>
      <text:p text:style-name="P52"><text:s text:c="4"/></text:p>
      <text:p text:style-name="P49"><text:span text:style-name="T28"><text:s text:c="4"/></text:span><text:span text:style-name="T6">return</text:span><text:span text:style-name="T28"> </text:span><text:span text:style-name="T30">index;</text:span></text:p>
      <text:p text:style-name="P50">}</text:p>
      <text:p text:style-name="P50"/>
      <text:p text:style-name="P51">// returns the byte offset of an address</text:p>
      <text:p text:style-name="P49"><text:span text:style-name="T6">static</text:span><text:span text:style-name="T28"> </text:span><text:span text:style-name="T30">uint32_t</text:span><text:span text:style-name="T28"> </text:span><text:span text:style-name="T30">address_get_byte_offset(</text:span><text:span text:style-name="T6">const</text:span><text:span text:style-name="T28"> </text:span><text:span text:style-name="T6">struct</text:span><text:span text:style-name="T28"> </text:span><text:span text:style-name="T30">cache_params_t*</text:span><text:span text:style-name="T28"> </text:span><text:span text:style-name="T30">params,</text:span></text:p>
      <text:p text:style-name="P49"><text:span text:style-name="T28"><text:tab/><text:tab/><text:tab/><text:tab/><text:tab/></text:span><text:span text:style-name="T30">uint32_t</text:span><text:span text:style-name="T28"> </text:span><text:span text:style-name="T30">address)</text:span></text:p>
      <text:p text:style-name="P50">{</text:p>
      <text:p text:style-name="P49"><text:span text:style-name="T28"><text:s text:c="4"/></text:span><text:span text:style-name="T30">size_t</text:span><text:span text:style-name="T28"> </text:span><text:span text:style-name="T30">line_index</text:span><text:span text:style-name="T28"> </text:span><text:span text:style-name="T30">=</text:span><text:span text:style-name="T28"> </text:span><text:span text:style-name="T30">log2(params-&gt;line_size);</text:span></text:p>
      <text:p text:style-name="P49"><text:span text:style-name="T28"><text:s text:c="4"/></text:span><text:span text:style-name="T30">uint32_t</text:span><text:span text:style-name="T28"> </text:span><text:span text:style-name="T30">field</text:span><text:span text:style-name="T28"> </text:span><text:span text:style-name="T30">=</text:span><text:span text:style-name="T28"> </text:span><text:span text:style-name="T30">~0;</text:span><text:span text:style-name="T28"> </text:span><text:span text:style-name="T32">//Fill with 0xFF..</text:span></text:p>
      <text:p text:style-name="P49"><text:span text:style-name="T28"><text:s text:c="4"/></text:span><text:span text:style-name="T30">line_index</text:span><text:span text:style-name="T28"> </text:span><text:span text:style-name="T30">=</text:span><text:span text:style-name="T28"> </text:span><text:span text:style-name="T30">(field</text:span><text:span text:style-name="T28"> </text:span><text:span text:style-name="T30">&gt;&gt;</text:span><text:span text:style-name="T28"> </text:span><text:span text:style-name="T30">(32</text:span><text:span text:style-name="T28"> </text:span><text:span text:style-name="T30">-</text:span><text:span text:style-name="T28"> </text:span><text:span text:style-name="T30">line_index))</text:span><text:span text:style-name="T28"> </text:span><text:span text:style-name="T30">&amp;</text:span><text:span text:style-name="T28"> </text:span><text:span text:style-name="T30">address;</text:span><text:span text:style-name="T28"> </text:span><text:span text:style-name="T32">//mask out upper bits</text:span></text:p>
      <text:p text:style-name="P49"><text:span text:style-name="T28"><text:s text:c="4"/></text:span><text:span text:style-name="T6">return</text:span><text:span text:style-name="T28"> </text:span><text:span text:style-name="T30">line_index;</text:span></text:p>
      <text:p text:style-name="P50">}</text:p>
      <text:p text:style-name="P53"/>
      <text:p text:style-name="P22"/>
      <text:p text:style-name="P65">Cache.h</text:p>
      <text:p text:style-name="P66"/>
      <text:p text:style-name="P57"><text:span text:style-name="T7">#ifndef</text:span><text:span text:style-name="T29"> </text:span><text:span text:style-name="T31">__CACHE_H__</text:span></text:p>
      <text:p text:style-name="P49"><text:span text:style-name="T6">#define</text:span><text:span text:style-name="T28"> </text:span><text:span text:style-name="T30">__CACHE_H__</text:span></text:p>
      <text:p text:style-name="P50"/>
      <text:p text:style-name="P49"><text:span text:style-name="T6">#include</text:span><text:span text:style-name="T28"> </text:span><text:span text:style-name="T30">&lt;stdint.h&gt;</text:span></text:p>
      <text:p text:style-name="P50"/>
      <text:p text:style-name="P51">/*************************Data Structures************************************/</text:p>
      <text:p text:style-name="P50"/>
      <text:p text:style-name="P51">/* status bits structure for each line</text:p>
      <text:p text:style-name="P51"><text:s/>*/</text:p>
      <text:p text:style-name="P49"><text:span text:style-name="T6">struct</text:span><text:span text:style-name="T28"> </text:span><text:span text:style-name="T30">status_t</text:span></text:p>
      <text:p text:style-name="P50">{</text:p>
      <text:p text:style-name="P49"><text:span text:style-name="T28"><text:s text:c="4"/></text:span><text:span text:style-name="T6">unsigned</text:span><text:span text:style-name="T28"> </text:span><text:span text:style-name="T30">valid:1;</text:span></text:p>
      <text:p text:style-name="P49"><text:span text:style-name="T28"><text:s text:c="4"/></text:span><text:span text:style-name="T6">unsigned</text:span><text:span text:style-name="T28"> </text:span><text:span text:style-name="T30">dirty:1;</text:span></text:p>
      <text:p text:style-name="P50">};</text:p>
      <text:p text:style-name="P50"/>
      <text:p text:style-name="P51">/* Line Structure for every set</text:p>
      <text:p text:style-name="P51"><text:s/>* LRU space complexity N*log2(N)</text:p>
      <text:p text:style-name="P51"><text:s/>*/</text:p>
      <text:p text:style-name="P49"><text:span text:style-name="T6">struct</text:span><text:span text:style-name="T28"> </text:span><text:span text:style-name="T30">line_t</text:span></text:p>
      <text:p text:style-name="P50">{</text:p>
      <text:p text:style-name="P49"><text:span text:style-name="T28"><text:s text:c="4"/></text:span><text:span text:style-name="T30">uint16_t</text:span><text:span text:style-name="T28"> </text:span><text:span text:style-name="T30">lru;</text:span><text:span text:style-name="T28"><text:tab/><text:tab/></text:span><text:span text:style-name="T32">// LRU bits: max assoc limited to 2^16</text:span></text:p>
      <text:p text:style-name="P49"><text:span text:style-name="T28"><text:s text:c="4"/></text:span><text:span text:style-name="T30">uint32_t</text:span><text:span text:style-name="T28"> </text:span><text:span text:style-name="T30">tag;</text:span><text:span text:style-name="T28"> <text:s text:c="14"/></text:span><text:span text:style-name="T32">// cache tag</text:span></text:p>
      <text:p text:style-name="P49"><text:span text:style-name="T28"><text:s text:c="4"/></text:span><text:span text:style-name="T6">struct</text:span><text:span text:style-name="T28"> </text:span><text:span text:style-name="T30">status_t</text:span><text:span text:style-name="T28"> </text:span><text:span text:style-name="T30">status;</text:span><text:span text:style-name="T28"> <text:s text:c="11"/></text:span><text:span text:style-name="T32">// dirty and valid bits</text:span></text:p>
      <text:p text:style-name="P49"><text:span text:style-name="T28"><text:s text:c="4"/></text:span><text:span text:style-name="T30">uint8_t</text:span><text:span text:style-name="T28"> <text:s/></text:span><text:span text:style-name="T30">data[];</text:span><text:span text:style-name="T28"><text:tab/> <text:s text:c="7"/></text:span><text:span text:style-name="T32">// line data</text:span></text:p>
      <text:p text:style-name="P50">};</text:p>
      <text:p text:style-name="P50"/>
      <text:p text:style-name="P51">/* Set structure: </text:p>
      <text:p text:style-name="P51"><text:s/>*/</text:p>
      <text:p text:style-name="P49"><text:span text:style-name="T6">struct</text:span><text:span text:style-name="T28"> </text:span><text:span text:style-name="T30">set_t</text:span></text:p>
      <text:p text:style-name="P50">{</text:p>
      <text:p text:style-name="P49"><text:span text:style-name="T28"><text:s text:c="4"/></text:span><text:span text:style-name="T30">uint8_t</text:span><text:span text:style-name="T28"> </text:span><text:span text:style-name="T30">stub;</text:span><text:span text:style-name="T28"> <text:s text:c="22"/></text:span><text:span text:style-name="T32">// stub for internal set data</text:span></text:p>
      <text:p text:style-name="P49"><text:span text:style-name="T28"><text:s text:c="4"/></text:span><text:span text:style-name="T6">struct</text:span><text:span text:style-name="T28"> </text:span><text:span text:style-name="T30">line_t</text:span><text:span text:style-name="T28"> </text:span><text:span text:style-name="T30">*line[];</text:span><text:span text:style-name="T28"><text:tab/><text:tab/></text:span><text:span text:style-name="T32">// lines in set</text:span></text:p>
      <text:p text:style-name="P50">};</text:p>
      <text:p text:style-name="P50"/>
      <text:p text:style-name="P51">/* Lower Memory Level callback functons</text:p>
      <text:p text:style-name="P51"><text:s/>* read <text:s/>- get a data line from the lower level</text:p>
      <text:p text:style-name="P51"><text:s/>* write - write back data to lower level</text:p>
      <text:p text:style-name="P51"><text:s/>* modified - notifies the lower level cache that this value</text:p>
      <text:p text:style-name="P51"><text:s/>* has changed from clean to dirty. Set these operators to NULL if they are</text:p>
      <text:p text:style-name="P51"><text:s/>* not used.</text:p>
      <text:p text:style-name="P51"><text:s/>*/</text:p>
      <text:p text:style-name="P50"/>
      <text:p text:style-name="P49"><text:span text:style-name="T6">typedef</text:span><text:span text:style-name="T28"> </text:span><text:span text:style-name="T6">int</text:span><text:span text:style-name="T28"> </text:span><text:span text:style-name="T30">op_status_t;</text:span></text:p>
      <text:p text:style-name="P49"><text:span text:style-name="T6">struct</text:span><text:span text:style-name="T28"> </text:span><text:span text:style-name="T30">LN_ops_t</text:span></text:p>
      <text:p text:style-name="P50">{</text:p>
      <text:p text:style-name="P49"><text:span text:style-name="T28"><text:s text:c="4"/></text:span><text:span text:style-name="T30">op_status_t</text:span><text:span text:style-name="T28"> </text:span><text:span text:style-name="T30">(*read)(</text:span><text:span text:style-name="T6">void</text:span><text:span text:style-name="T30">*</text:span><text:span text:style-name="T28"> </text:span><text:span text:style-name="T30">object,</text:span><text:span text:style-name="T28"> </text:span></text:p>
      <text:p text:style-name="P49"><text:span text:style-name="T28"><text:tab/><text:tab/><text:tab/></text:span><text:span text:style-name="T30">uint32_t</text:span><text:span text:style-name="T28"> </text:span><text:span text:style-name="T30">address,</text:span><text:span text:style-name="T28"> </text:span></text:p>
      <text:p text:style-name="P49"><text:span text:style-name="T28"><text:tab/><text:tab/><text:tab/></text:span><text:span text:style-name="T30">size_t</text:span><text:span text:style-name="T28"> </text:span><text:span text:style-name="T30">length,</text:span><text:span text:style-name="T28"> </text:span></text:p>
      <text:p text:style-name="P49"><text:span text:style-name="T28"><text:tab/><text:tab/><text:tab/></text:span><text:span text:style-name="T30">uint8_t*</text:span><text:span text:style-name="T28"> </text:span><text:span text:style-name="T30">data);</text:span></text:p>
      <text:p text:style-name="P49"><text:span text:style-name="T28"><text:s text:c="4"/></text:span><text:span text:style-name="T30">op_status_t</text:span><text:span text:style-name="T28"> </text:span><text:span text:style-name="T30">(*write)(</text:span><text:span text:style-name="T28"> </text:span><text:span text:style-name="T6">void</text:span><text:span text:style-name="T30">*</text:span><text:span text:style-name="T28"> </text:span><text:span text:style-name="T30">object,</text:span><text:span text:style-name="T28"> </text:span></text:p>
      <text:p text:style-name="P49"><text:span text:style-name="T28"><text:tab/><text:tab/><text:tab/> <text:s/></text:span><text:span text:style-name="T30">uint32_t</text:span><text:span text:style-name="T28"> </text:span><text:span text:style-name="T30">address,</text:span><text:span text:style-name="T28"> </text:span></text:p>
      <text:p text:style-name="P49"><text:span text:style-name="T28"><text:tab/><text:tab/><text:tab/> <text:s/></text:span><text:span text:style-name="T30">size_t</text:span><text:span text:style-name="T28"> </text:span><text:span text:style-name="T30">length,</text:span><text:span text:style-name="T28"> </text:span></text:p>
      <text:p text:style-name="P49"><text:span text:style-name="T28"><text:tab/><text:tab/><text:tab/> <text:s/></text:span><text:span text:style-name="T30">uint8_t*</text:span><text:span text:style-name="T28"> </text:span><text:span text:style-name="T30">data);</text:span></text:p>
      <text:p text:style-name="P49"><text:span text:style-name="T28"><text:s text:c="4"/></text:span><text:span text:style-name="T30">op_status_t</text:span><text:span text:style-name="T28"> </text:span><text:span text:style-name="T30">(*modified)(</text:span><text:span text:style-name="T6">void</text:span><text:span text:style-name="T30">*</text:span><text:span text:style-name="T28"> </text:span><text:span text:style-name="T30">object,</text:span><text:span text:style-name="T28"> </text:span></text:p>
      <text:p text:style-name="P49"><text:soft-page-break/><text:span text:style-name="T28"><text:tab/><text:tab/><text:tab/> <text:s text:c="3"/></text:span><text:span text:style-name="T30">uint32_t</text:span><text:span text:style-name="T28"> </text:span><text:span text:style-name="T30">address);</text:span></text:p>
      <text:p text:style-name="P49"><text:span text:style-name="T28"><text:s text:c="4"/></text:span><text:span text:style-name="T30">op_status_t</text:span><text:span text:style-name="T28"> </text:span><text:span text:style-name="T30">(*evicted)(</text:span><text:span text:style-name="T6">void</text:span><text:span text:style-name="T30">*</text:span><text:span text:style-name="T28"> </text:span><text:span text:style-name="T30">object,</text:span></text:p>
      <text:p text:style-name="P49"><text:span text:style-name="T28"><text:tab/><text:tab/><text:tab/> <text:s text:c="2"/></text:span><text:span text:style-name="T30">uint32_t</text:span><text:span text:style-name="T28"> </text:span><text:span text:style-name="T30">address);</text:span></text:p>
      <text:p text:style-name="P49"><text:span text:style-name="T28"><text:s text:c="4"/></text:span><text:span text:style-name="T6">void</text:span><text:span text:style-name="T30">*</text:span><text:span text:style-name="T28"> </text:span><text:span text:style-name="T30">object;</text:span><text:span text:style-name="T28"> </text:span><text:span text:style-name="T32">// Object to call back to</text:span></text:p>
      <text:p text:style-name="P50">};</text:p>
      <text:p text:style-name="P50"/>
      <text:p text:style-name="P49"><text:span text:style-name="T6">struct</text:span><text:span text:style-name="T28"> </text:span><text:span text:style-name="T30">cache_params_t</text:span></text:p>
      <text:p text:style-name="P50">{</text:p>
      <text:p text:style-name="P49"><text:span text:style-name="T28"><text:s text:c="4"/></text:span><text:span text:style-name="T30">size_t</text:span><text:span text:style-name="T28"> </text:span><text:span text:style-name="T30">associativity;</text:span></text:p>
      <text:p text:style-name="P49"><text:span text:style-name="T28"><text:s text:c="4"/></text:span><text:span text:style-name="T30">size_t</text:span><text:span text:style-name="T28"> </text:span><text:span text:style-name="T30">line_size;</text:span></text:p>
      <text:p text:style-name="P49"><text:span text:style-name="T28"><text:s text:c="4"/></text:span><text:span text:style-name="T30">size_t</text:span><text:span text:style-name="T28"> </text:span><text:span text:style-name="T30">index_size;</text:span></text:p>
      <text:p text:style-name="P49"><text:span text:style-name="T28"><text:s text:c="4"/></text:span><text:span text:style-name="T30">uint16_t</text:span><text:span text:style-name="T28"> </text:span><text:span text:style-name="T30">lru_bits;</text:span><text:span text:style-name="T28"> <text:s text:c="10"/></text:span><text:span text:style-name="T32">// number of bits used in LRU - Calculated</text:span></text:p>
      <text:p text:style-name="P50">};</text:p>
      <text:p text:style-name="P50"/>
      <text:p text:style-name="P49"><text:span text:style-name="T6">struct</text:span><text:span text:style-name="T28"> </text:span><text:span text:style-name="T30">cache_statistics_t</text:span></text:p>
      <text:p text:style-name="P50">{</text:p>
      <text:p text:style-name="P49"><text:span text:style-name="T28"><text:s text:c="4"/></text:span><text:span text:style-name="T30">size_t</text:span><text:span text:style-name="T28"> </text:span><text:span text:style-name="T30">hits;</text:span></text:p>
      <text:p text:style-name="P49"><text:span text:style-name="T28"><text:s text:c="4"/></text:span><text:span text:style-name="T30">size_t</text:span><text:span text:style-name="T28"> </text:span><text:span text:style-name="T30">misses;</text:span></text:p>
      <text:p text:style-name="P49"><text:span text:style-name="T28"><text:s text:c="4"/></text:span><text:span text:style-name="T30">size_t</text:span><text:span text:style-name="T28"> </text:span><text:span text:style-name="T30">reads;</text:span></text:p>
      <text:p text:style-name="P49"><text:span text:style-name="T28"><text:s text:c="4"/></text:span><text:span text:style-name="T30">size_t</text:span><text:span text:style-name="T28"> </text:span><text:span text:style-name="T30">writes;</text:span></text:p>
      <text:p text:style-name="P50">};</text:p>
      <text:p text:style-name="P50"/>
      <text:p text:style-name="P51">/* Main cache data structure */</text:p>
      <text:p text:style-name="P49"><text:span text:style-name="T6">struct</text:span><text:span text:style-name="T28"> </text:span><text:span text:style-name="T30">cache_t</text:span></text:p>
      <text:p text:style-name="P50">{</text:p>
      <text:p text:style-name="P49"><text:span text:style-name="T28"><text:s text:c="4"/></text:span><text:span text:style-name="T6">struct</text:span><text:span text:style-name="T28"> </text:span><text:span text:style-name="T30">cache_statistics_t</text:span><text:span text:style-name="T28"> </text:span><text:span text:style-name="T30">stats;</text:span></text:p>
      <text:p text:style-name="P49"><text:span text:style-name="T28"><text:s text:c="4"/></text:span><text:span text:style-name="T6">struct</text:span><text:span text:style-name="T28"> </text:span><text:span text:style-name="T30">cache_params_t</text:span><text:span text:style-name="T28"> <text:s text:c="4"/></text:span><text:span text:style-name="T30">params;</text:span><text:span text:style-name="T28"> </text:span><text:span text:style-name="T32">//size parameters of the cache</text:span></text:p>
      <text:p text:style-name="P49"><text:span text:style-name="T28"><text:s text:c="4"/></text:span><text:span text:style-name="T6">struct</text:span><text:span text:style-name="T28"> </text:span><text:span text:style-name="T30">LN_ops_t</text:span><text:span text:style-name="T28"> <text:s text:c="10"/></text:span><text:span text:style-name="T30">ln_ops;</text:span><text:span text:style-name="T28"> </text:span><text:span text:style-name="T32">//callbacks to the lower memory hierarchy</text:span></text:p>
      <text:p text:style-name="P49"><text:span text:style-name="T28"><text:s text:c="4"/></text:span><text:span text:style-name="T6">struct</text:span><text:span text:style-name="T28"> </text:span><text:span text:style-name="T30">set_t</text:span><text:span text:style-name="T28"> <text:s text:c="13"/></text:span><text:span text:style-name="T30">*set[];</text:span><text:span text:style-name="T28"> </text:span><text:span text:style-name="T32">//</text:span></text:p>
      <text:p text:style-name="P50">};</text:p>
      <text:p text:style-name="P50"/>
      <text:p text:style-name="P51">/***************** Cache API *************************************************/</text:p>
      <text:p text:style-name="P51">/* line size <text:s text:c="4"/>= number of bytes in a line (must be a power of 2 (1 &lt;&lt; N))</text:p>
      <text:p text:style-name="P51"><text:s/>* index size <text:s text:c="3"/>= number of sets <text:s/>(must be a power of 2 (1 &lt;&lt; N))</text:p>
      <text:p text:style-name="P51"><text:s/>* associativity = number of lines per set (must be a power of 2 (1 &lt;&lt; N))</text:p>
      <text:p text:style-name="P51"><text:s/>*/</text:p>
      <text:p text:style-name="P50"/>
      <text:p text:style-name="P49"><text:span text:style-name="T6">struct</text:span><text:span text:style-name="T28"> </text:span><text:span text:style-name="T30">cache_t*</text:span><text:span text:style-name="T28"> </text:span><text:span text:style-name="T30">cache_new(size_t</text:span><text:span text:style-name="T28"> </text:span><text:span text:style-name="T30">associativity,</text:span><text:span text:style-name="T28"> </text:span></text:p>
      <text:p text:style-name="P49"><text:span text:style-name="T28"><text:tab/><text:tab/><text:tab/></text:span><text:span text:style-name="T30">size_t</text:span><text:span text:style-name="T28"> </text:span><text:span text:style-name="T30">index_size,</text:span></text:p>
      <text:p text:style-name="P49"><text:span text:style-name="T28"><text:tab/><text:tab/><text:tab/></text:span><text:span text:style-name="T30">size_t</text:span><text:span text:style-name="T28"> </text:span><text:span text:style-name="T30">line_size,</text:span><text:span text:style-name="T28"> </text:span></text:p>
      <text:p text:style-name="P49"><text:span text:style-name="T28"><text:tab/><text:tab/><text:tab/></text:span><text:span text:style-name="T6">struct</text:span><text:span text:style-name="T28"> </text:span><text:span text:style-name="T30">LN_ops_t</text:span><text:span text:style-name="T28"> </text:span><text:span text:style-name="T30">interface);</text:span></text:p>
      <text:p text:style-name="P49"><text:span text:style-name="T6">void</text:span><text:span text:style-name="T28"> </text:span><text:span text:style-name="T30">cache_free(</text:span><text:span text:style-name="T6">struct</text:span><text:span text:style-name="T28"> </text:span><text:span text:style-name="T30">cache_t*</text:span><text:span text:style-name="T28"> </text:span><text:span text:style-name="T30">cacheobj);</text:span></text:p>
      <text:p text:style-name="P49"><text:span text:style-name="T6">void</text:span><text:span text:style-name="T28"> </text:span><text:span text:style-name="T30">cache_reset(</text:span><text:span text:style-name="T6">struct</text:span><text:span text:style-name="T28"> </text:span><text:span text:style-name="T30">cache_t*</text:span><text:span text:style-name="T28"> </text:span><text:span text:style-name="T30">cacheobj);</text:span></text:p>
      <text:p text:style-name="P50"/>
      <text:p text:style-name="P51">// input operations - assumes access does not span a cache line boundary</text:p>
      <text:p text:style-name="P49"><text:span text:style-name="T30">op_status_t</text:span><text:span text:style-name="T28"> </text:span><text:span text:style-name="T30">cache_readop(</text:span><text:span text:style-name="T6">struct</text:span><text:span text:style-name="T28"> </text:span><text:span text:style-name="T30">cache_t*</text:span><text:span text:style-name="T28"> </text:span><text:span text:style-name="T30">cacheobj,</text:span><text:span text:style-name="T28"> </text:span></text:p>
      <text:p text:style-name="P49"><text:span text:style-name="T28"><text:tab/><text:tab/><text:tab/></text:span><text:span text:style-name="T30">uint32_t</text:span><text:span text:style-name="T28"> </text:span><text:span text:style-name="T30">address,</text:span></text:p>
      <text:p text:style-name="P49"><text:span text:style-name="T28"><text:tab/><text:tab/><text:tab/></text:span><text:span text:style-name="T30">size_t</text:span><text:span text:style-name="T28"> </text:span><text:span text:style-name="T30">length,</text:span></text:p>
      <text:p text:style-name="P49"><text:span text:style-name="T28"><text:tab/><text:tab/><text:tab/></text:span><text:span text:style-name="T30">uint8_t*</text:span><text:span text:style-name="T28"> </text:span><text:span text:style-name="T30">data);</text:span></text:p>
      <text:p text:style-name="P50"/>
      <text:p text:style-name="P49"><text:span text:style-name="T30">op_status_t</text:span><text:span text:style-name="T28"> </text:span><text:span text:style-name="T30">cache_writeop(</text:span><text:span text:style-name="T6">struct</text:span><text:span text:style-name="T28"> </text:span><text:span text:style-name="T30">cache_t*</text:span><text:span text:style-name="T28"> </text:span><text:span text:style-name="T30">cacheobj,</text:span><text:span text:style-name="T28"> </text:span></text:p>
      <text:p text:style-name="P49"><text:span text:style-name="T28"><text:tab/><text:tab/><text:tab/> </text:span><text:span text:style-name="T30">uint32_t</text:span><text:span text:style-name="T28"> </text:span><text:span text:style-name="T30">address,</text:span></text:p>
      <text:p text:style-name="P49"><text:span text:style-name="T28"><text:tab/><text:tab/><text:tab/> </text:span><text:span text:style-name="T30">size_t</text:span><text:span text:style-name="T28"> </text:span><text:span text:style-name="T30">length,</text:span></text:p>
      <text:p text:style-name="P49"><text:span text:style-name="T28"><text:tab/><text:tab/><text:tab/> </text:span><text:span text:style-name="T30">uint8_t*</text:span><text:span text:style-name="T28"> </text:span><text:span text:style-name="T30">data);</text:span></text:p>
      <text:p text:style-name="P50"/>
      <text:p text:style-name="P49"><text:span text:style-name="T30">op_status_t</text:span><text:span text:style-name="T28"> </text:span><text:span text:style-name="T30">cache_invalidate(</text:span><text:span text:style-name="T6">struct</text:span><text:span text:style-name="T28"> </text:span><text:span text:style-name="T30">cache_t*</text:span><text:span text:style-name="T28"> </text:span><text:span text:style-name="T30">cacheobj,</text:span><text:span text:style-name="T28"> </text:span><text:span text:style-name="T30">uint32_t</text:span><text:span text:style-name="T28"> </text:span><text:span text:style-name="T30">address);</text:span></text:p>
      <text:p text:style-name="P50"/>
      <text:p text:style-name="P51">// debuging functions</text:p>
      <text:p text:style-name="P49"><text:soft-page-break/><text:span text:style-name="T6">void</text:span><text:span text:style-name="T28"> </text:span><text:span text:style-name="T30">cache_print(</text:span><text:span text:style-name="T6">const</text:span><text:span text:style-name="T28"> </text:span><text:span text:style-name="T6">struct</text:span><text:span text:style-name="T28"> </text:span><text:span text:style-name="T30">cache_t*</text:span><text:span text:style-name="T28"> </text:span><text:span text:style-name="T30">cacheobj);</text:span></text:p>
      <text:p text:style-name="P50"/>
      <text:p text:style-name="P49"><text:span text:style-name="T6">#endif</text:span><text:span text:style-name="T28"> </text:span><text:span text:style-name="T32">//__CACHE_H__</text:span></text:p>
      <text:p text:style-name="P50"/>
      <text:h text:style-name="P105" text:outline-level="2"><text:bookmark-start text:name="__RefHeading__7623_253843849"/><text:span text:style-name="T22">Trace Files</text:span><text:bookmark-end text:name="__RefHeading__7623_253843849"/></text:h>
      <text:p text:style-name="P95"><text:span text:style-name="T46">h</text:span><text:span text:style-name="T47">it.trace</text:span></text:p>
      <text:p text:style-name="P71">8 0x88888888</text:p>
      <text:p text:style-name="P73">0 0x00000000</text:p>
      <text:p text:style-name="P73">0 0x00000000</text:p>
      <text:p text:style-name="P73">9 0x99999999</text:p>
      <text:p text:style-name="P96"><text:span text:style-name="T45">fullline</text:span>.trace</text:p>
      <text:p text:style-name="P78">0 0x00000000</text:p>
      <text:p text:style-name="P70">0 0x00020000</text:p>
      <text:p text:style-name="P70">0 0x00040000</text:p>
      <text:p text:style-name="P70">0 0x00080000</text:p>
      <text:p text:style-name="P70">9 0x99999999</text:p>
      <text:p text:style-name="P94"><text:span text:style-name="T46">eviction</text:span><text:span text:style-name="T47">.trace</text:span></text:p>
      <text:p text:style-name="P72">0 0x00000000</text:p>
      <text:p text:style-name="P70">0 0x00100000</text:p>
      <text:p text:style-name="P70">0 0x00200000</text:p>
      <text:p text:style-name="P70">0 0x00300000</text:p>
      <text:p text:style-name="P70">0 0x00400000</text:p>
      <text:p text:style-name="P70">9 0x99999999</text:p>
      <text:p text:style-name="P97"><text:span text:style-name="T45">invalidate</text:span>.trace</text:p>
      <text:p text:style-name="P79">1 0x00000000</text:p>
      <text:p text:style-name="P70">9 0x99999999</text:p>
      <text:p text:style-name="P70">1 0x00000000</text:p>
      <text:p text:style-name="P70">3 0x00000000</text:p>
      <text:p text:style-name="P70">9 0x99999999</text:p>
      <text:p text:style-name="P98"><text:span text:style-name="T45">sample</text:span>.trace</text:p>
      <text:p text:style-name="P74">8 0x88888888</text:p>
      <text:p text:style-name="P74">0 0x00000000</text:p>
      <text:p text:style-name="P74">0 0x00000010</text:p>
      <text:p text:style-name="P74">0 0x00000020</text:p>
      <text:p text:style-name="P74">0 0x00000030</text:p>
      <text:p text:style-name="P74">0 0x00000040</text:p>
      <text:p text:style-name="P74">9 0x99999999</text:p>
      <text:p text:style-name="P74">//This line is a par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27d25"/>
    </style:style>
    <style:style style:name="MT2" style:family="text">
      <style:text-properties officeooo:rsid="00291319"/>
    </style:style>
    <style:style style:name="MT3" style:family="text">
      <style:text-properties officeooo:rsid="00273a07"/>
    </style:style>
    <style:style style:name="MT4"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16" text:date-value="2012-12-02T10:37:54.74">12/2/2012</text:date><text:tab/><text:page-number text:select-page="current"/><text:tab/><text:span text:style-name="MT1">Final Project </text:span><text:span text:style-name="MT2">Report </text:span><text:span text:style-name="MT1">ECE4</text:span><text:span text:style-name="MT3">85</text:span><text:span text:style-name="MT4">.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26</meta:editing-cycles>
    <meta:print-date>2012-10-17T17:02:00</meta:print-date>
    <meta:creation-date>2012-10-17T16:49:00</meta:creation-date>
    <dc:date>2012-12-02T10:37:54.72</dc:date>
    <meta:editing-duration>PT15H59M3S</meta:editing-duration>
    <meta:generator>LibreOffice/3.6$Windows_x86 LibreOffice_project/58f22d5-270d05a-e2abed1-ea17a85-9b5702</meta:generator>
    <meta:document-statistic meta:table-count="1" meta:image-count="0" meta:object-count="0" meta:page-count="21" meta:paragraph-count="759" meta:word-count="3947" meta:character-count="29358" meta:non-whitespace-character-count="2424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